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2.4" office:value-type="float" office:value="295.4" calcext:value-type="float">
            <text:p>295.4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84549487812068" calcext:value-type="float">
            <text:p>0.884549487812068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71566658218103" calcext:value-type="float">
            <text:p>0.007715666582181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11M33.715S" calcext:value-type="time">
            <text:p>15:11:33.7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26445" calcext:value-type="float">
            <text:p>-2.64E-11</text:p>
          </table:table-cell>
          <table:table-cell table:formula="of:=[.C4]*10^9" office:value-type="float" office:value="-0.026445" calcext:value-type="float">
            <text:p>-0.026445</text:p>
          </table:table-cell>
          <table:table-cell table:formula="of:=[.$N$1]*[.D4]" office:value-type="float" office:value="-0.0233919112051901" calcext:value-type="float">
            <text:p>-0.02339191120519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11M34.083S" calcext:value-type="time">
            <text:p>15:11:34.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0734" calcext:value-type="float">
            <text:p>2.02E-10</text:p>
          </table:table-cell>
          <table:table-cell table:formula="of:=[.C5]*10^9" office:value-type="float" office:value="0.2020734" calcext:value-type="float">
            <text:p>0.2020734</text:p>
          </table:table-cell>
          <table:table-cell table:formula="of:=[.$N$1]*[.D5]" office:value-type="float" office:value="0.178743922470443" calcext:value-type="float">
            <text:p>0.178743922470443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0581791196420681" calcext:value-type="float">
            <text:p>0.005817911964207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43013255067723" calcext:value-type="float">
            <text:p>0.143013255067723</text:p>
          </table:table-cell>
          <table:table-cell/>
          <table:table-cell table:formula="of:=(MAX([.E4:.E8])-MIN([.E4:.E8]))/2" office:value-type="float" office:value="0.161679193751573" calcext:value-type="float">
            <text:p>0.161679193751573</text:p>
          </table:table-cell>
          <table:table-cell table:number-columns-repeated="2"/>
        </table:table-row>
        <table:table-row table:style-name="ro1">
          <table:table-cell office:value-type="time" office:time-value="PT15H11M34.451S" calcext:value-type="time">
            <text:p>15:11:34.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634894" calcext:value-type="float">
            <text:p>-1.63E-10</text:p>
          </table:table-cell>
          <table:table-cell table:formula="of:=[.C6]*10^9" office:value-type="float" office:value="-0.1634894" calcext:value-type="float">
            <text:p>-0.1634894</text:p>
          </table:table-cell>
          <table:table-cell table:formula="of:=[.$N$1]*[.D6]" office:value-type="float" office:value="-0.144614465032702" calcext:value-type="float">
            <text:p>-0.144614465032702</text:p>
          </table:table-cell>
          <table:table-cell table:number-columns-repeated="9"/>
        </table:table-row>
        <table:table-row table:style-name="ro1">
          <table:table-cell office:value-type="time" office:time-value="PT15H11M34.819S" calcext:value-type="time">
            <text:p>15:11:34.8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300496" calcext:value-type="float">
            <text:p>-1.30E-10</text:p>
          </table:table-cell>
          <table:table-cell table:formula="of:=[.C7]*10^9" office:value-type="float" office:value="-0.1300496" calcext:value-type="float">
            <text:p>-0.1300496</text:p>
          </table:table-cell>
          <table:table-cell table:formula="of:=[.$N$1]*[.D7]" office:value-type="float" office:value="-0.115035307070164" calcext:value-type="float">
            <text:p>-0.115035307070164</text:p>
          </table:table-cell>
          <table:table-cell table:number-columns-repeated="9"/>
        </table:table-row>
        <table:table-row table:style-name="ro1">
          <table:table-cell office:value-type="time" office:time-value="PT15H11M35.187S" calcext:value-type="time">
            <text:p>15:11:35.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07969" calcext:value-type="float">
            <text:p>1.51E-10</text:p>
          </table:table-cell>
          <table:table-cell table:formula="of:=[.C8]*10^9" office:value-type="float" office:value="0.1507969" calcext:value-type="float">
            <text:p>0.1507969</text:p>
          </table:table-cell>
          <table:table-cell table:formula="of:=[.$N$1]*[.D8]" office:value-type="float" office:value="0.133387320658648" calcext:value-type="float">
            <text:p>0.133387320658648</text:p>
          </table:table-cell>
          <table:table-cell table:number-columns-repeated="9"/>
        </table:table-row>
        <table:table-row table:style-name="ro1">
          <table:table-cell office:value-type="time" office:time-value="PT15H11M35.564S" calcext:value-type="time">
            <text:p>15:11:35.56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8417531" calcext:value-type="float">
            <text:p>8.42E-11</text:p>
          </table:table-cell>
          <table:table-cell table:formula="of:=[.C9]*10^9" office:value-type="float" office:value="0.08417531" calcext:value-type="float">
            <text:p>0.08417531</text:p>
          </table:table-cell>
          <table:table-cell table:formula="of:=[.$N$1]*[.D9]" office:value-type="float" office:value="0.074457227346922" calcext:value-type="float">
            <text:p>0.074457227346922</text:p>
          </table:table-cell>
          <table:table-cell table:number-columns-repeated="9"/>
        </table:table-row>
        <table:table-row table:style-name="ro1">
          <table:table-cell office:value-type="time" office:time-value="PT15H11M35.947S" calcext:value-type="time">
            <text:p>15:11:35.9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212601" calcext:value-type="float">
            <text:p>-2.21E-10</text:p>
          </table:table-cell>
          <table:table-cell table:formula="of:=[.C10]*10^9" office:value-type="float" office:value="-0.2212601" calcext:value-type="float">
            <text:p>-0.2212601</text:p>
          </table:table-cell>
          <table:table-cell table:formula="of:=[.$N$1]*[.D10]" office:value-type="float" office:value="-0.195715508128247" calcext:value-type="float">
            <text:p>-0.195715508128247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108379377874681" calcext:value-type="float">
            <text:p>-0.108379377874681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29239790164553" calcext:value-type="float">
            <text:p>0.129239790164553</text:p>
          </table:table-cell>
          <table:table-cell/>
          <table:table-cell table:formula="of:=(MAX([.E9:.E13])-MIN([.E9:.E13]))/2" office:value-type="float" office:value="0.146104979569887" calcext:value-type="float">
            <text:p>0.146104979569887</text:p>
          </table:table-cell>
          <table:table-cell table:number-columns-repeated="2"/>
        </table:table-row>
        <table:table-row table:style-name="ro1">
          <table:table-cell office:value-type="time" office:time-value="PT15H11M36.331S" calcext:value-type="time">
            <text:p>15:11:36.3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2438" calcext:value-type="float">
            <text:p>-2.24E-10</text:p>
          </table:table-cell>
          <table:table-cell table:formula="of:=[.C11]*10^9" office:value-type="float" office:value="-0.22438" calcext:value-type="float">
            <text:p>-0.22438</text:p>
          </table:table-cell>
          <table:table-cell table:formula="of:=[.$N$1]*[.D11]" office:value-type="float" office:value="-0.198475214075272" calcext:value-type="float">
            <text:p>-0.198475214075272</text:p>
          </table:table-cell>
          <table:table-cell table:number-columns-repeated="9"/>
        </table:table-row>
        <table:table-row table:style-name="ro1">
          <table:table-cell office:value-type="time" office:time-value="PT15H11M36.714S" calcext:value-type="time">
            <text:p>15:11:36.7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04986338" calcext:value-type="float">
            <text:p>-4.99E-12</text:p>
          </table:table-cell>
          <table:table-cell table:formula="of:=[.C12]*10^9" office:value-type="float" office:value="-0.004986338" calcext:value-type="float">
            <text:p>-0.004986338</text:p>
          </table:table-cell>
          <table:table-cell table:formula="of:=[.$N$1]*[.D12]" office:value-type="float" office:value="-0.00441066272395785" calcext:value-type="float">
            <text:p>-0.004410662723958</text:p>
          </table:table-cell>
          <table:table-cell table:number-columns-repeated="9"/>
        </table:table-row>
        <table:table-row table:style-name="ro1">
          <table:table-cell office:value-type="time" office:time-value="PT15H11M37.098S" calcext:value-type="time">
            <text:p>15:11:37.1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461736" calcext:value-type="float">
            <text:p>-2.46E-10</text:p>
          </table:table-cell>
          <table:table-cell table:formula="of:=[.C13]*10^9" office:value-type="float" office:value="-0.2461736" calcext:value-type="float">
            <text:p>-0.2461736</text:p>
          </table:table-cell>
          <table:table-cell table:formula="of:=[.$N$1]*[.D13]" office:value-type="float" office:value="-0.217752731792853" calcext:value-type="float">
            <text:p>-0.217752731792853</text:p>
          </table:table-cell>
          <table:table-cell table:number-columns-repeated="9"/>
        </table:table-row>
        <table:table-row table:style-name="ro1">
          <table:table-cell office:value-type="time" office:time-value="PT15H11M37.483S" calcext:value-type="time">
            <text:p>15:11:37.4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913004" calcext:value-type="float">
            <text:p>-2.91E-10</text:p>
          </table:table-cell>
          <table:table-cell table:formula="of:=[.C14]*10^9" office:value-type="float" office:value="-0.2913004" calcext:value-type="float">
            <text:p>-0.2913004</text:p>
          </table:table-cell>
          <table:table-cell table:formula="of:=[.$N$1]*[.D14]" office:value-type="float" office:value="-0.257669619619451" calcext:value-type="float">
            <text:p>-0.257669619619451</text:p>
          </table:table-cell>
          <table:table-cell table:number-columns-repeated="9"/>
        </table:table-row>
        <table:table-row table:style-name="ro1">
          <table:table-cell office:value-type="time" office:time-value="PT15H11M37.866S" calcext:value-type="time">
            <text:p>15:11:37.8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4079385" calcext:value-type="float">
            <text:p>-4.08E-11</text:p>
          </table:table-cell>
          <table:table-cell table:formula="of:=[.C15]*10^9" office:value-type="float" office:value="-0.04079385" calcext:value-type="float">
            <text:p>-0.04079385</text:p>
          </table:table-cell>
          <table:table-cell table:formula="of:=[.$N$1]*[.D15]" office:value-type="float" office:value="-0.0360841791233823" calcext:value-type="float">
            <text:p>-0.036084179123382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20025300173868" calcext:value-type="float">
            <text:p>-0.120025300173868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43414795018916" calcext:value-type="float">
            <text:p>0.143414795018916</text:p>
          </table:table-cell>
          <table:table-cell/>
          <table:table-cell table:formula="of:=(MAX([.E14:.E18])-MIN([.E14:.E18]))/2" office:value-type="float" office:value="0.162129769992422" calcext:value-type="float">
            <text:p>0.162129769992422</text:p>
          </table:table-cell>
          <table:table-cell table:number-columns-repeated="2"/>
        </table:table-row>
        <table:table-row table:style-name="ro1">
          <table:table-cell office:value-type="time" office:time-value="PT15H11M38.249S" calcext:value-type="time">
            <text:p>15:11:38.2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343479" calcext:value-type="float">
            <text:p>-3.34E-10</text:p>
          </table:table-cell>
          <table:table-cell table:formula="of:=[.C16]*10^9" office:value-type="float" office:value="-0.3343479" calcext:value-type="float">
            <text:p>-0.3343479</text:p>
          </table:table-cell>
          <table:table-cell table:formula="of:=[.$N$1]*[.D16]" office:value-type="float" office:value="-0.29574726369604" calcext:value-type="float">
            <text:p>-0.29574726369604</text:p>
          </table:table-cell>
          <table:table-cell table:number-columns-repeated="9"/>
        </table:table-row>
        <table:table-row table:style-name="ro1">
          <table:table-cell office:value-type="time" office:time-value="PT15H11M38.633S" calcext:value-type="time">
            <text:p>15:11:38.6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4424593" calcext:value-type="float">
            <text:p>-4.42E-11</text:p>
          </table:table-cell>
          <table:table-cell table:formula="of:=[.C17]*10^9" office:value-type="float" office:value="-0.04424593" calcext:value-type="float">
            <text:p>-0.04424593</text:p>
          </table:table-cell>
          <table:table-cell table:formula="of:=[.$N$1]*[.D17]" office:value-type="float" office:value="-0.0391377147192686" calcext:value-type="float">
            <text:p>-0.039137714719269</text:p>
          </table:table-cell>
          <table:table-cell table:number-columns-repeated="9"/>
        </table:table-row>
        <table:table-row table:style-name="ro1">
          <table:table-cell office:value-type="time" office:time-value="PT15H11M39.017S" calcext:value-type="time">
            <text:p>15:11:39.02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3223367" calcext:value-type="float">
            <text:p>3.22E-11</text:p>
          </table:table-cell>
          <table:table-cell table:formula="of:=[.C18]*10^9" office:value-type="float" office:value="0.03223367" calcext:value-type="float">
            <text:p>0.03223367</text:p>
          </table:table-cell>
          <table:table-cell table:formula="of:=[.$N$1]*[.D18]" office:value-type="float" office:value="0.0285122762888032" calcext:value-type="float">
            <text:p>0.028512276288803</text:p>
          </table:table-cell>
          <table:table-cell table:number-columns-repeated="9"/>
        </table:table-row>
        <table:table-row table:style-name="ro1">
          <table:table-cell office:value-type="time" office:time-value="PT15H11M39.402S" calcext:value-type="time">
            <text:p>15:11:39.4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103351" calcext:value-type="float">
            <text:p>-1.10E-10</text:p>
          </table:table-cell>
          <table:table-cell table:formula="of:=[.C19]*10^9" office:value-type="float" office:value="-0.1103351" calcext:value-type="float">
            <text:p>-0.1103351</text:p>
          </table:table-cell>
          <table:table-cell table:formula="of:=[.$N$1]*[.D19]" office:value-type="float" office:value="-0.0975968561926933" calcext:value-type="float">
            <text:p>-0.097596856192693</text:p>
          </table:table-cell>
          <table:table-cell table:number-columns-repeated="9"/>
        </table:table-row>
        <table:table-row table:style-name="ro1">
          <table:table-cell office:value-type="time" office:time-value="PT15H11M39.785S" calcext:value-type="time">
            <text:p>15:11:39.7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3758148" calcext:value-type="float">
            <text:p>-3.76E-10</text:p>
          </table:table-cell>
          <table:table-cell table:formula="of:=[.C20]*10^9" office:value-type="float" office:value="-0.3758148" calcext:value-type="float">
            <text:p>-0.3758148</text:p>
          </table:table-cell>
          <table:table-cell table:formula="of:=[.$N$1]*[.D20]" office:value-type="float" office:value="-0.332426788852195" calcext:value-type="float">
            <text:p>-0.33242678885219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38669735208428" calcext:value-type="float">
            <text:p>-0.138669735208428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42002403459903" calcext:value-type="float">
            <text:p>0.142002403459903</text:p>
          </table:table-cell>
          <table:table-cell/>
          <table:table-cell table:formula="of:=(MAX([.E19:.E23])-MIN([.E19:.E23]))/2" office:value-type="float" office:value="0.160531857879174" calcext:value-type="float">
            <text:p>0.160531857879174</text:p>
          </table:table-cell>
          <table:table-cell table:number-columns-repeated="2"/>
        </table:table-row>
        <table:table-row table:style-name="ro1">
          <table:table-cell office:value-type="time" office:time-value="PT15H11M40.168S" calcext:value-type="time">
            <text:p>15:11:40.1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1284617" calcext:value-type="float">
            <text:p>-1.28E-11</text:p>
          </table:table-cell>
          <table:table-cell table:formula="of:=[.C21]*10^9" office:value-type="float" office:value="-0.01284617" calcext:value-type="float">
            <text:p>-0.01284617</text:p>
          </table:table-cell>
          <table:table-cell table:formula="of:=[.$N$1]*[.D21]" office:value-type="float" office:value="-0.0113630730938468" calcext:value-type="float">
            <text:p>-0.011363073093847</text:p>
          </table:table-cell>
          <table:table-cell table:number-columns-repeated="9"/>
        </table:table-row>
        <table:table-row table:style-name="ro1">
          <table:table-cell office:value-type="time" office:time-value="PT15H11M40.552S" calcext:value-type="time">
            <text:p>15:11:40.5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692153" calcext:value-type="float">
            <text:p>-2.69E-10</text:p>
          </table:table-cell>
          <table:table-cell table:formula="of:=[.C22]*10^9" office:value-type="float" office:value="-0.2692153" calcext:value-type="float">
            <text:p>-0.2692153</text:p>
          </table:table-cell>
          <table:table-cell table:formula="of:=[.$N$1]*[.D22]" office:value-type="float" office:value="-0.238134255726172" calcext:value-type="float">
            <text:p>-0.238134255726172</text:p>
          </table:table-cell>
          <table:table-cell table:number-columns-repeated="9"/>
        </table:table-row>
        <table:table-row table:style-name="ro1">
          <table:table-cell office:value-type="time" office:time-value="PT15H11M40.936S" calcext:value-type="time">
            <text:p>15:11:40.9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1563248" calcext:value-type="float">
            <text:p>-1.56E-11</text:p>
          </table:table-cell>
          <table:table-cell table:formula="of:=[.C23]*10^9" office:value-type="float" office:value="-0.01563248" calcext:value-type="float">
            <text:p>-0.01563248</text:p>
          </table:table-cell>
          <table:table-cell table:formula="of:=[.$N$1]*[.D23]" office:value-type="float" office:value="-0.0138277021772324" calcext:value-type="float">
            <text:p>-0.013827702177232</text:p>
          </table:table-cell>
          <table:table-cell table:number-columns-repeated="9"/>
        </table:table-row>
        <table:table-row table:style-name="ro1">
          <table:table-cell office:value-type="time" office:time-value="PT15H11M41.32S" calcext:value-type="time">
            <text:p>15:11:41.3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183623" calcext:value-type="float">
            <text:p>-1.18E-10</text:p>
          </table:table-cell>
          <table:table-cell table:formula="of:=[.C24]*10^9" office:value-type="float" office:value="-0.1183623" calcext:value-type="float">
            <text:p>-0.1183623</text:p>
          </table:table-cell>
          <table:table-cell table:formula="of:=[.$N$1]*[.D24]" office:value-type="float" office:value="-0.104697311841258" calcext:value-type="float">
            <text:p>-0.104697311841258</text:p>
          </table:table-cell>
          <table:table-cell table:number-columns-repeated="9"/>
        </table:table-row>
        <table:table-row table:style-name="ro1">
          <table:table-cell office:value-type="time" office:time-value="PT15H11M41.704S" calcext:value-type="time">
            <text:p>15:11:41.7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448705" calcext:value-type="float">
            <text:p>-3.45E-10</text:p>
          </table:table-cell>
          <table:table-cell table:formula="of:=[.C25]*10^9" office:value-type="float" office:value="-0.3448705" calcext:value-type="float">
            <text:p>-0.3448705</text:p>
          </table:table-cell>
          <table:table-cell table:formula="of:=[.$N$1]*[.D25]" office:value-type="float" office:value="-0.305055024136492" calcext:value-type="float">
            <text:p>-0.305055024136492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99262003153691" calcext:value-type="float">
            <text:p>-0.199262003153691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9435317147323" calcext:value-type="float">
            <text:p>0.09435317147323</text:p>
          </table:table-cell>
          <table:table-cell/>
          <table:table-cell table:formula="of:=(MAX([.E24:.E28])-MIN([.E24:.E28]))/2" office:value-type="float" office:value="0.106653891080824" calcext:value-type="float">
            <text:p>0.106653891080824</text:p>
          </table:table-cell>
          <table:table-cell table:number-columns-repeated="2"/>
        </table:table-row>
        <table:table-row table:style-name="ro1">
          <table:table-cell office:value-type="time" office:time-value="PT15H11M42.087S" calcext:value-type="time">
            <text:p>15:11:42.0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17392" calcext:value-type="float">
            <text:p>-2.17E-10</text:p>
          </table:table-cell>
          <table:table-cell table:formula="of:=[.C26]*10^9" office:value-type="float" office:value="-0.217392" calcext:value-type="float">
            <text:p>-0.217392</text:p>
          </table:table-cell>
          <table:table-cell table:formula="of:=[.$N$1]*[.D26]" office:value-type="float" office:value="-0.192293982254441" calcext:value-type="float">
            <text:p>-0.192293982254441</text:p>
          </table:table-cell>
          <table:table-cell table:number-columns-repeated="9"/>
        </table:table-row>
        <table:table-row table:style-name="ro1">
          <table:table-cell office:value-type="time" office:time-value="PT15H11M42.463S" calcext:value-type="time">
            <text:p>15:11:42.4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03722" calcext:value-type="float">
            <text:p>-1.04E-10</text:p>
          </table:table-cell>
          <table:table-cell table:formula="of:=[.C27]*10^9" office:value-type="float" office:value="-0.103722" calcext:value-type="float">
            <text:p>-0.103722</text:p>
          </table:table-cell>
          <table:table-cell table:formula="of:=[.$N$1]*[.D27]" office:value-type="float" office:value="-0.0917472419748433" calcext:value-type="float">
            <text:p>-0.091747241974843</text:p>
          </table:table-cell>
          <table:table-cell table:number-columns-repeated="9"/>
        </table:table-row>
        <table:table-row table:style-name="ro1">
          <table:table-cell office:value-type="time" office:time-value="PT15H11M42.831S" calcext:value-type="time">
            <text:p>15:11:42.8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420006" calcext:value-type="float">
            <text:p>-3.42E-10</text:p>
          </table:table-cell>
          <table:table-cell table:formula="of:=[.C28]*10^9" office:value-type="float" office:value="-0.3420006" calcext:value-type="float">
            <text:p>-0.3420006</text:p>
          </table:table-cell>
          <table:table-cell table:formula="of:=[.$N$1]*[.D28]" office:value-type="float" office:value="-0.30251645556142" calcext:value-type="float">
            <text:p>-0.30251645556142</text:p>
          </table:table-cell>
          <table:table-cell table:number-columns-repeated="9"/>
        </table:table-row>
        <table:table-row table:style-name="ro1">
          <table:table-cell office:value-type="time" office:time-value="PT15H11M43.208S" calcext:value-type="time">
            <text:p>15:11:43.2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416688" calcext:value-type="float">
            <text:p>-3.42E-10</text:p>
          </table:table-cell>
          <table:table-cell table:formula="of:=[.C29]*10^9" office:value-type="float" office:value="-0.3416688" calcext:value-type="float">
            <text:p>-0.3416688</text:p>
          </table:table-cell>
          <table:table-cell table:formula="of:=[.$N$1]*[.D29]" office:value-type="float" office:value="-0.302222962041364" calcext:value-type="float">
            <text:p>-0.302222962041364</text:p>
          </table:table-cell>
          <table:table-cell table:number-columns-repeated="9"/>
        </table:table-row>
        <table:table-row table:style-name="ro1">
          <table:table-cell office:value-type="time" office:time-value="PT15H11M43.591S" calcext:value-type="time">
            <text:p>15:11:43.5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898586" calcext:value-type="float">
            <text:p>-1.90E-10</text:p>
          </table:table-cell>
          <table:table-cell table:formula="of:=[.C30]*10^9" office:value-type="float" office:value="-0.1898586" calcext:value-type="float">
            <text:p>-0.1898586</text:p>
          </table:table-cell>
          <table:table-cell table:formula="of:=[.$N$1]*[.D30]" office:value-type="float" office:value="-0.167939327386716" calcext:value-type="float">
            <text:p>-0.1679393273867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204913071393507" calcext:value-type="float">
            <text:p>-0.204913071393507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0895711880135343" calcext:value-type="float">
            <text:p>0.089571188013534</text:p>
          </table:table-cell>
          <table:table-cell/>
          <table:table-cell table:formula="of:=(MAX([.E29:.E33])-MIN([.E29:.E33]))/2" office:value-type="float" office:value="0.101246153559611" calcext:value-type="float">
            <text:p>0.101246153559611</text:p>
          </table:table-cell>
          <table:table-cell table:number-columns-repeated="2"/>
        </table:table-row>
        <table:table-row table:style-name="ro1">
          <table:table-cell office:value-type="time" office:time-value="PT15H11M43.975S" calcext:value-type="time">
            <text:p>15:11:43.9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062867" calcext:value-type="float">
            <text:p>-2.06E-10</text:p>
          </table:table-cell>
          <table:table-cell table:formula="of:=[.C31]*10^9" office:value-type="float" office:value="-0.2062867" calcext:value-type="float">
            <text:p>-0.2062867</text:p>
          </table:table-cell>
          <table:table-cell table:formula="of:=[.$N$1]*[.D31]" office:value-type="float" office:value="-0.182470794827442" calcext:value-type="float">
            <text:p>-0.182470794827442</text:p>
          </table:table-cell>
          <table:table-cell table:number-columns-repeated="9"/>
        </table:table-row>
        <table:table-row table:style-name="ro1">
          <table:table-cell office:value-type="time" office:time-value="PT15H11M44.358S" calcext:value-type="time">
            <text:p>15:11:44.3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077291" calcext:value-type="float">
            <text:p>-3.08E-10</text:p>
          </table:table-cell>
          <table:table-cell table:formula="of:=[.C32]*10^9" office:value-type="float" office:value="-0.3077291" calcext:value-type="float">
            <text:p>-0.3077291</text:p>
          </table:table-cell>
          <table:table-cell table:formula="of:=[.$N$1]*[.D32]" office:value-type="float" office:value="-0.272201617789869" calcext:value-type="float">
            <text:p>-0.272201617789869</text:p>
          </table:table-cell>
          <table:table-cell table:number-columns-repeated="9"/>
        </table:table-row>
        <table:table-row table:style-name="ro1">
          <table:table-cell office:value-type="time" office:time-value="PT15H11M44.742S" calcext:value-type="time">
            <text:p>15:11:44.7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127474" calcext:value-type="float">
            <text:p>-1.13E-10</text:p>
          </table:table-cell>
          <table:table-cell table:formula="of:=[.C33]*10^9" office:value-type="float" office:value="-0.1127474" calcext:value-type="float">
            <text:p>-0.1127474</text:p>
          </table:table-cell>
          <table:table-cell table:formula="of:=[.$N$1]*[.D33]" office:value-type="float" office:value="-0.0997306549221424" calcext:value-type="float">
            <text:p>-0.099730654922142</text:p>
          </table:table-cell>
          <table:table-cell table:number-columns-repeated="9"/>
        </table:table-row>
        <table:table-row table:style-name="ro1">
          <table:table-cell office:value-type="time" office:time-value="PT15H11M45.127S" calcext:value-type="time">
            <text:p>15:11:45.1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397132" calcext:value-type="float">
            <text:p>-3.40E-10</text:p>
          </table:table-cell>
          <table:table-cell table:formula="of:=[.C34]*10^9" office:value-type="float" office:value="-0.3397132" calcext:value-type="float">
            <text:p>-0.3397132</text:p>
          </table:table-cell>
          <table:table-cell table:formula="of:=[.$N$1]*[.D34]" office:value-type="float" office:value="-0.300493137062999" calcext:value-type="float">
            <text:p>-0.300493137062999</text:p>
          </table:table-cell>
          <table:table-cell table:number-columns-repeated="9"/>
        </table:table-row>
        <table:table-row table:style-name="ro1">
          <table:table-cell office:value-type="time" office:time-value="PT15H11M45.511S" calcext:value-type="time">
            <text:p>15:11:45.5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07992" calcext:value-type="float">
            <text:p>-2.08E-10</text:p>
          </table:table-cell>
          <table:table-cell table:formula="of:=[.C35]*10^9" office:value-type="float" office:value="-0.207992" calcext:value-type="float">
            <text:p>-0.207992</text:p>
          </table:table-cell>
          <table:table-cell table:formula="of:=[.$N$1]*[.D35]" office:value-type="float" office:value="-0.183979217069008" calcext:value-type="float">
            <text:p>-0.183979217069008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91050477277178" calcext:value-type="float">
            <text:p>-0.191050477277178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05512990585534" calcext:value-type="float">
            <text:p>0.105512990585534</text:p>
          </table:table-cell>
          <table:table-cell/>
          <table:table-cell table:formula="of:=(MAX([.E34:.E38])-MIN([.E34:.E38]))/2" office:value-type="float" office:value="0.119272798887245" calcext:value-type="float">
            <text:p>0.119272798887245</text:p>
          </table:table-cell>
          <table:table-cell table:number-columns-repeated="2"/>
        </table:table-row>
        <table:table-row table:style-name="ro1">
          <table:table-cell office:value-type="time" office:time-value="PT15H11M45.894S" calcext:value-type="time">
            <text:p>15:11:45.8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7252837" calcext:value-type="float">
            <text:p>-7.25E-11</text:p>
          </table:table-cell>
          <table:table-cell table:formula="of:=[.C36]*10^9" office:value-type="float" office:value="-0.07252837" calcext:value-type="float">
            <text:p>-0.07252837</text:p>
          </table:table-cell>
          <table:table-cell table:formula="of:=[.$N$1]*[.D36]" office:value-type="float" office:value="-0.0641549325353442" calcext:value-type="float">
            <text:p>-0.064154932535344</text:p>
          </table:table-cell>
          <table:table-cell table:number-columns-repeated="9"/>
        </table:table-row>
        <table:table-row table:style-name="ro1">
          <table:table-cell office:value-type="time" office:time-value="PT15H11M46.277S" calcext:value-type="time">
            <text:p>15:11:46.2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422087" calcext:value-type="float">
            <text:p>-3.42E-10</text:p>
          </table:table-cell>
          <table:table-cell table:formula="of:=[.C37]*10^9" office:value-type="float" office:value="-0.3422087" calcext:value-type="float">
            <text:p>-0.3422087</text:p>
          </table:table-cell>
          <table:table-cell table:formula="of:=[.$N$1]*[.D37]" office:value-type="float" office:value="-0.302700530309834" calcext:value-type="float">
            <text:p>-0.302700530309834</text:p>
          </table:table-cell>
          <table:table-cell table:number-columns-repeated="9"/>
        </table:table-row>
        <table:table-row table:style-name="ro1">
          <table:table-cell office:value-type="time" office:time-value="PT15H11M46.653S" calcext:value-type="time">
            <text:p>15:11:46.6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174887" calcext:value-type="float">
            <text:p>-1.17E-10</text:p>
          </table:table-cell>
          <table:table-cell table:formula="of:=[.C38]*10^9" office:value-type="float" office:value="-0.1174887" calcext:value-type="float">
            <text:p>-0.1174887</text:p>
          </table:table-cell>
          <table:table-cell table:formula="of:=[.$N$1]*[.D38]" office:value-type="float" office:value="-0.103924569408706" calcext:value-type="float">
            <text:p>-0.103924569408706</text:p>
          </table:table-cell>
          <table:table-cell table:number-columns-repeated="9"/>
        </table:table-row>
        <table:table-row table:style-name="ro1">
          <table:table-cell office:value-type="time" office:time-value="PT15H11M47.031S" calcext:value-type="time">
            <text:p>15:11:47.0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8076361" calcext:value-type="float">
            <text:p>-8.08E-11</text:p>
          </table:table-cell>
          <table:table-cell table:formula="of:=[.C39]*10^9" office:value-type="float" office:value="-0.08076361" calcext:value-type="float">
            <text:p>-0.08076361</text:p>
          </table:table-cell>
          <table:table-cell table:formula="of:=[.$N$1]*[.D39]" office:value-type="float" office:value="-0.0714394098593536" calcext:value-type="float">
            <text:p>-0.071439409859354</text:p>
          </table:table-cell>
          <table:table-cell table:number-columns-repeated="9"/>
        </table:table-row>
        <table:table-row table:style-name="ro1">
          <table:table-cell office:value-type="time" office:time-value="PT15H11M47.414S" calcext:value-type="time">
            <text:p>15:11:47.4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392134" calcext:value-type="float">
            <text:p>-3.39E-10</text:p>
          </table:table-cell>
          <table:table-cell table:formula="of:=[.C40]*10^9" office:value-type="float" office:value="-0.3392134" calcext:value-type="float">
            <text:p>-0.3392134</text:p>
          </table:table-cell>
          <table:table-cell table:formula="of:=[.$N$1]*[.D40]" office:value-type="float" office:value="-0.30005103922899" calcext:value-type="float">
            <text:p>-0.30005103922899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90079195942987" calcext:value-type="float">
            <text:p>-0.190079195942987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25768832079862" calcext:value-type="float">
            <text:p>0.125768832079862</text:p>
          </table:table-cell>
          <table:table-cell/>
          <table:table-cell table:formula="of:=(MAX([.E39:.E43])-MIN([.E39:.E43]))/2" office:value-type="float" office:value="0.142174386620351" calcext:value-type="float">
            <text:p>0.142174386620351</text:p>
          </table:table-cell>
          <table:table-cell table:number-columns-repeated="2"/>
        </table:table-row>
        <table:table-row table:style-name="ro1">
          <table:table-cell office:value-type="time" office:time-value="PT15H11M47.797S" calcext:value-type="time">
            <text:p>15:11:47.8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293842" calcext:value-type="float">
            <text:p>-1.29E-10</text:p>
          </table:table-cell>
          <table:table-cell table:formula="of:=[.C41]*10^9" office:value-type="float" office:value="-0.1293842" calcext:value-type="float">
            <text:p>-0.1293842</text:p>
          </table:table-cell>
          <table:table-cell table:formula="of:=[.$N$1]*[.D41]" office:value-type="float" office:value="-0.114446727840974" calcext:value-type="float">
            <text:p>-0.114446727840974</text:p>
          </table:table-cell>
          <table:table-cell table:number-columns-repeated="9"/>
        </table:table-row>
        <table:table-row table:style-name="ro1">
          <table:table-cell office:value-type="time" office:time-value="PT15H11M48.181S" calcext:value-type="time">
            <text:p>15:11:48.1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022253" calcext:value-type="float">
            <text:p>-4.02E-10</text:p>
          </table:table-cell>
          <table:table-cell table:formula="of:=[.C42]*10^9" office:value-type="float" office:value="-0.4022253" calcext:value-type="float">
            <text:p>-0.4022253</text:p>
          </table:table-cell>
          <table:table-cell table:formula="of:=[.$N$1]*[.D42]" office:value-type="float" office:value="-0.355788183100055" calcext:value-type="float">
            <text:p>-0.355788183100055</text:p>
          </table:table-cell>
          <table:table-cell table:number-columns-repeated="9"/>
        </table:table-row>
        <table:table-row table:style-name="ro1">
          <table:table-cell office:value-type="time" office:time-value="PT15H11M48.564S" calcext:value-type="time">
            <text:p>15:11:48.5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228542" calcext:value-type="float">
            <text:p>-1.23E-10</text:p>
          </table:table-cell>
          <table:table-cell table:formula="of:=[.C43]*10^9" office:value-type="float" office:value="-0.1228542" calcext:value-type="float">
            <text:p>-0.1228542</text:p>
          </table:table-cell>
          <table:table-cell table:formula="of:=[.$N$1]*[.D43]" office:value-type="float" office:value="-0.108670619685561" calcext:value-type="float">
            <text:p>-0.108670619685561</text:p>
          </table:table-cell>
          <table:table-cell table:number-columns-repeated="9"/>
        </table:table-row>
        <table:table-row table:style-name="ro1">
          <table:table-cell office:value-type="time" office:time-value="PT15H11M48.949S" calcext:value-type="time">
            <text:p>15:11:48.9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68189" calcext:value-type="float">
            <text:p>-1.68E-10</text:p>
          </table:table-cell>
          <table:table-cell table:formula="of:=[.C44]*10^9" office:value-type="float" office:value="-0.168189" calcext:value-type="float">
            <text:p>-0.168189</text:p>
          </table:table-cell>
          <table:table-cell table:formula="of:=[.$N$1]*[.D44]" office:value-type="float" office:value="-0.148771493805624" calcext:value-type="float">
            <text:p>-0.148771493805624</text:p>
          </table:table-cell>
          <table:table-cell table:number-columns-repeated="9"/>
        </table:table-row>
        <table:table-row table:style-name="ro1">
          <table:table-cell office:value-type="time" office:time-value="PT15H11M49.325S" calcext:value-type="time">
            <text:p>15:11:49.3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562945" calcext:value-type="float">
            <text:p>-4.56E-10</text:p>
          </table:table-cell>
          <table:table-cell table:formula="of:=[.C45]*10^9" office:value-type="float" office:value="-0.4562945" calcext:value-type="float">
            <text:p>-0.4562945</text:p>
          </table:table-cell>
          <table:table-cell table:formula="of:=[.$N$1]*[.D45]" office:value-type="float" office:value="-0.403615066266464" calcext:value-type="float">
            <text:p>-0.403615066266464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253615322424043" calcext:value-type="float">
            <text:p>-0.253615322424043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12727860894357" calcext:value-type="float">
            <text:p>0.112727860894357</text:p>
          </table:table-cell>
          <table:table-cell/>
          <table:table-cell table:formula="of:=(MAX([.E44:.E48])-MIN([.E44:.E48]))/2" office:value-type="float" office:value="0.12742178623042" calcext:value-type="float">
            <text:p>0.12742178623042</text:p>
          </table:table-cell>
          <table:table-cell table:number-columns-repeated="2"/>
        </table:table-row>
        <table:table-row table:style-name="ro1">
          <table:table-cell office:value-type="time" office:time-value="PT15H11M49.7S" calcext:value-type="time">
            <text:p>15:11:49.7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085746" calcext:value-type="float">
            <text:p>-2.09E-10</text:p>
          </table:table-cell>
          <table:table-cell table:formula="of:=[.C46]*10^9" office:value-type="float" office:value="-0.2085746" calcext:value-type="float">
            <text:p>-0.2085746</text:p>
          </table:table-cell>
          <table:table-cell table:formula="of:=[.$N$1]*[.D46]" office:value-type="float" office:value="-0.184494555600607" calcext:value-type="float">
            <text:p>-0.184494555600607</text:p>
          </table:table-cell>
          <table:table-cell table:number-columns-repeated="9"/>
        </table:table-row>
        <table:table-row table:style-name="ro1">
          <table:table-cell office:value-type="time" office:time-value="PT15H11M50.084S" calcext:value-type="time">
            <text:p>15:11:50.0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146054" calcext:value-type="float">
            <text:p>-2.15E-10</text:p>
          </table:table-cell>
          <table:table-cell table:formula="of:=[.C47]*10^9" office:value-type="float" office:value="-0.2146054" calcext:value-type="float">
            <text:p>-0.2146054</text:p>
          </table:table-cell>
          <table:table-cell table:formula="of:=[.$N$1]*[.D47]" office:value-type="float" office:value="-0.189829096651704" calcext:value-type="float">
            <text:p>-0.189829096651704</text:p>
          </table:table-cell>
          <table:table-cell table:number-columns-repeated="9"/>
        </table:table-row>
        <table:table-row table:style-name="ro1">
          <table:table-cell office:value-type="time" office:time-value="PT15H11M50.468S" calcext:value-type="time">
            <text:p>15:11:50.4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859212" calcext:value-type="float">
            <text:p>-3.86E-10</text:p>
          </table:table-cell>
          <table:table-cell table:formula="of:=[.C48]*10^9" office:value-type="float" office:value="-0.3859212" calcext:value-type="float">
            <text:p>-0.3859212</text:p>
          </table:table-cell>
          <table:table-cell table:formula="of:=[.$N$1]*[.D48]" office:value-type="float" office:value="-0.341366399795819" calcext:value-type="float">
            <text:p>-0.341366399795819</text:p>
          </table:table-cell>
          <table:table-cell table:number-columns-repeated="9"/>
        </table:table-row>
        <table:table-row table:style-name="ro1">
          <table:table-cell office:value-type="time" office:time-value="PT15H11M50.853S" calcext:value-type="time">
            <text:p>15:11:50.8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861711" calcext:value-type="float">
            <text:p>-3.86E-10</text:p>
          </table:table-cell>
          <table:table-cell table:formula="of:=[.C49]*10^9" office:value-type="float" office:value="-0.3861711" calcext:value-type="float">
            <text:p>-0.3861711</text:p>
          </table:table-cell>
          <table:table-cell table:formula="of:=[.$N$1]*[.D49]" office:value-type="float" office:value="-0.341587448712823" calcext:value-type="float">
            <text:p>-0.341587448712823</text:p>
          </table:table-cell>
          <table:table-cell table:number-columns-repeated="9"/>
        </table:table-row>
        <table:table-row table:style-name="ro1">
          <table:table-cell office:value-type="time" office:time-value="PT15H11M51.235S" calcext:value-type="time">
            <text:p>15:11:51.2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237692" calcext:value-type="float">
            <text:p>-1.24E-10</text:p>
          </table:table-cell>
          <table:table-cell table:formula="of:=[.C50]*10^9" office:value-type="float" office:value="-0.1237692" calcext:value-type="float">
            <text:p>-0.1237692</text:p>
          </table:table-cell>
          <table:table-cell table:formula="of:=[.$N$1]*[.D50]" office:value-type="float" office:value="-0.109479982466909" calcext:value-type="float">
            <text:p>-0.109479982466909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238112230443926" calcext:value-type="float">
            <text:p>-0.238112230443926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02671708772357" calcext:value-type="float">
            <text:p>0.102671708772357</text:p>
          </table:table-cell>
          <table:table-cell/>
          <table:table-cell table:formula="of:=(MAX([.E49:.E53])-MIN([.E49:.E53]))/2" office:value-type="float" office:value="0.116053733122957" calcext:value-type="float">
            <text:p>0.116053733122957</text:p>
          </table:table-cell>
          <table:table-cell table:number-columns-repeated="2"/>
        </table:table-row>
        <table:table-row table:style-name="ro1">
          <table:table-cell office:value-type="time" office:time-value="PT15H11M51.619S" calcext:value-type="time">
            <text:p>15:11:51.6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803066" calcext:value-type="float">
            <text:p>-3.80E-10</text:p>
          </table:table-cell>
          <table:table-cell table:formula="of:=[.C51]*10^9" office:value-type="float" office:value="-0.3803066" calcext:value-type="float">
            <text:p>-0.3803066</text:p>
          </table:table-cell>
          <table:table-cell table:formula="of:=[.$N$1]*[.D51]" office:value-type="float" office:value="-0.336400008241549" calcext:value-type="float">
            <text:p>-0.336400008241549</text:p>
          </table:table-cell>
          <table:table-cell table:number-columns-repeated="9"/>
        </table:table-row>
        <table:table-row table:style-name="ro1">
          <table:table-cell office:value-type="time" office:time-value="PT15H11M52.002S" calcext:value-type="time">
            <text:p>15:11:52.0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264312" calcext:value-type="float">
            <text:p>-1.26E-10</text:p>
          </table:table-cell>
          <table:table-cell table:formula="of:=[.C52]*10^9" office:value-type="float" office:value="-0.1264312" calcext:value-type="float">
            <text:p>-0.1264312</text:p>
          </table:table-cell>
          <table:table-cell table:formula="of:=[.$N$1]*[.D52]" office:value-type="float" office:value="-0.111834653203465" calcext:value-type="float">
            <text:p>-0.111834653203465</text:p>
          </table:table-cell>
          <table:table-cell table:number-columns-repeated="9"/>
        </table:table-row>
        <table:table-row table:style-name="ro1">
          <table:table-cell office:value-type="time" office:time-value="PT15H11M52.386S" calcext:value-type="time">
            <text:p>15:11:52.3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292739" calcext:value-type="float">
            <text:p>-3.29E-10</text:p>
          </table:table-cell>
          <table:table-cell table:formula="of:=[.C53]*10^9" office:value-type="float" office:value="-0.3292739" calcext:value-type="float">
            <text:p>-0.3292739</text:p>
          </table:table-cell>
          <table:table-cell table:formula="of:=[.$N$1]*[.D53]" office:value-type="float" office:value="-0.291259059594882" calcext:value-type="float">
            <text:p>-0.291259059594882</text:p>
          </table:table-cell>
          <table:table-cell table:number-columns-repeated="9"/>
        </table:table-row>
        <table:table-row table:style-name="ro1">
          <table:table-cell office:value-type="time" office:time-value="PT15H11M52.771S" calcext:value-type="time">
            <text:p>15:11:52.7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399077" calcext:value-type="float">
            <text:p>-4.40E-10</text:p>
          </table:table-cell>
          <table:table-cell table:formula="of:=[.C54]*10^9" office:value-type="float" office:value="-0.4399077" calcext:value-type="float">
            <text:p>-0.4399077</text:p>
          </table:table-cell>
          <table:table-cell table:formula="of:=[.$N$1]*[.D54]" office:value-type="float" office:value="-0.389120130719585" calcext:value-type="float">
            <text:p>-0.389120130719585</text:p>
          </table:table-cell>
          <table:table-cell table:number-columns-repeated="9"/>
        </table:table-row>
        <table:table-row table:style-name="ro1">
          <table:table-cell office:value-type="time" office:time-value="PT15H11M53.154S" calcext:value-type="time">
            <text:p>15:11:53.1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824136" calcext:value-type="float">
            <text:p>-1.82E-10</text:p>
          </table:table-cell>
          <table:table-cell table:formula="of:=[.C55]*10^9" office:value-type="float" office:value="-0.1824136" calcext:value-type="float">
            <text:p>-0.1824136</text:p>
          </table:table-cell>
          <table:table-cell table:formula="of:=[.$N$1]*[.D55]" office:value-type="float" office:value="-0.161353856449955" calcext:value-type="float">
            <text:p>-0.16135385644995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80994322754557" calcext:value-type="float">
            <text:p>-0.280994322754557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1478123596719" calcext:value-type="float">
            <text:p>0.11478123596719</text:p>
          </table:table-cell>
          <table:table-cell/>
          <table:table-cell table:formula="of:=(MAX([.E54:.E58])-MIN([.E54:.E58]))/2" office:value-type="float" office:value="0.129739217433539" calcext:value-type="float">
            <text:p>0.129739217433539</text:p>
          </table:table-cell>
          <table:table-cell table:number-columns-repeated="2"/>
        </table:table-row>
        <table:table-row table:style-name="ro1">
          <table:table-cell office:value-type="time" office:time-value="PT15H11M53.538S" calcext:value-type="time">
            <text:p>15:11:53.5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483912" calcext:value-type="float">
            <text:p>-4.48E-10</text:p>
          </table:table-cell>
          <table:table-cell table:formula="of:=[.C56]*10^9" office:value-type="float" office:value="-0.4483912" calcext:value-type="float">
            <text:p>-0.4483912</text:p>
          </table:table-cell>
          <table:table-cell table:formula="of:=[.$N$1]*[.D56]" office:value-type="float" office:value="-0.396624206299438" calcext:value-type="float">
            <text:p>-0.396624206299438</text:p>
          </table:table-cell>
          <table:table-cell table:number-columns-repeated="9"/>
        </table:table-row>
        <table:table-row table:style-name="ro1">
          <table:table-cell office:value-type="time" office:time-value="PT15H11M53.913S" calcext:value-type="time">
            <text:p>15:11:53.9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550459" calcext:value-type="float">
            <text:p>-1.55E-10</text:p>
          </table:table-cell>
          <table:table-cell table:formula="of:=[.C57]*10^9" office:value-type="float" office:value="-0.1550459" calcext:value-type="float">
            <text:p>-0.1550459</text:p>
          </table:table-cell>
          <table:table-cell table:formula="of:=[.$N$1]*[.D57]" office:value-type="float" office:value="-0.137145771432361" calcext:value-type="float">
            <text:p>-0.137145771432361</text:p>
          </table:table-cell>
          <table:table-cell table:number-columns-repeated="9"/>
        </table:table-row>
        <table:table-row table:style-name="ro1">
          <table:table-cell office:value-type="time" office:time-value="PT15H11M54.289S" calcext:value-type="time">
            <text:p>15:11:54.2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625887" calcext:value-type="float">
            <text:p>-3.63E-10</text:p>
          </table:table-cell>
          <table:table-cell table:formula="of:=[.C58]*10^9" office:value-type="float" office:value="-0.3625887" calcext:value-type="float">
            <text:p>-0.3625887</text:p>
          </table:table-cell>
          <table:table-cell table:formula="of:=[.$N$1]*[.D58]" office:value-type="float" office:value="-0.320727648871444" calcext:value-type="float">
            <text:p>-0.320727648871444</text:p>
          </table:table-cell>
          <table:table-cell table:number-columns-repeated="9"/>
        </table:table-row>
        <table:table-row table:style-name="ro1">
          <table:table-cell office:value-type="time" office:time-value="PT15H11M54.674S" calcext:value-type="time">
            <text:p>15:11:54.6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025578" calcext:value-type="float">
            <text:p>-4.03E-10</text:p>
          </table:table-cell>
          <table:table-cell table:formula="of:=[.C59]*10^9" office:value-type="float" office:value="-0.4025578" calcext:value-type="float">
            <text:p>-0.4025578</text:p>
          </table:table-cell>
          <table:table-cell table:formula="of:=[.$N$1]*[.D59]" office:value-type="float" office:value="-0.356082295804753" calcext:value-type="float">
            <text:p>-0.356082295804753</text:p>
          </table:table-cell>
          <table:table-cell table:number-columns-repeated="9"/>
        </table:table-row>
        <table:table-row table:style-name="ro1">
          <table:table-cell office:value-type="time" office:time-value="PT15H11M55.057S" calcext:value-type="time">
            <text:p>15:11:55.0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492786" calcext:value-type="float">
            <text:p>-3.49E-10</text:p>
          </table:table-cell>
          <table:table-cell table:formula="of:=[.C60]*10^9" office:value-type="float" office:value="-0.3492786" calcext:value-type="float">
            <text:p>-0.3492786</text:p>
          </table:table-cell>
          <table:table-cell table:formula="of:=[.$N$1]*[.D60]" office:value-type="float" office:value="-0.308954206733716" calcext:value-type="float">
            <text:p>-0.308954206733716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318792024609244" calcext:value-type="float">
            <text:p>-0.318792024609244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35561345042869" calcext:value-type="float">
            <text:p>0.135561345042869</text:p>
          </table:table-cell>
          <table:table-cell/>
          <table:table-cell table:formula="of:=(MAX([.E59:.E63])-MIN([.E59:.E63]))/2" office:value-type="float" office:value="0.153229446314299" calcext:value-type="float">
            <text:p>0.153229446314299</text:p>
          </table:table-cell>
          <table:table-cell table:number-columns-repeated="2"/>
        </table:table-row>
        <table:table-row table:style-name="ro1">
          <table:table-cell office:value-type="time" office:time-value="PT15H11M55.441S" calcext:value-type="time">
            <text:p>15:11:55.4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579998" calcext:value-type="float">
            <text:p>-4.58E-10</text:p>
          </table:table-cell>
          <table:table-cell table:formula="of:=[.C61]*10^9" office:value-type="float" office:value="-0.4579998" calcext:value-type="float">
            <text:p>-0.4579998</text:p>
          </table:table-cell>
          <table:table-cell table:formula="of:=[.$N$1]*[.D61]" office:value-type="float" office:value="-0.40512348850803" calcext:value-type="float">
            <text:p>-0.40512348850803</text:p>
          </table:table-cell>
          <table:table-cell table:number-columns-repeated="9"/>
        </table:table-row>
        <table:table-row table:style-name="ro1">
          <table:table-cell office:value-type="time" office:time-value="PT15H11M55.825S" calcext:value-type="time">
            <text:p>15:11:55.8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228542" calcext:value-type="float">
            <text:p>-1.23E-10</text:p>
          </table:table-cell>
          <table:table-cell table:formula="of:=[.C62]*10^9" office:value-type="float" office:value="-0.1228542" calcext:value-type="float">
            <text:p>-0.1228542</text:p>
          </table:table-cell>
          <table:table-cell table:formula="of:=[.$N$1]*[.D62]" office:value-type="float" office:value="-0.108670619685561" calcext:value-type="float">
            <text:p>-0.108670619685561</text:p>
          </table:table-cell>
          <table:table-cell table:number-columns-repeated="9"/>
        </table:table-row>
        <table:table-row table:style-name="ro1">
          <table:table-cell office:value-type="time" office:time-value="PT15H11M56.209S" calcext:value-type="time">
            <text:p>15:11:56.2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693118" calcext:value-type="float">
            <text:p>-4.69E-10</text:p>
          </table:table-cell>
          <table:table-cell table:formula="of:=[.C63]*10^9" office:value-type="float" office:value="-0.4693118" calcext:value-type="float">
            <text:p>-0.4693118</text:p>
          </table:table-cell>
          <table:table-cell table:formula="of:=[.$N$1]*[.D63]" office:value-type="float" office:value="-0.41512951231416" calcext:value-type="float">
            <text:p>-0.41512951231416</text:p>
          </table:table-cell>
          <table:table-cell table:number-columns-repeated="9"/>
        </table:table-row>
        <table:table-row table:style-name="ro1">
          <table:table-cell office:value-type="time" office:time-value="PT15H11M56.593S" calcext:value-type="time">
            <text:p>15:11:56.5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5777836" calcext:value-type="float">
            <text:p>-5.78E-10</text:p>
          </table:table-cell>
          <table:table-cell table:formula="of:=[.C64]*10^9" office:value-type="float" office:value="-0.5777836" calcext:value-type="float">
            <text:p>-0.5777836</text:p>
          </table:table-cell>
          <table:table-cell table:formula="of:=[.$N$1]*[.D64]" office:value-type="float" office:value="-0.511078187446213" calcext:value-type="float">
            <text:p>-0.511078187446213</text:p>
          </table:table-cell>
          <table:table-cell table:number-columns-repeated="9"/>
        </table:table-row>
        <table:table-row table:style-name="ro1">
          <table:table-cell office:value-type="time" office:time-value="PT15H11M56.977S" calcext:value-type="time">
            <text:p>15:11:56.9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867536" calcext:value-type="float">
            <text:p>-3.87E-10</text:p>
          </table:table-cell>
          <table:table-cell table:formula="of:=[.C65]*10^9" office:value-type="float" office:value="-0.3867536" calcext:value-type="float">
            <text:p>-0.3867536</text:p>
          </table:table-cell>
          <table:table-cell table:formula="of:=[.$N$1]*[.D65]" office:value-type="float" office:value="-0.342102698789473" calcext:value-type="float">
            <text:p>-0.342102698789473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373145768463351" calcext:value-type="float">
            <text:p>-0.373145768463351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40303784864538" calcext:value-type="float">
            <text:p>0.140303784864538</text:p>
          </table:table-cell>
          <table:table-cell/>
          <table:table-cell table:formula="of:=(MAX([.E64:.E68])-MIN([.E64:.E68]))/2" office:value-type="float" office:value="0.158582695587063" calcext:value-type="float">
            <text:p>0.158582695587063</text:p>
          </table:table-cell>
          <table:table-cell table:number-columns-repeated="2"/>
        </table:table-row>
        <table:table-row table:style-name="ro1">
          <table:table-cell office:value-type="time" office:time-value="PT15H11M57.361S" calcext:value-type="time">
            <text:p>15:11:57.3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427773" calcext:value-type="float">
            <text:p>-4.43E-10</text:p>
          </table:table-cell>
          <table:table-cell table:formula="of:=[.C66]*10^9" office:value-type="float" office:value="-0.4427773" calcext:value-type="float">
            <text:p>-0.4427773</text:p>
          </table:table-cell>
          <table:table-cell table:formula="of:=[.$N$1]*[.D66]" office:value-type="float" office:value="-0.39165843392981" calcext:value-type="float">
            <text:p>-0.39165843392981</text:p>
          </table:table-cell>
          <table:table-cell table:number-columns-repeated="9"/>
        </table:table-row>
        <table:table-row table:style-name="ro1">
          <table:table-cell office:value-type="time" office:time-value="PT15H11M57.744S" calcext:value-type="time">
            <text:p>15:11:57.7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192221" calcext:value-type="float">
            <text:p>-2.19E-10</text:p>
          </table:table-cell>
          <table:table-cell table:formula="of:=[.C67]*10^9" office:value-type="float" office:value="-0.2192221" calcext:value-type="float">
            <text:p>-0.2192221</text:p>
          </table:table-cell>
          <table:table-cell table:formula="of:=[.$N$1]*[.D67]" office:value-type="float" office:value="-0.193912796272086" calcext:value-type="float">
            <text:p>-0.193912796272086</text:p>
          </table:table-cell>
          <table:table-cell table:number-columns-repeated="9"/>
        </table:table-row>
        <table:table-row table:style-name="ro1">
          <table:table-cell office:value-type="time" office:time-value="PT15H11M58.128S" calcext:value-type="time">
            <text:p>15:11:58.1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827053" calcext:value-type="float">
            <text:p>-4.83E-10</text:p>
          </table:table-cell>
          <table:table-cell table:formula="of:=[.C68]*10^9" office:value-type="float" office:value="-0.4827053" calcext:value-type="float">
            <text:p>-0.4827053</text:p>
          </table:table-cell>
          <table:table-cell table:formula="of:=[.$N$1]*[.D68]" office:value-type="float" office:value="-0.426976725879171" calcext:value-type="float">
            <text:p>-0.426976725879171</text:p>
          </table:table-cell>
          <table:table-cell table:number-columns-repeated="9"/>
        </table:table-row>
        <table:table-row table:style-name="ro1">
          <table:table-cell office:value-type="time" office:time-value="PT15H11M58.512S" calcext:value-type="time">
            <text:p>15:11:58.5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5431794" calcext:value-type="float">
            <text:p>-5.43E-10</text:p>
          </table:table-cell>
          <table:table-cell table:formula="of:=[.C69]*10^9" office:value-type="float" office:value="-0.5431794" calcext:value-type="float">
            <text:p>-0.5431794</text:p>
          </table:table-cell>
          <table:table-cell table:formula="of:=[.$N$1]*[.D69]" office:value-type="float" office:value="-0.480469060060066" calcext:value-type="float">
            <text:p>-0.480469060060066</text:p>
          </table:table-cell>
          <table:table-cell table:number-columns-repeated="9"/>
        </table:table-row>
        <table:table-row table:style-name="ro1">
          <table:table-cell office:value-type="time" office:time-value="PT15H11M58.896S" calcext:value-type="time">
            <text:p>15:11:58.9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121099" calcext:value-type="float">
            <text:p>-2.12E-10</text:p>
          </table:table-cell>
          <table:table-cell table:formula="of:=[.C70]*10^9" office:value-type="float" office:value="-0.2121099" calcext:value-type="float">
            <text:p>-0.2121099</text:p>
          </table:table-cell>
          <table:table-cell table:formula="of:=[.$N$1]*[.D70]" office:value-type="float" office:value="-0.187621703404869" calcext:value-type="float">
            <text:p>-0.187621703404869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317637139106967" calcext:value-type="float">
            <text:p>-0.317637139106967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29542174670507" calcext:value-type="float">
            <text:p>0.129542174670507</text:p>
          </table:table-cell>
          <table:table-cell/>
          <table:table-cell table:formula="of:=(MAX([.E69:.E73])-MIN([.E69:.E73]))/2" office:value-type="float" office:value="0.146423678327599" calcext:value-type="float">
            <text:p>0.146423678327599</text:p>
          </table:table-cell>
          <table:table-cell table:number-columns-repeated="2"/>
        </table:table-row>
        <table:table-row table:style-name="ro1">
          <table:table-cell office:value-type="time" office:time-value="PT15H11M59.279S" calcext:value-type="time">
            <text:p>15:11:59.2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797796" calcext:value-type="float">
            <text:p>-2.80E-10</text:p>
          </table:table-cell>
          <table:table-cell table:formula="of:=[.C71]*10^9" office:value-type="float" office:value="-0.2797796" calcext:value-type="float">
            <text:p>-0.2797796</text:p>
          </table:table-cell>
          <table:table-cell table:formula="of:=[.$N$1]*[.D71]" office:value-type="float" office:value="-0.247478901880265" calcext:value-type="float">
            <text:p>-0.247478901880265</text:p>
          </table:table-cell>
          <table:table-cell table:number-columns-repeated="9"/>
        </table:table-row>
        <table:table-row table:style-name="ro1">
          <table:table-cell office:value-type="time" office:time-value="PT15H11M59.662S" calcext:value-type="time">
            <text:p>15:11:59.6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5179334" calcext:value-type="float">
            <text:p>-5.18E-10</text:p>
          </table:table-cell>
          <table:table-cell table:formula="of:=[.C72]*10^9" office:value-type="float" office:value="-0.5179334" calcext:value-type="float">
            <text:p>-0.5179334</text:p>
          </table:table-cell>
          <table:table-cell table:formula="of:=[.$N$1]*[.D72]" office:value-type="float" office:value="-0.458137723690763" calcext:value-type="float">
            <text:p>-0.458137723690763</text:p>
          </table:table-cell>
          <table:table-cell table:number-columns-repeated="9"/>
        </table:table-row>
        <table:table-row table:style-name="ro1">
          <table:table-cell office:value-type="time" office:time-value="PT15H12M00.046S" calcext:value-type="time">
            <text:p>15:12:00.0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424718" calcext:value-type="float">
            <text:p>-2.42E-10</text:p>
          </table:table-cell>
          <table:table-cell table:formula="of:=[.C73]*10^9" office:value-type="float" office:value="-0.2424718" calcext:value-type="float">
            <text:p>-0.2424718</text:p>
          </table:table-cell>
          <table:table-cell table:formula="of:=[.$N$1]*[.D73]" office:value-type="float" office:value="-0.21447830649887" calcext:value-type="float">
            <text:p>-0.21447830649887</text:p>
          </table:table-cell>
          <table:table-cell table:number-columns-repeated="9"/>
        </table:table-row>
        <table:table-row table:style-name="ro1">
          <table:table-cell office:value-type="time" office:time-value="PT15H12M00.43S" calcext:value-type="time">
            <text:p>15:12:00.4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16164" calcext:value-type="float">
            <text:p>-2.32E-10</text:p>
          </table:table-cell>
          <table:table-cell table:formula="of:=[.C74]*10^9" office:value-type="float" office:value="-0.2316164" calcext:value-type="float">
            <text:p>-0.2316164</text:p>
          </table:table-cell>
          <table:table-cell table:formula="of:=[.$N$1]*[.D74]" office:value-type="float" office:value="-0.204876167988875" calcext:value-type="float">
            <text:p>-0.204876167988875</text:p>
          </table:table-cell>
          <table:table-cell table:number-columns-repeated="9"/>
        </table:table-row>
        <table:table-row table:style-name="ro1">
          <table:table-cell office:value-type="time" office:time-value="PT15H12M00.814S" calcext:value-type="time">
            <text:p>15:12:00.8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871139" calcext:value-type="float">
            <text:p>-4.87E-10</text:p>
          </table:table-cell>
          <table:table-cell table:formula="of:=[.C75]*10^9" office:value-type="float" office:value="-0.4871139" calcext:value-type="float">
            <text:p>-0.4871139</text:p>
          </table:table-cell>
          <table:table-cell table:formula="of:=[.$N$1]*[.D75]" office:value-type="float" office:value="-0.430876350751139" calcext:value-type="float">
            <text:p>-0.430876350751139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302148536047459" calcext:value-type="float">
            <text:p>-0.302148536047459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999813559871949" calcext:value-type="float">
            <text:p>0.099981355987195</text:p>
          </table:table-cell>
          <table:table-cell/>
          <table:table-cell table:formula="of:=(MAX([.E74:.E78])-MIN([.E74:.E78]))/2" office:value-type="float" office:value="0.113000091381132" calcext:value-type="float">
            <text:p>0.113000091381132</text:p>
          </table:table-cell>
          <table:table-cell table:number-columns-repeated="2"/>
        </table:table-row>
        <table:table-row table:style-name="ro1">
          <table:table-cell office:value-type="time" office:time-value="PT15H12M01.198S" calcext:value-type="time">
            <text:p>15:12:01.2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833149" calcext:value-type="float">
            <text:p>-2.83E-10</text:p>
          </table:table-cell>
          <table:table-cell table:formula="of:=[.C76]*10^9" office:value-type="float" office:value="-0.2833149" calcext:value-type="float">
            <text:p>-0.2833149</text:p>
          </table:table-cell>
          <table:table-cell table:formula="of:=[.$N$1]*[.D76]" office:value-type="float" office:value="-0.250606049684527" calcext:value-type="float">
            <text:p>-0.250606049684527</text:p>
          </table:table-cell>
          <table:table-cell table:number-columns-repeated="9"/>
        </table:table-row>
        <table:table-row table:style-name="ro1">
          <table:table-cell office:value-type="time" office:time-value="PT15H12M01.582S" calcext:value-type="time">
            <text:p>15:12:01.5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55365" calcext:value-type="float">
            <text:p>-2.55E-10</text:p>
          </table:table-cell>
          <table:table-cell table:formula="of:=[.C77]*10^9" office:value-type="float" office:value="-0.255365" calcext:value-type="float">
            <text:p>-0.255365</text:p>
          </table:table-cell>
          <table:table-cell table:formula="of:=[.$N$1]*[.D77]" office:value-type="float" office:value="-0.225882979955129" calcext:value-type="float">
            <text:p>-0.225882979955129</text:p>
          </table:table-cell>
          <table:table-cell table:number-columns-repeated="9"/>
        </table:table-row>
        <table:table-row table:style-name="ro1">
          <table:table-cell office:value-type="time" office:time-value="PT15H12M01.965S" calcext:value-type="time">
            <text:p>15:12:01.9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505131" calcext:value-type="float">
            <text:p>-4.51E-10</text:p>
          </table:table-cell>
          <table:table-cell table:formula="of:=[.C78]*10^9" office:value-type="float" office:value="-0.4505131" calcext:value-type="float">
            <text:p>-0.4505131</text:p>
          </table:table-cell>
          <table:table-cell table:formula="of:=[.$N$1]*[.D78]" office:value-type="float" office:value="-0.398501131857627" calcext:value-type="float">
            <text:p>-0.398501131857627</text:p>
          </table:table-cell>
          <table:table-cell table:number-columns-repeated="9"/>
        </table:table-row>
        <table:table-row table:style-name="ro1">
          <table:table-cell office:value-type="time" office:time-value="PT15H12M02.349S" calcext:value-type="time">
            <text:p>15:12:02.3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094896" calcext:value-type="float">
            <text:p>-2.09E-10</text:p>
          </table:table-cell>
          <table:table-cell table:formula="of:=[.C79]*10^9" office:value-type="float" office:value="-0.2094896" calcext:value-type="float">
            <text:p>-0.2094896</text:p>
          </table:table-cell>
          <table:table-cell table:formula="of:=[.$N$1]*[.D79]" office:value-type="float" office:value="-0.185303918381955" calcext:value-type="float">
            <text:p>-0.185303918381955</text:p>
          </table:table-cell>
          <table:table-cell table:number-columns-repeated="9"/>
        </table:table-row>
        <table:table-row table:style-name="ro1">
          <table:table-cell office:value-type="time" office:time-value="PT15H12M02.733S" calcext:value-type="time">
            <text:p>15:12:02.7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573479" calcext:value-type="float">
            <text:p>-3.57E-10</text:p>
          </table:table-cell>
          <table:table-cell table:formula="of:=[.C80]*10^9" office:value-type="float" office:value="-0.3573479" calcext:value-type="float">
            <text:p>-0.3573479</text:p>
          </table:table-cell>
          <table:table-cell table:formula="of:=[.$N$1]*[.D80]" office:value-type="float" office:value="-0.316091901915718" calcext:value-type="float">
            <text:p>-0.316091901915718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306092423775798" calcext:value-type="float">
            <text:p>-0.306092423775798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29914654168501" calcext:value-type="float">
            <text:p>0.129914654168501</text:p>
          </table:table-cell>
          <table:table-cell/>
          <table:table-cell table:formula="of:=(MAX([.E79:.E83])-MIN([.E79:.E83]))/2" office:value-type="float" office:value="0.146846714120145" calcext:value-type="float">
            <text:p>0.146846714120145</text:p>
          </table:table-cell>
          <table:table-cell table:number-columns-repeated="2"/>
        </table:table-row>
        <table:table-row table:style-name="ro1">
          <table:table-cell office:value-type="time" office:time-value="PT15H12M03.117S" calcext:value-type="time">
            <text:p>15:12:03.1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5415156" calcext:value-type="float">
            <text:p>-5.42E-10</text:p>
          </table:table-cell>
          <table:table-cell table:formula="of:=[.C81]*10^9" office:value-type="float" office:value="-0.5415156" calcext:value-type="float">
            <text:p>-0.5415156</text:p>
          </table:table-cell>
          <table:table-cell table:formula="of:=[.$N$1]*[.D81]" office:value-type="float" office:value="-0.478997346622245" calcext:value-type="float">
            <text:p>-0.478997346622245</text:p>
          </table:table-cell>
          <table:table-cell table:number-columns-repeated="9"/>
        </table:table-row>
        <table:table-row table:style-name="ro1">
          <table:table-cell office:value-type="time" office:time-value="PT15H12M03.501S" calcext:value-type="time">
            <text:p>15:12:03.5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050537" calcext:value-type="float">
            <text:p>-4.05E-10</text:p>
          </table:table-cell>
          <table:table-cell table:formula="of:=[.C82]*10^9" office:value-type="float" office:value="-0.4050537" calcext:value-type="float">
            <text:p>-0.4050537</text:p>
          </table:table-cell>
          <table:table-cell table:formula="of:=[.$N$1]*[.D82]" office:value-type="float" office:value="-0.358290042871383" calcext:value-type="float">
            <text:p>-0.358290042871383</text:p>
          </table:table-cell>
          <table:table-cell table:number-columns-repeated="9"/>
        </table:table-row>
        <table:table-row table:style-name="ro1">
          <table:table-cell office:value-type="time" office:time-value="PT15H12M03.884S" calcext:value-type="time">
            <text:p>15:12:03.8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168097" calcext:value-type="float">
            <text:p>-2.17E-10</text:p>
          </table:table-cell>
          <table:table-cell table:formula="of:=[.C83]*10^9" office:value-type="float" office:value="-0.2168097" calcext:value-type="float">
            <text:p>-0.2168097</text:p>
          </table:table-cell>
          <table:table-cell table:formula="of:=[.$N$1]*[.D83]" office:value-type="float" office:value="-0.191778909087688" calcext:value-type="float">
            <text:p>-0.191778909087688</text:p>
          </table:table-cell>
          <table:table-cell table:number-columns-repeated="9"/>
        </table:table-row>
        <table:table-row table:style-name="ro1">
          <table:table-cell office:value-type="time" office:time-value="PT15H12M04.268S" calcext:value-type="time">
            <text:p>15:12:04.2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277908" calcext:value-type="float">
            <text:p>-5.28E-10</text:p>
          </table:table-cell>
          <table:table-cell table:formula="of:=[.C84]*10^9" office:value-type="float" office:value="-0.5277908" calcext:value-type="float">
            <text:p>-0.5277908</text:p>
          </table:table-cell>
          <table:table-cell table:formula="of:=[.$N$1]*[.D84]" office:value-type="float" office:value="-0.466857081811922" calcext:value-type="float">
            <text:p>-0.466857081811922</text:p>
          </table:table-cell>
          <table:table-cell table:number-columns-repeated="9"/>
        </table:table-row>
        <table:table-row table:style-name="ro1">
          <table:table-cell office:value-type="time" office:time-value="PT15H12M04.644S" calcext:value-type="time">
            <text:p>15:12:04.6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586789" calcext:value-type="float">
            <text:p>-3.59E-10</text:p>
          </table:table-cell>
          <table:table-cell table:formula="of:=[.C85]*10^9" office:value-type="float" office:value="-0.3586789" calcext:value-type="float">
            <text:p>-0.3586789</text:p>
          </table:table-cell>
          <table:table-cell table:formula="of:=[.$N$1]*[.D85]" office:value-type="float" office:value="-0.317269237283996" calcext:value-type="float">
            <text:p>-0.317269237283996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340925133438329" calcext:value-type="float">
            <text:p>-0.340925133438329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33189751118976" calcext:value-type="float">
            <text:p>0.133189751118976</text:p>
          </table:table-cell>
          <table:table-cell/>
          <table:table-cell table:formula="of:=(MAX([.E84:.E88])-MIN([.E84:.E88]))/2" office:value-type="float" office:value="0.150544175206674" calcext:value-type="float">
            <text:p>0.150544175206674</text:p>
          </table:table-cell>
          <table:table-cell table:number-columns-repeated="2"/>
        </table:table-row>
        <table:table-row table:style-name="ro1">
          <table:table-cell office:value-type="time" office:time-value="PT15H12M05.021S" calcext:value-type="time">
            <text:p>15:12:05.0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910645" calcext:value-type="float">
            <text:p>-1.91E-10</text:p>
          </table:table-cell>
          <table:table-cell table:formula="of:=[.C86]*10^9" office:value-type="float" office:value="-0.1910645" calcext:value-type="float">
            <text:p>-0.1910645</text:p>
          </table:table-cell>
          <table:table-cell table:formula="of:=[.$N$1]*[.D86]" office:value-type="float" office:value="-0.169006005614069" calcext:value-type="float">
            <text:p>-0.169006005614069</text:p>
          </table:table-cell>
          <table:table-cell table:number-columns-repeated="9"/>
        </table:table-row>
        <table:table-row table:style-name="ro1">
          <table:table-cell office:value-type="time" office:time-value="PT15H12M05.405S" calcext:value-type="time">
            <text:p>15:12:05.4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181269" calcext:value-type="float">
            <text:p>-3.18E-10</text:p>
          </table:table-cell>
          <table:table-cell table:formula="of:=[.C87]*10^9" office:value-type="float" office:value="-0.3181269" calcext:value-type="float">
            <text:p>-0.3181269</text:p>
          </table:table-cell>
          <table:table-cell table:formula="of:=[.$N$1]*[.D87]" office:value-type="float" office:value="-0.281398986454241" calcext:value-type="float">
            <text:p>-0.281398986454241</text:p>
          </table:table-cell>
          <table:table-cell table:number-columns-repeated="9"/>
        </table:table-row>
        <table:table-row table:style-name="ro1">
          <table:table-cell office:value-type="time" office:time-value="PT15H12M05.788S" calcext:value-type="time">
            <text:p>15:12:05.7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314506" calcext:value-type="float">
            <text:p>-5.31E-10</text:p>
          </table:table-cell>
          <table:table-cell table:formula="of:=[.C88]*10^9" office:value-type="float" office:value="-0.5314506" calcext:value-type="float">
            <text:p>-0.5314506</text:p>
          </table:table-cell>
          <table:table-cell table:formula="of:=[.$N$1]*[.D88]" office:value-type="float" office:value="-0.470094356027416" calcext:value-type="float">
            <text:p>-0.470094356027416</text:p>
          </table:table-cell>
          <table:table-cell table:number-columns-repeated="9"/>
        </table:table-row>
        <table:table-row table:style-name="ro1">
          <table:table-cell office:value-type="time" office:time-value="PT15H12M06.172S" calcext:value-type="time">
            <text:p>15:12:06.1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780329" calcext:value-type="float">
            <text:p>-2.78E-10</text:p>
          </table:table-cell>
          <table:table-cell table:formula="of:=[.C89]*10^9" office:value-type="float" office:value="-0.2780329" calcext:value-type="float">
            <text:p>-0.2780329</text:p>
          </table:table-cell>
          <table:table-cell table:formula="of:=[.$N$1]*[.D89]" office:value-type="float" office:value="-0.245933859289904" calcext:value-type="float">
            <text:p>-0.245933859289904</text:p>
          </table:table-cell>
          <table:table-cell table:number-columns-repeated="9"/>
        </table:table-row>
        <table:table-row table:style-name="ro1">
          <table:table-cell office:value-type="time" office:time-value="PT15H12M06.555S" calcext:value-type="time">
            <text:p>15:12:06.5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893873" calcext:value-type="float">
            <text:p>-2.89E-10</text:p>
          </table:table-cell>
          <table:table-cell table:formula="of:=[.C90]*10^9" office:value-type="float" office:value="-0.2893873" calcext:value-type="float">
            <text:p>-0.2893873</text:p>
          </table:table-cell>
          <table:table-cell table:formula="of:=[.$N$1]*[.D90]" office:value-type="float" office:value="-0.255977387994317" calcext:value-type="float">
            <text:p>-0.255977387994317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361983603094671" calcext:value-type="float">
            <text:p>-0.361983603094671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08548618201917" calcext:value-type="float">
            <text:p>0.108548618201917</text:p>
          </table:table-cell>
          <table:table-cell/>
          <table:table-cell table:formula="of:=(MAX([.E89:.E93])-MIN([.E89:.E93]))/2" office:value-type="float" office:value="0.122675647498615" calcext:value-type="float">
            <text:p>0.122675647498615</text:p>
          </table:table-cell>
          <table:table-cell table:number-columns-repeated="2"/>
        </table:table-row>
        <table:table-row table:style-name="ro1">
          <table:table-cell office:value-type="time" office:time-value="PT15H12M06.939S" calcext:value-type="time">
            <text:p>15:12:06.9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25766" calcext:value-type="float">
            <text:p>-4.26E-10</text:p>
          </table:table-cell>
          <table:table-cell table:formula="of:=[.C91]*10^9" office:value-type="float" office:value="-0.425766" calcext:value-type="float">
            <text:p>-0.425766</text:p>
          </table:table-cell>
          <table:table-cell table:formula="of:=[.$N$1]*[.D91]" office:value-type="float" office:value="-0.376611097227793" calcext:value-type="float">
            <text:p>-0.376611097227793</text:p>
          </table:table-cell>
          <table:table-cell table:number-columns-repeated="9"/>
        </table:table-row>
        <table:table-row table:style-name="ro1">
          <table:table-cell office:value-type="time" office:time-value="PT15H12M07.323S" calcext:value-type="time">
            <text:p>15:12:07.3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554072" calcext:value-type="float">
            <text:p>-5.55E-10</text:p>
          </table:table-cell>
          <table:table-cell table:formula="of:=[.C92]*10^9" office:value-type="float" office:value="-0.5554072" calcext:value-type="float">
            <text:p>-0.5554072</text:p>
          </table:table-cell>
          <table:table-cell table:formula="of:=[.$N$1]*[.D92]" office:value-type="float" office:value="-0.491285154287135" calcext:value-type="float">
            <text:p>-0.491285154287135</text:p>
          </table:table-cell>
          <table:table-cell table:number-columns-repeated="9"/>
        </table:table-row>
        <table:table-row table:style-name="ro1">
          <table:table-cell office:value-type="time" office:time-value="PT15H12M07.707S" calcext:value-type="time">
            <text:p>15:12:07.7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975533" calcext:value-type="float">
            <text:p>-4.98E-10</text:p>
          </table:table-cell>
          <table:table-cell table:formula="of:=[.C93]*10^9" office:value-type="float" office:value="-0.4975533" calcext:value-type="float">
            <text:p>-0.4975533</text:p>
          </table:table-cell>
          <table:table-cell table:formula="of:=[.$N$1]*[.D93]" office:value-type="float" office:value="-0.440110516674204" calcext:value-type="float">
            <text:p>-0.440110516674204</text:p>
          </table:table-cell>
          <table:table-cell table:number-columns-repeated="9"/>
        </table:table-row>
        <table:table-row table:style-name="ro1">
          <table:table-cell office:value-type="time" office:time-value="PT15H12M08.091S" calcext:value-type="time">
            <text:p>15:12:08.0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092263" calcext:value-type="float">
            <text:p>-3.09E-10</text:p>
          </table:table-cell>
          <table:table-cell table:formula="of:=[.C94]*10^9" office:value-type="float" office:value="-0.3092263" calcext:value-type="float">
            <text:p>-0.3092263</text:p>
          </table:table-cell>
          <table:table-cell table:formula="of:=[.$N$1]*[.D94]" office:value-type="float" office:value="-0.273525965283021" calcext:value-type="float">
            <text:p>-0.273525965283021</text:p>
          </table:table-cell>
          <table:table-cell table:number-columns-repeated="9"/>
        </table:table-row>
        <table:table-row table:style-name="ro1">
          <table:table-cell office:value-type="time" office:time-value="PT15H12M08.475S" calcext:value-type="time">
            <text:p>15:12:08.4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19638" calcext:value-type="float">
            <text:p>-2.20E-10</text:p>
          </table:table-cell>
          <table:table-cell table:formula="of:=[.C95]*10^9" office:value-type="float" office:value="-0.219638" calcext:value-type="float">
            <text:p>-0.219638</text:p>
          </table:table-cell>
          <table:table-cell table:formula="of:=[.$N$1]*[.D95]" office:value-type="float" office:value="-0.194280680404067" calcext:value-type="float">
            <text:p>-0.194280680404067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319653204299588" calcext:value-type="float">
            <text:p>-0.319653204299588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32226776759898" calcext:value-type="float">
            <text:p>0.132226776759898</text:p>
          </table:table-cell>
          <table:table-cell/>
          <table:table-cell table:formula="of:=(MAX([.E94:.E98])-MIN([.E94:.E98]))/2" office:value-type="float" office:value="0.149458877212603" calcext:value-type="float">
            <text:p>0.149458877212603</text:p>
          </table:table-cell>
          <table:table-cell table:number-columns-repeated="2"/>
        </table:table-row>
        <table:table-row table:style-name="ro1">
          <table:table-cell office:value-type="time" office:time-value="PT15H12M08.858S" calcext:value-type="time">
            <text:p>15:12:08.8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575702" calcext:value-type="float">
            <text:p>-5.58E-10</text:p>
          </table:table-cell>
          <table:table-cell table:formula="of:=[.C96]*10^9" office:value-type="float" office:value="-0.5575702" calcext:value-type="float">
            <text:p>-0.5575702</text:p>
          </table:table-cell>
          <table:table-cell table:formula="of:=[.$N$1]*[.D96]" office:value-type="float" office:value="-0.493198434829272" calcext:value-type="float">
            <text:p>-0.493198434829272</text:p>
          </table:table-cell>
          <table:table-cell table:number-columns-repeated="9"/>
        </table:table-row>
        <table:table-row table:style-name="ro1">
          <table:table-cell office:value-type="time" office:time-value="PT15H12M09.242S" calcext:value-type="time">
            <text:p>15:12:09.2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673995" calcext:value-type="float">
            <text:p>-4.67E-10</text:p>
          </table:table-cell>
          <table:table-cell table:formula="of:=[.C97]*10^9" office:value-type="float" office:value="-0.4673995" calcext:value-type="float">
            <text:p>-0.4673995</text:p>
          </table:table-cell>
          <table:table-cell table:formula="of:=[.$N$1]*[.D97]" office:value-type="float" office:value="-0.413437988328617" calcext:value-type="float">
            <text:p>-0.413437988328617</text:p>
          </table:table-cell>
          <table:table-cell table:number-columns-repeated="9"/>
        </table:table-row>
        <table:table-row table:style-name="ro1">
          <table:table-cell office:value-type="time" office:time-value="PT15H12M09.626S" calcext:value-type="time">
            <text:p>15:12:09.6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530361" calcext:value-type="float">
            <text:p>-2.53E-10</text:p>
          </table:table-cell>
          <table:table-cell table:formula="of:=[.C98]*10^9" office:value-type="float" office:value="-0.2530361" calcext:value-type="float">
            <text:p>-0.2530361</text:p>
          </table:table-cell>
          <table:table-cell table:formula="of:=[.$N$1]*[.D98]" office:value-type="float" office:value="-0.223822952652963" calcext:value-type="float">
            <text:p>-0.223822952652963</text:p>
          </table:table-cell>
          <table:table-cell table:number-columns-repeated="9"/>
        </table:table-row>
        <table:table-row table:style-name="ro1">
          <table:table-cell office:value-type="time" office:time-value="PT15H12M10.011S" calcext:value-type="time">
            <text:p>15:12:10.0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614376" calcext:value-type="float">
            <text:p>-2.61E-10</text:p>
          </table:table-cell>
          <table:table-cell table:formula="of:=[.C99]*10^9" office:value-type="float" office:value="-0.2614376" calcext:value-type="float">
            <text:p>-0.2614376</text:p>
          </table:table-cell>
          <table:table-cell table:formula="of:=[.$N$1]*[.D99]" office:value-type="float" office:value="-0.231254495174816" calcext:value-type="float">
            <text:p>-0.231254495174816</text:p>
          </table:table-cell>
          <table:table-cell table:number-columns-repeated="9"/>
        </table:table-row>
        <table:table-row table:style-name="ro1">
          <table:table-cell office:value-type="time" office:time-value="PT15H12M10.394S" calcext:value-type="time">
            <text:p>15:12:10.3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776995" calcext:value-type="float">
            <text:p>-5.78E-10</text:p>
          </table:table-cell>
          <table:table-cell table:formula="of:=[.C100]*10^9" office:value-type="float" office:value="-0.5776995" calcext:value-type="float">
            <text:p>-0.5776995</text:p>
          </table:table-cell>
          <table:table-cell table:formula="of:=[.$N$1]*[.D100]" office:value-type="float" office:value="-0.511003796834288" calcext:value-type="float">
            <text:p>-0.511003796834288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351432183765345" calcext:value-type="float">
            <text:p>-0.351432183765345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29969984410673" calcext:value-type="float">
            <text:p>0.129969984410673</text:p>
          </table:table-cell>
          <table:table-cell/>
          <table:table-cell table:formula="of:=(MAX([.E99:.E103])-MIN([.E99:.E103]))/2" office:value-type="float" office:value="0.146901556188389" calcext:value-type="float">
            <text:p>0.146901556188389</text:p>
          </table:table-cell>
          <table:table-cell table:number-columns-repeated="2"/>
        </table:table-row>
        <table:table-row table:style-name="ro1">
          <table:table-cell office:value-type="time" office:time-value="PT15H12M10.778S" calcext:value-type="time">
            <text:p>15:12:10.7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248514" calcext:value-type="float">
            <text:p>-4.25E-10</text:p>
          </table:table-cell>
          <table:table-cell table:formula="of:=[.C101]*10^9" office:value-type="float" office:value="-0.4248514" calcext:value-type="float">
            <text:p>-0.4248514</text:p>
          </table:table-cell>
          <table:table-cell table:formula="of:=[.$N$1]*[.D101]" office:value-type="float" office:value="-0.37580208826624" calcext:value-type="float">
            <text:p>-0.37580208826624</text:p>
          </table:table-cell>
          <table:table-cell table:number-columns-repeated="9"/>
        </table:table-row>
        <table:table-row table:style-name="ro1">
          <table:table-cell office:value-type="time" office:time-value="PT15H12M11.161S" calcext:value-type="time">
            <text:p>15:12:11.1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455495" calcext:value-type="float">
            <text:p>-2.46E-10</text:p>
          </table:table-cell>
          <table:table-cell table:formula="of:=[.C102]*10^9" office:value-type="float" office:value="-0.2455495" calcext:value-type="float">
            <text:p>-0.2455495</text:p>
          </table:table-cell>
          <table:table-cell table:formula="of:=[.$N$1]*[.D102]" office:value-type="float" office:value="-0.217200684457509" calcext:value-type="float">
            <text:p>-0.217200684457509</text:p>
          </table:table-cell>
          <table:table-cell table:number-columns-repeated="9"/>
        </table:table-row>
        <table:table-row table:style-name="ro1">
          <table:table-cell office:value-type="time" office:time-value="PT15H12M11.545S" calcext:value-type="time">
            <text:p>15:12:11.5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769658" calcext:value-type="float">
            <text:p>-4.77E-10</text:p>
          </table:table-cell>
          <table:table-cell table:formula="of:=[.C103]*10^9" office:value-type="float" office:value="-0.4769658" calcext:value-type="float">
            <text:p>-0.4769658</text:p>
          </table:table-cell>
          <table:table-cell table:formula="of:=[.$N$1]*[.D103]" office:value-type="float" office:value="-0.421899854093873" calcext:value-type="float">
            <text:p>-0.421899854093873</text:p>
          </table:table-cell>
          <table:table-cell table:number-columns-repeated="9"/>
        </table:table-row>
        <table:table-row table:style-name="ro1">
          <table:table-cell office:value-type="time" office:time-value="PT15H12M11.93S" calcext:value-type="time">
            <text:p>15:12:11.9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859359" calcext:value-type="float">
            <text:p>-5.86E-10</text:p>
          </table:table-cell>
          <table:table-cell table:formula="of:=[.C104]*10^9" office:value-type="float" office:value="-0.5859359" calcext:value-type="float">
            <text:p>-0.5859359</text:p>
          </table:table-cell>
          <table:table-cell table:formula="of:=[.$N$1]*[.D104]" office:value-type="float" office:value="-0.518289300235703" calcext:value-type="float">
            <text:p>-0.518289300235703</text:p>
          </table:table-cell>
          <table:table-cell table:number-columns-repeated="9"/>
        </table:table-row>
        <table:table-row table:style-name="ro1">
          <table:table-cell office:value-type="time" office:time-value="PT15H12M12.312S" calcext:value-type="time">
            <text:p>15:12:12.3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096007" calcext:value-type="float">
            <text:p>-3.10E-10</text:p>
          </table:table-cell>
          <table:table-cell table:formula="of:=[.C105]*10^9" office:value-type="float" office:value="-0.3096007" calcext:value-type="float">
            <text:p>-0.3096007</text:p>
          </table:table-cell>
          <table:table-cell table:formula="of:=[.$N$1]*[.D105]" office:value-type="float" office:value="-0.273857140611258" calcext:value-type="float">
            <text:p>-0.273857140611258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451147606745308" calcext:value-type="float">
            <text:p>-0.451147606745308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08162197006775" calcext:value-type="float">
            <text:p>0.108162197006775</text:p>
          </table:table-cell>
          <table:table-cell/>
          <table:table-cell table:formula="of:=(MAX([.E104:.E108])-MIN([.E104:.E108]))/2" office:value-type="float" office:value="0.122216079812223" calcext:value-type="float">
            <text:p>0.122216079812223</text:p>
          </table:table-cell>
          <table:table-cell table:number-columns-repeated="2"/>
        </table:table-row>
        <table:table-row table:style-name="ro1">
          <table:table-cell office:value-type="time" office:time-value="PT15H12M12.688S" calcext:value-type="time">
            <text:p>15:12:12.6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609392" calcext:value-type="float">
            <text:p>-5.61E-10</text:p>
          </table:table-cell>
          <table:table-cell table:formula="of:=[.C106]*10^9" office:value-type="float" office:value="-0.5609392" calcext:value-type="float">
            <text:p>-0.5609392</text:p>
          </table:table-cell>
          <table:table-cell table:formula="of:=[.$N$1]*[.D106]" office:value-type="float" office:value="-0.496178482053711" calcext:value-type="float">
            <text:p>-0.496178482053711</text:p>
          </table:table-cell>
          <table:table-cell table:number-columns-repeated="9"/>
        </table:table-row>
        <table:table-row table:style-name="ro1">
          <table:table-cell office:value-type="time" office:time-value="PT15H12M13.065S" calcext:value-type="time">
            <text:p>15:12:13.0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377309" calcext:value-type="float">
            <text:p>-5.38E-10</text:p>
          </table:table-cell>
          <table:table-cell table:formula="of:=[.C107]*10^9" office:value-type="float" office:value="-0.5377309" calcext:value-type="float">
            <text:p>-0.5377309</text:p>
          </table:table-cell>
          <table:table-cell table:formula="of:=[.$N$1]*[.D107]" office:value-type="float" office:value="-0.475649592175722" calcext:value-type="float">
            <text:p>-0.475649592175722</text:p>
          </table:table-cell>
          <table:table-cell table:number-columns-repeated="9"/>
        </table:table-row>
        <table:table-row table:style-name="ro1">
          <table:table-cell office:value-type="time" office:time-value="PT15H12M13.449S" calcext:value-type="time">
            <text:p>15:12:13.4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55948" calcext:value-type="float">
            <text:p>-5.56E-10</text:p>
          </table:table-cell>
          <table:table-cell table:formula="of:=[.C108]*10^9" office:value-type="float" office:value="-0.555948" calcext:value-type="float">
            <text:p>-0.555948</text:p>
          </table:table-cell>
          <table:table-cell table:formula="of:=[.$N$1]*[.D108]" office:value-type="float" office:value="-0.491763518650144" calcext:value-type="float">
            <text:p>-0.491763518650144</text:p>
          </table:table-cell>
          <table:table-cell table:number-columns-repeated="9"/>
        </table:table-row>
        <table:table-row table:style-name="ro1">
          <table:table-cell office:value-type="time" office:time-value="PT15H12M13.833S" calcext:value-type="time">
            <text:p>15:12:13.8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368297" calcext:value-type="float">
            <text:p>-4.37E-10</text:p>
          </table:table-cell>
          <table:table-cell table:formula="of:=[.C109]*10^9" office:value-type="float" office:value="-0.4368297" calcext:value-type="float">
            <text:p>-0.4368297</text:p>
          </table:table-cell>
          <table:table-cell table:formula="of:=[.$N$1]*[.D109]" office:value-type="float" office:value="-0.386397487396099" calcext:value-type="float">
            <text:p>-0.386397487396099</text:p>
          </table:table-cell>
          <table:table-cell table:number-columns-repeated="9"/>
        </table:table-row>
        <table:table-row table:style-name="ro1">
          <table:table-cell office:value-type="time" office:time-value="PT15H12M14.215S" calcext:value-type="time">
            <text:p>15:12:14.2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640028" calcext:value-type="float">
            <text:p>-3.64E-10</text:p>
          </table:table-cell>
          <table:table-cell table:formula="of:=[.C110]*10^9" office:value-type="float" office:value="-0.3640028" calcext:value-type="float">
            <text:p>-0.3640028</text:p>
          </table:table-cell>
          <table:table-cell table:formula="of:=[.$N$1]*[.D110]" office:value-type="float" office:value="-0.321978490302159" calcext:value-type="float">
            <text:p>-0.321978490302159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389075673262327" calcext:value-type="float">
            <text:p>-0.389075673262327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984702574928838" calcext:value-type="float">
            <text:p>0.098470257492884</text:p>
          </table:table-cell>
          <table:table-cell/>
          <table:table-cell table:formula="of:=(MAX([.E109:.E113])-MIN([.E109:.E113]))/2" office:value-type="float" office:value="0.111270752904985" calcext:value-type="float">
            <text:p>0.111270752904985</text:p>
          </table:table-cell>
          <table:table-cell table:number-columns-repeated="2"/>
        </table:table-row>
        <table:table-row table:style-name="ro1">
          <table:table-cell office:value-type="time" office:time-value="PT15H12M14.599S" calcext:value-type="time">
            <text:p>15:12:14.6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685085" calcext:value-type="float">
            <text:p>-5.69E-10</text:p>
          </table:table-cell>
          <table:table-cell table:formula="of:=[.C111]*10^9" office:value-type="float" office:value="-0.5685085" calcext:value-type="float">
            <text:p>-0.5685085</text:p>
          </table:table-cell>
          <table:table-cell table:formula="of:=[.$N$1]*[.D111]" office:value-type="float" office:value="-0.502873902491807" calcext:value-type="float">
            <text:p>-0.502873902491807</text:p>
          </table:table-cell>
          <table:table-cell table:number-columns-repeated="9"/>
        </table:table-row>
        <table:table-row table:style-name="ro1">
          <table:table-cell office:value-type="time" office:time-value="PT15H12M14.984S" calcext:value-type="time">
            <text:p>15:12:14.9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130251" calcext:value-type="float">
            <text:p>-5.13E-10</text:p>
          </table:table-cell>
          <table:table-cell table:formula="of:=[.C112]*10^9" office:value-type="float" office:value="-0.5130251" calcext:value-type="float">
            <text:p>-0.5130251</text:p>
          </table:table-cell>
          <table:table-cell table:formula="of:=[.$N$1]*[.D112]" office:value-type="float" office:value="-0.453796089439735" calcext:value-type="float">
            <text:p>-0.453796089439735</text:p>
          </table:table-cell>
          <table:table-cell table:number-columns-repeated="9"/>
        </table:table-row>
        <table:table-row table:style-name="ro1">
          <table:table-cell office:value-type="time" office:time-value="PT15H12M15.368S" calcext:value-type="time">
            <text:p>15:12:15.3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169211" calcext:value-type="float">
            <text:p>-3.17E-10</text:p>
          </table:table-cell>
          <table:table-cell table:formula="of:=[.C113]*10^9" office:value-type="float" office:value="-0.3169211" calcext:value-type="float">
            <text:p>-0.3169211</text:p>
          </table:table-cell>
          <table:table-cell table:formula="of:=[.$N$1]*[.D113]" office:value-type="float" office:value="-0.280332396681837" calcext:value-type="float">
            <text:p>-0.280332396681837</text:p>
          </table:table-cell>
          <table:table-cell table:number-columns-repeated="9"/>
        </table:table-row>
        <table:table-row table:style-name="ro1">
          <table:table-cell office:value-type="time" office:time-value="PT15H12M15.751S" calcext:value-type="time">
            <text:p>15:12:15.7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958619" calcext:value-type="float">
            <text:p>-3.96E-10</text:p>
          </table:table-cell>
          <table:table-cell table:formula="of:=[.C114]*10^9" office:value-type="float" office:value="-0.3958619" calcext:value-type="float">
            <text:p>-0.3958619</text:p>
          </table:table-cell>
          <table:table-cell table:formula="of:=[.$N$1]*[.D114]" office:value-type="float" office:value="-0.350159440889312" calcext:value-type="float">
            <text:p>-0.350159440889312</text:p>
          </table:table-cell>
          <table:table-cell table:number-columns-repeated="9"/>
        </table:table-row>
        <table:table-row table:style-name="ro1">
          <table:table-cell office:value-type="time" office:time-value="PT15H12M16.134S" calcext:value-type="time">
            <text:p>15:12:16.1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579167" calcext:value-type="float">
            <text:p>-4.58E-10</text:p>
          </table:table-cell>
          <table:table-cell table:formula="of:=[.C115]*10^9" office:value-type="float" office:value="-0.4579167" calcext:value-type="float">
            <text:p>-0.4579167</text:p>
          </table:table-cell>
          <table:table-cell table:formula="of:=[.$N$1]*[.D115]" office:value-type="float" office:value="-0.405049982445592" calcext:value-type="float">
            <text:p>-0.405049982445592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86846378570174" calcext:value-type="float">
            <text:p>-0.386846378570174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94680605379349" calcext:value-type="float">
            <text:p>0.094680605379349</text:p>
          </table:table-cell>
          <table:table-cell/>
          <table:table-cell table:formula="of:=(MAX([.E114:.E118])-MIN([.E114:.E118]))/2" office:value-type="float" office:value="0.106985022181587" calcext:value-type="float">
            <text:p>0.106985022181587</text:p>
          </table:table-cell>
          <table:table-cell table:number-columns-repeated="2"/>
        </table:table-row>
        <table:table-row table:style-name="ro1">
          <table:table-cell office:value-type="time" office:time-value="PT15H12M16.518S" calcext:value-type="time">
            <text:p>15:12:16.5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167961" calcext:value-type="float">
            <text:p>-3.17E-10</text:p>
          </table:table-cell>
          <table:table-cell table:formula="of:=[.C116]*10^9" office:value-type="float" office:value="-0.3167961" calcext:value-type="float">
            <text:p>-0.3167961</text:p>
          </table:table-cell>
          <table:table-cell table:formula="of:=[.$N$1]*[.D116]" office:value-type="float" office:value="-0.280221827995861" calcext:value-type="float">
            <text:p>-0.280221827995861</text:p>
          </table:table-cell>
          <table:table-cell table:number-columns-repeated="9"/>
        </table:table-row>
        <table:table-row table:style-name="ro1">
          <table:table-cell office:value-type="time" office:time-value="PT15H12M16.902S" calcext:value-type="time">
            <text:p>15:12:16.9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586933" calcext:value-type="float">
            <text:p>-5.59E-10</text:p>
          </table:table-cell>
          <table:table-cell table:formula="of:=[.C117]*10^9" office:value-type="float" office:value="-0.5586933" calcext:value-type="float">
            <text:p>-0.5586933</text:p>
          </table:table-cell>
          <table:table-cell table:formula="of:=[.$N$1]*[.D117]" office:value-type="float" office:value="-0.494191872359034" calcext:value-type="float">
            <text:p>-0.494191872359034</text:p>
          </table:table-cell>
          <table:table-cell table:number-columns-repeated="9"/>
        </table:table-row>
        <table:table-row table:style-name="ro1">
          <table:table-cell office:value-type="time" office:time-value="PT15H12M17.286S" calcext:value-type="time">
            <text:p>15:12:17.2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574179" calcext:value-type="float">
            <text:p>-4.57E-10</text:p>
          </table:table-cell>
          <table:table-cell table:formula="of:=[.C118]*10^9" office:value-type="float" office:value="-0.4574179" calcext:value-type="float">
            <text:p>-0.4574179</text:p>
          </table:table-cell>
          <table:table-cell table:formula="of:=[.$N$1]*[.D118]" office:value-type="float" office:value="-0.404608769161072" calcext:value-type="float">
            <text:p>-0.404608769161072</text:p>
          </table:table-cell>
          <table:table-cell table:number-columns-repeated="9"/>
        </table:table-row>
        <table:table-row table:style-name="ro1">
          <table:table-cell office:value-type="time" office:time-value="PT15H12M17.67S" calcext:value-type="time">
            <text:p>15:12:17.6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086444" calcext:value-type="float">
            <text:p>-3.09E-10</text:p>
          </table:table-cell>
          <table:table-cell table:formula="of:=[.C119]*10^9" office:value-type="float" office:value="-0.3086444" calcext:value-type="float">
            <text:p>-0.3086444</text:p>
          </table:table-cell>
          <table:table-cell table:formula="of:=[.$N$1]*[.D119]" office:value-type="float" office:value="-0.273011245936063" calcext:value-type="float">
            <text:p>-0.273011245936063</text:p>
          </table:table-cell>
          <table:table-cell table:number-columns-repeated="9"/>
        </table:table-row>
        <table:table-row table:style-name="ro1">
          <table:table-cell office:value-type="time" office:time-value="PT15H12M18.053S" calcext:value-type="time">
            <text:p>15:12:18.0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080344" calcext:value-type="float">
            <text:p>-5.08E-10</text:p>
          </table:table-cell>
          <table:table-cell table:formula="of:=[.C120]*10^9" office:value-type="float" office:value="-0.5080344" calcext:value-type="float">
            <text:p>-0.5080344</text:p>
          </table:table-cell>
          <table:table-cell table:formula="of:=[.$N$1]*[.D120]" office:value-type="float" office:value="-0.449381568310911" calcext:value-type="float">
            <text:p>-0.449381568310911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74793967214981" calcext:value-type="float">
            <text:p>-0.374793967214981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25289308714478" calcext:value-type="float">
            <text:p>0.125289308714478</text:p>
          </table:table-cell>
          <table:table-cell/>
          <table:table-cell table:formula="of:=(MAX([.E119:.E123])-MIN([.E119:.E123]))/2" office:value-type="float" office:value="0.141604210443255" calcext:value-type="float">
            <text:p>0.141604210443255</text:p>
          </table:table-cell>
          <table:table-cell table:number-columns-repeated="2"/>
        </table:table-row>
        <table:table-row table:style-name="ro1">
          <table:table-cell office:value-type="time" office:time-value="PT15H12M18.437S" calcext:value-type="time">
            <text:p>15:12:18.4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288169" calcext:value-type="float">
            <text:p>-6.29E-10</text:p>
          </table:table-cell>
          <table:table-cell table:formula="of:=[.C121]*10^9" office:value-type="float" office:value="-0.6288169" calcext:value-type="float">
            <text:p>-0.6288169</text:p>
          </table:table-cell>
          <table:table-cell table:formula="of:=[.$N$1]*[.D121]" office:value-type="float" office:value="-0.556219666822572" calcext:value-type="float">
            <text:p>-0.556219666822572</text:p>
          </table:table-cell>
          <table:table-cell table:number-columns-repeated="9"/>
        </table:table-row>
        <table:table-row table:style-name="ro1">
          <table:table-cell office:value-type="time" office:time-value="PT15H12M18.813S" calcext:value-type="time">
            <text:p>15:12:18.8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343477" calcext:value-type="float">
            <text:p>-3.34E-10</text:p>
          </table:table-cell>
          <table:table-cell table:formula="of:=[.C122]*10^9" office:value-type="float" office:value="-0.3343477" calcext:value-type="float">
            <text:p>-0.3343477</text:p>
          </table:table-cell>
          <table:table-cell table:formula="of:=[.$N$1]*[.D122]" office:value-type="float" office:value="-0.295747086786143" calcext:value-type="float">
            <text:p>-0.295747086786143</text:p>
          </table:table-cell>
          <table:table-cell table:number-columns-repeated="9"/>
        </table:table-row>
        <table:table-row table:style-name="ro1">
          <table:table-cell office:value-type="time" office:time-value="PT15H12M19.189S" calcext:value-type="time">
            <text:p>15:12:19.1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387151" calcext:value-type="float">
            <text:p>-3.39E-10</text:p>
          </table:table-cell>
          <table:table-cell table:formula="of:=[.C123]*10^9" office:value-type="float" office:value="-0.3387151" calcext:value-type="float">
            <text:p>-0.3387151</text:p>
          </table:table-cell>
          <table:table-cell table:formula="of:=[.$N$1]*[.D123]" office:value-type="float" office:value="-0.299610268219213" calcext:value-type="float">
            <text:p>-0.299610268219213</text:p>
          </table:table-cell>
          <table:table-cell table:number-columns-repeated="9"/>
        </table:table-row>
        <table:table-row table:style-name="ro1">
          <table:table-cell office:value-type="time" office:time-value="PT15H12M19.573S" calcext:value-type="time">
            <text:p>15:12:19.5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167968" calcext:value-type="float">
            <text:p>-6.17E-10</text:p>
          </table:table-cell>
          <table:table-cell table:formula="of:=[.C124]*10^9" office:value-type="float" office:value="-0.6167968" calcext:value-type="float">
            <text:p>-0.6167968</text:p>
          </table:table-cell>
          <table:table-cell table:formula="of:=[.$N$1]*[.D124]" office:value-type="float" office:value="-0.545587293524123" calcext:value-type="float">
            <text:p>-0.545587293524123</text:p>
          </table:table-cell>
          <table:table-cell table:number-columns-repeated="9"/>
        </table:table-row>
        <table:table-row table:style-name="ro1">
          <table:table-cell office:value-type="time" office:time-value="PT15H12M19.956S" calcext:value-type="time">
            <text:p>15:12:19.9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766331" calcext:value-type="float">
            <text:p>-4.77E-10</text:p>
          </table:table-cell>
          <table:table-cell table:formula="of:=[.C125]*10^9" office:value-type="float" office:value="-0.4766331" calcext:value-type="float">
            <text:p>-0.4766331</text:p>
          </table:table-cell>
          <table:table-cell table:formula="of:=[.$N$1]*[.D125]" office:value-type="float" office:value="-0.421605564479278" calcext:value-type="float">
            <text:p>-0.421605564479278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435151484571673" calcext:value-type="float">
            <text:p>-0.435151484571673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16794320229584" calcext:value-type="float">
            <text:p>0.116794320229584</text:p>
          </table:table-cell>
          <table:table-cell/>
          <table:table-cell table:formula="of:=(MAX([.E124:.E128])-MIN([.E124:.E128]))/2" office:value-type="float" office:value="0.131983629076439" calcext:value-type="float">
            <text:p>0.131983629076439</text:p>
          </table:table-cell>
          <table:table-cell table:number-columns-repeated="2"/>
        </table:table-row>
        <table:table-row table:style-name="ro1">
          <table:table-cell office:value-type="time" office:time-value="PT15H12M20.34S" calcext:value-type="time">
            <text:p>15:12:20.3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183768" calcext:value-type="float">
            <text:p>-3.18E-10</text:p>
          </table:table-cell>
          <table:table-cell table:formula="of:=[.C126]*10^9" office:value-type="float" office:value="-0.3183768" calcext:value-type="float">
            <text:p>-0.3183768</text:p>
          </table:table-cell>
          <table:table-cell table:formula="of:=[.$N$1]*[.D126]" office:value-type="float" office:value="-0.281620035371245" calcext:value-type="float">
            <text:p>-0.281620035371245</text:p>
          </table:table-cell>
          <table:table-cell table:number-columns-repeated="9"/>
        </table:table-row>
        <table:table-row table:style-name="ro1">
          <table:table-cell office:value-type="time" office:time-value="PT15H12M20.724S" calcext:value-type="time">
            <text:p>15:12:20.7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994529" calcext:value-type="float">
            <text:p>-5.99E-10</text:p>
          </table:table-cell>
          <table:table-cell table:formula="of:=[.C127]*10^9" office:value-type="float" office:value="-0.5994529" calcext:value-type="float">
            <text:p>-0.5994529</text:p>
          </table:table-cell>
          <table:table-cell table:formula="of:=[.$N$1]*[.D127]" office:value-type="float" office:value="-0.530245755662459" calcext:value-type="float">
            <text:p>-0.530245755662459</text:p>
          </table:table-cell>
          <table:table-cell table:number-columns-repeated="9"/>
        </table:table-row>
        <table:table-row table:style-name="ro1">
          <table:table-cell office:value-type="time" office:time-value="PT15H12M21.108S" calcext:value-type="time">
            <text:p>15:12:21.1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484755" calcext:value-type="float">
            <text:p>-4.48E-10</text:p>
          </table:table-cell>
          <table:table-cell table:formula="of:=[.C128]*10^9" office:value-type="float" office:value="-0.4484755" calcext:value-type="float">
            <text:p>-0.4484755</text:p>
          </table:table-cell>
          <table:table-cell table:formula="of:=[.$N$1]*[.D128]" office:value-type="float" office:value="-0.396698773821261" calcext:value-type="float">
            <text:p>-0.396698773821261</text:p>
          </table:table-cell>
          <table:table-cell table:number-columns-repeated="9"/>
        </table:table-row>
        <table:table-row table:style-name="ro1">
          <table:table-cell office:value-type="time" office:time-value="PT15H12M21.492S" calcext:value-type="time">
            <text:p>15:12:21.4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407114" calcext:value-type="float">
            <text:p>-3.41E-10</text:p>
          </table:table-cell>
          <table:table-cell table:formula="of:=[.C129]*10^9" office:value-type="float" office:value="-0.3407114" calcext:value-type="float">
            <text:p>-0.3407114</text:p>
          </table:table-cell>
          <table:table-cell table:formula="of:=[.$N$1]*[.D129]" office:value-type="float" office:value="-0.301376094361733" calcext:value-type="float">
            <text:p>-0.301376094361733</text:p>
          </table:table-cell>
          <table:table-cell table:number-columns-repeated="9"/>
        </table:table-row>
        <table:table-row table:style-name="ro1">
          <table:table-cell office:value-type="time" office:time-value="PT15H12M21.876S" calcext:value-type="time">
            <text:p>15:12:21.8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102254" calcext:value-type="float">
            <text:p>-6.10E-10</text:p>
          </table:table-cell>
          <table:table-cell table:formula="of:=[.C130]*10^9" office:value-type="float" office:value="-0.6102254" calcext:value-type="float">
            <text:p>-0.6102254</text:p>
          </table:table-cell>
          <table:table-cell table:formula="of:=[.$N$1]*[.D130]" office:value-type="float" office:value="-0.539774565019914" calcext:value-type="float">
            <text:p>-0.539774565019914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430059681591022" calcext:value-type="float">
            <text:p>-0.430059681591022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05489822650125" calcext:value-type="float">
            <text:p>0.105489822650125</text:p>
          </table:table-cell>
          <table:table-cell/>
          <table:table-cell table:formula="of:=(MAX([.E129:.E133])-MIN([.E129:.E133]))/2" office:value-type="float" office:value="0.119199235329091" calcext:value-type="float">
            <text:p>0.119199235329091</text:p>
          </table:table-cell>
          <table:table-cell table:number-columns-repeated="2"/>
        </table:table-row>
        <table:table-row table:style-name="ro1">
          <table:table-cell office:value-type="time" office:time-value="PT15H12M22.26S" calcext:value-type="time">
            <text:p>15:12:22.2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532862" calcext:value-type="float">
            <text:p>-5.53E-10</text:p>
          </table:table-cell>
          <table:table-cell table:formula="of:=[.C131]*10^9" office:value-type="float" office:value="-0.5532862" calcext:value-type="float">
            <text:p>-0.5532862</text:p>
          </table:table-cell>
          <table:table-cell table:formula="of:=[.$N$1]*[.D131]" office:value-type="float" office:value="-0.489409024823485" calcext:value-type="float">
            <text:p>-0.489409024823485</text:p>
          </table:table-cell>
          <table:table-cell table:number-columns-repeated="9"/>
        </table:table-row>
        <table:table-row table:style-name="ro1">
          <table:table-cell office:value-type="time" office:time-value="PT15H12M22.643S" calcext:value-type="time">
            <text:p>15:12:22.6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840084" calcext:value-type="float">
            <text:p>-3.84E-10</text:p>
          </table:table-cell>
          <table:table-cell table:formula="of:=[.C132]*10^9" office:value-type="float" office:value="-0.3840084" calcext:value-type="float">
            <text:p>-0.3840084</text:p>
          </table:table-cell>
          <table:table-cell table:formula="of:=[.$N$1]*[.D132]" office:value-type="float" office:value="-0.339674433535532" calcext:value-type="float">
            <text:p>-0.339674433535532</text:p>
          </table:table-cell>
          <table:table-cell table:number-columns-repeated="9"/>
        </table:table-row>
        <table:table-row table:style-name="ro1">
          <table:table-cell office:value-type="time" office:time-value="PT15H12M23.027S" calcext:value-type="time">
            <text:p>15:12:23.0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427218" calcext:value-type="float">
            <text:p>-5.43E-10</text:p>
          </table:table-cell>
          <table:table-cell table:formula="of:=[.C133]*10^9" office:value-type="float" office:value="-0.5427218" calcext:value-type="float">
            <text:p>-0.5427218</text:p>
          </table:table-cell>
          <table:table-cell table:formula="of:=[.$N$1]*[.D133]" office:value-type="float" office:value="-0.480064290214444" calcext:value-type="float">
            <text:p>-0.480064290214444</text:p>
          </table:table-cell>
          <table:table-cell table:number-columns-repeated="9"/>
        </table:table-row>
        <table:table-row table:style-name="ro1">
          <table:table-cell office:value-type="time" office:time-value="PT15H12M23.412S" calcext:value-type="time">
            <text:p>15:12:23.4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197913" calcext:value-type="float">
            <text:p>-6.20E-10</text:p>
          </table:table-cell>
          <table:table-cell table:formula="of:=[.C134]*10^9" office:value-type="float" office:value="-0.6197913" calcext:value-type="float">
            <text:p>-0.6197913</text:p>
          </table:table-cell>
          <table:table-cell table:formula="of:=[.$N$1]*[.D134]" office:value-type="float" office:value="-0.548236076965376" calcext:value-type="float">
            <text:p>-0.548236076965376</text:p>
          </table:table-cell>
          <table:table-cell table:number-columns-repeated="9"/>
        </table:table-row>
        <table:table-row table:style-name="ro1">
          <table:table-cell office:value-type="time" office:time-value="PT15H12M23.795S" calcext:value-type="time">
            <text:p>15:12:23.8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738462" calcext:value-type="float">
            <text:p>-4.74E-10</text:p>
          </table:table-cell>
          <table:table-cell table:formula="of:=[.C135]*10^9" office:value-type="float" office:value="-0.4738462" calcext:value-type="float">
            <text:p>-0.4738462</text:p>
          </table:table-cell>
          <table:table-cell table:formula="of:=[.$N$1]*[.D135]" office:value-type="float" office:value="-0.419140413511695" calcext:value-type="float">
            <text:p>-0.41914041351169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478195449438574" calcext:value-type="float">
            <text:p>-0.478195449438574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874546668750027" calcext:value-type="float">
            <text:p>0.087454666875003</text:p>
          </table:table-cell>
          <table:table-cell/>
          <table:table-cell table:formula="of:=(MAX([.E134:.E138])-MIN([.E134:.E138]))/2" office:value-type="float" office:value="0.0987811352744505" calcext:value-type="float">
            <text:p>0.098781135274451</text:p>
          </table:table-cell>
          <table:table-cell table:number-columns-repeated="2"/>
        </table:table-row>
        <table:table-row table:style-name="ro1">
          <table:table-cell office:value-type="time" office:time-value="PT15H12M24.179S" calcext:value-type="time">
            <text:p>15:12:24.1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998126" calcext:value-type="float">
            <text:p>-4.00E-10</text:p>
          </table:table-cell>
          <table:table-cell table:formula="of:=[.C136]*10^9" office:value-type="float" office:value="-0.3998126" calcext:value-type="float">
            <text:p>-0.3998126</text:p>
          </table:table-cell>
          <table:table-cell table:formula="of:=[.$N$1]*[.D136]" office:value-type="float" office:value="-0.353654030550811" calcext:value-type="float">
            <text:p>-0.353654030550811</text:p>
          </table:table-cell>
          <table:table-cell table:number-columns-repeated="9"/>
        </table:table-row>
        <table:table-row table:style-name="ro1">
          <table:table-cell office:value-type="time" office:time-value="PT15H12M24.563S" calcext:value-type="time">
            <text:p>15:12:24.5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864346" calcext:value-type="float">
            <text:p>-5.86E-10</text:p>
          </table:table-cell>
          <table:table-cell table:formula="of:=[.C137]*10^9" office:value-type="float" office:value="-0.5864346" calcext:value-type="float">
            <text:p>-0.5864346</text:p>
          </table:table-cell>
          <table:table-cell table:formula="of:=[.$N$1]*[.D137]" office:value-type="float" office:value="-0.518730425065275" calcext:value-type="float">
            <text:p>-0.518730425065275</text:p>
          </table:table-cell>
          <table:table-cell table:number-columns-repeated="9"/>
        </table:table-row>
        <table:table-row table:style-name="ro1">
          <table:table-cell office:value-type="time" office:time-value="PT15H12M24.947S" calcext:value-type="time">
            <text:p>15:12:24.9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231605" calcext:value-type="float">
            <text:p>-6.23E-10</text:p>
          </table:table-cell>
          <table:table-cell table:formula="of:=[.C138]*10^9" office:value-type="float" office:value="-0.6231605" calcext:value-type="float">
            <text:p>-0.6231605</text:p>
          </table:table-cell>
          <table:table-cell table:formula="of:=[.$N$1]*[.D138]" office:value-type="float" office:value="-0.551216301099712" calcext:value-type="float">
            <text:p>-0.551216301099712</text:p>
          </table:table-cell>
          <table:table-cell table:number-columns-repeated="9"/>
        </table:table-row>
        <table:table-row table:style-name="ro1">
          <table:table-cell office:value-type="time" office:time-value="PT15H12M25.331S" calcext:value-type="time">
            <text:p>15:12:25.3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785324" calcext:value-type="float">
            <text:p>-5.79E-10</text:p>
          </table:table-cell>
          <table:table-cell table:formula="of:=[.C139]*10^9" office:value-type="float" office:value="-0.5785324" calcext:value-type="float">
            <text:p>-0.5785324</text:p>
          </table:table-cell>
          <table:table-cell table:formula="of:=[.$N$1]*[.D139]" office:value-type="float" office:value="-0.511740538102687" calcext:value-type="float">
            <text:p>-0.511740538102687</text:p>
          </table:table-cell>
          <table:table-cell table:number-columns-repeated="9"/>
        </table:table-row>
        <table:table-row table:style-name="ro1">
          <table:table-cell office:value-type="time" office:time-value="PT15H12M25.714S" calcext:value-type="time">
            <text:p>15:12:25.7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70741" calcext:value-type="float">
            <text:p>-6.71E-10</text:p>
          </table:table-cell>
          <table:table-cell table:formula="of:=[.C140]*10^9" office:value-type="float" office:value="-0.670741" calcext:value-type="float">
            <text:p>-0.670741</text:p>
          </table:table-cell>
          <table:table-cell table:formula="of:=[.$N$1]*[.D140]" office:value-type="float" office:value="-0.593303608004554" calcext:value-type="float">
            <text:p>-0.593303608004554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497318772489439" calcext:value-type="float">
            <text:p>-0.497318772489439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04304148867324" calcext:value-type="float">
            <text:p>0.104304148867324</text:p>
          </table:table-cell>
          <table:table-cell/>
          <table:table-cell table:formula="of:=(MAX([.E139:.E143])-MIN([.E139:.E143]))/2" office:value-type="float" office:value="0.117838002122297" calcext:value-type="float">
            <text:p>0.117838002122297</text:p>
          </table:table-cell>
          <table:table-cell table:number-columns-repeated="2"/>
        </table:table-row>
        <table:table-row table:style-name="ro1">
          <table:table-cell office:value-type="time" office:time-value="PT15H12M26.098S" calcext:value-type="time">
            <text:p>15:12:26.1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684946" calcext:value-type="float">
            <text:p>-6.68E-10</text:p>
          </table:table-cell>
          <table:table-cell table:formula="of:=[.C141]*10^9" office:value-type="float" office:value="-0.6684946" calcext:value-type="float">
            <text:p>-0.6684946</text:p>
          </table:table-cell>
          <table:table-cell table:formula="of:=[.$N$1]*[.D141]" office:value-type="float" office:value="-0.591316556035133" calcext:value-type="float">
            <text:p>-0.591316556035133</text:p>
          </table:table-cell>
          <table:table-cell table:number-columns-repeated="9"/>
        </table:table-row>
        <table:table-row table:style-name="ro1">
          <table:table-cell office:value-type="time" office:time-value="PT15H12M26.482S" calcext:value-type="time">
            <text:p>15:12:26.4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043048" calcext:value-type="float">
            <text:p>-4.04E-10</text:p>
          </table:table-cell>
          <table:table-cell table:formula="of:=[.C142]*10^9" office:value-type="float" office:value="-0.4043048" calcext:value-type="float">
            <text:p>-0.4043048</text:p>
          </table:table-cell>
          <table:table-cell table:formula="of:=[.$N$1]*[.D142]" office:value-type="float" office:value="-0.357627603759961" calcext:value-type="float">
            <text:p>-0.357627603759961</text:p>
          </table:table-cell>
          <table:table-cell table:number-columns-repeated="9"/>
        </table:table-row>
        <table:table-row table:style-name="ro1">
          <table:table-cell office:value-type="time" office:time-value="PT15H12M26.866S" calcext:value-type="time">
            <text:p>15:12:26.8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890688" calcext:value-type="float">
            <text:p>-4.89E-10</text:p>
          </table:table-cell>
          <table:table-cell table:formula="of:=[.C143]*10^9" office:value-type="float" office:value="-0.4890688" calcext:value-type="float">
            <text:p>-0.4890688</text:p>
          </table:table-cell>
          <table:table-cell table:formula="of:=[.$N$1]*[.D143]" office:value-type="float" office:value="-0.432605556544863" calcext:value-type="float">
            <text:p>-0.432605556544863</text:p>
          </table:table-cell>
          <table:table-cell table:number-columns-repeated="9"/>
        </table:table-row>
        <table:table-row table:style-name="ro1">
          <table:table-cell office:value-type="time" office:time-value="PT15H12M27.25S" calcext:value-type="time">
            <text:p>15:12:27.2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411147" calcext:value-type="float">
            <text:p>-7.41E-10</text:p>
          </table:table-cell>
          <table:table-cell table:formula="of:=[.C144]*10^9" office:value-type="float" office:value="-0.7411147" calcext:value-type="float">
            <text:p>-0.7411147</text:p>
          </table:table-cell>
          <table:table-cell table:formula="of:=[.$N$1]*[.D144]" office:value-type="float" office:value="-0.655552628294994" calcext:value-type="float">
            <text:p>-0.655552628294994</text:p>
          </table:table-cell>
          <table:table-cell table:number-columns-repeated="9"/>
        </table:table-row>
        <table:table-row table:style-name="ro1">
          <table:table-cell office:value-type="time" office:time-value="PT15H12M27.633S" calcext:value-type="time">
            <text:p>15:12:27.6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998276" calcext:value-type="float">
            <text:p>-6.00E-10</text:p>
          </table:table-cell>
          <table:table-cell table:formula="of:=[.C145]*10^9" office:value-type="float" office:value="-0.5998276" calcext:value-type="float">
            <text:p>-0.5998276</text:p>
          </table:table-cell>
          <table:table-cell table:formula="of:=[.$N$1]*[.D145]" office:value-type="float" office:value="-0.530577196355542" calcext:value-type="float">
            <text:p>-0.530577196355542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598123288180775" calcext:value-type="float">
            <text:p>-0.598123288180775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554657981304023" calcext:value-type="float">
            <text:p>0.055465798130402</text:p>
          </table:table-cell>
          <table:table-cell/>
          <table:table-cell table:formula="of:=(MAX([.E144:.E148])-MIN([.E144:.E148]))/2" office:value-type="float" office:value="0.0624877159697262" calcext:value-type="float">
            <text:p>0.062487715969726</text:p>
          </table:table-cell>
          <table:table-cell table:number-columns-repeated="2"/>
        </table:table-row>
        <table:table-row table:style-name="ro1">
          <table:table-cell office:value-type="time" office:time-value="PT15H12M28.017S" calcext:value-type="time">
            <text:p>15:12:28.0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57307" calcext:value-type="float">
            <text:p>-6.57E-10</text:p>
          </table:table-cell>
          <table:table-cell table:formula="of:=[.C146]*10^9" office:value-type="float" office:value="-0.657307" calcext:value-type="float">
            <text:p>-0.657307</text:p>
          </table:table-cell>
          <table:table-cell table:formula="of:=[.$N$1]*[.D146]" office:value-type="float" office:value="-0.581420570185287" calcext:value-type="float">
            <text:p>-0.581420570185287</text:p>
          </table:table-cell>
          <table:table-cell table:number-columns-repeated="9"/>
        </table:table-row>
        <table:table-row table:style-name="ro1">
          <table:table-cell office:value-type="time" office:time-value="PT15H12M28.401S" calcext:value-type="time">
            <text:p>15:12:28.4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185715" calcext:value-type="float">
            <text:p>-7.19E-10</text:p>
          </table:table-cell>
          <table:table-cell table:formula="of:=[.C147]*10^9" office:value-type="float" office:value="-0.7185715" calcext:value-type="float">
            <text:p>-0.7185715</text:p>
          </table:table-cell>
          <table:table-cell table:formula="of:=[.$N$1]*[.D147]" office:value-type="float" office:value="-0.635612052281349" calcext:value-type="float">
            <text:p>-0.635612052281349</text:p>
          </table:table-cell>
          <table:table-cell table:number-columns-repeated="9"/>
        </table:table-row>
        <table:table-row table:style-name="ro1">
          <table:table-cell office:value-type="time" office:time-value="PT15H12M28.785S" calcext:value-type="time">
            <text:p>15:12:28.7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641279" calcext:value-type="float">
            <text:p>-6.64E-10</text:p>
          </table:table-cell>
          <table:table-cell table:formula="of:=[.C148]*10^9" office:value-type="float" office:value="-0.6641279" calcext:value-type="float">
            <text:p>-0.6641279</text:p>
          </table:table-cell>
          <table:table-cell table:formula="of:=[.$N$1]*[.D148]" office:value-type="float" office:value="-0.587453993786704" calcext:value-type="float">
            <text:p>-0.587453993786704</text:p>
          </table:table-cell>
          <table:table-cell table:number-columns-repeated="9"/>
        </table:table-row>
        <table:table-row table:style-name="ro1">
          <table:table-cell office:value-type="time" office:time-value="PT15H12M29.168S" calcext:value-type="time">
            <text:p>15:12:29.1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99037" calcext:value-type="float">
            <text:p>-5.99E-10</text:p>
          </table:table-cell>
          <table:table-cell table:formula="of:=[.C149]*10^9" office:value-type="float" office:value="-0.599037" calcext:value-type="float">
            <text:p>-0.599037</text:p>
          </table:table-cell>
          <table:table-cell table:formula="of:=[.$N$1]*[.D149]" office:value-type="float" office:value="-0.529877871530478" calcext:value-type="float">
            <text:p>-0.529877871530478</text:p>
          </table:table-cell>
          <table:table-cell table:number-columns-repeated="9"/>
        </table:table-row>
        <table:table-row table:style-name="ro1">
          <table:table-cell office:value-type="time" office:time-value="PT15H12M29.552S" calcext:value-type="time">
            <text:p>15:12:29.5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815825" calcext:value-type="float">
            <text:p>-7.82E-10</text:p>
          </table:table-cell>
          <table:table-cell table:formula="of:=[.C150]*10^9" office:value-type="float" office:value="-0.7815825" calcext:value-type="float">
            <text:p>-0.7815825</text:p>
          </table:table-cell>
          <table:table-cell table:formula="of:=[.$N$1]*[.D150]" office:value-type="float" office:value="-0.691348400057876" calcext:value-type="float">
            <text:p>-0.691348400057876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618350122099666" calcext:value-type="float">
            <text:p>-0.618350122099666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820643919179482" calcext:value-type="float">
            <text:p>0.082064391917948</text:p>
          </table:table-cell>
          <table:table-cell/>
          <table:table-cell table:formula="of:=(MAX([.E149:.E153])-MIN([.E149:.E153]))/2" office:value-type="float" office:value="0.0926184347653893" calcext:value-type="float">
            <text:p>0.092618434765389</text:p>
          </table:table-cell>
          <table:table-cell table:number-columns-repeated="2"/>
        </table:table-row>
        <table:table-row table:style-name="ro1">
          <table:table-cell office:value-type="time" office:time-value="PT15H12M29.936S" calcext:value-type="time">
            <text:p>15:12:29.9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8084508" calcext:value-type="float">
            <text:p>-8.08E-10</text:p>
          </table:table-cell>
          <table:table-cell table:formula="of:=[.C151]*10^9" office:value-type="float" office:value="-0.8084508" calcext:value-type="float">
            <text:p>-0.8084508</text:p>
          </table:table-cell>
          <table:table-cell table:formula="of:=[.$N$1]*[.D151]" office:value-type="float" office:value="-0.715114741061257" calcext:value-type="float">
            <text:p>-0.715114741061257</text:p>
          </table:table-cell>
          <table:table-cell table:number-columns-repeated="9"/>
        </table:table-row>
        <table:table-row table:style-name="ro1">
          <table:table-cell office:value-type="time" office:time-value="PT15H12M30.32S" calcext:value-type="time">
            <text:p>15:12:30.3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60052" calcext:value-type="float">
            <text:p>-6.60E-10</text:p>
          </table:table-cell>
          <table:table-cell table:formula="of:=[.C152]*10^9" office:value-type="float" office:value="-0.660052" calcext:value-type="float">
            <text:p>-0.660052</text:p>
          </table:table-cell>
          <table:table-cell table:formula="of:=[.$N$1]*[.D152]" office:value-type="float" office:value="-0.583848658529331" calcext:value-type="float">
            <text:p>-0.583848658529331</text:p>
          </table:table-cell>
          <table:table-cell table:number-columns-repeated="9"/>
        </table:table-row>
        <table:table-row table:style-name="ro1">
          <table:table-cell office:value-type="time" office:time-value="PT15H12M30.704S" calcext:value-type="time">
            <text:p>15:12:30.7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461605" calcext:value-type="float">
            <text:p>-6.46E-10</text:p>
          </table:table-cell>
          <table:table-cell table:formula="of:=[.C153]*10^9" office:value-type="float" office:value="-0.6461605" calcext:value-type="float">
            <text:p>-0.6461605</text:p>
          </table:table-cell>
          <table:table-cell table:formula="of:=[.$N$1]*[.D153]" office:value-type="float" office:value="-0.57156093931939" calcext:value-type="float">
            <text:p>-0.57156093931939</text:p>
          </table:table-cell>
          <table:table-cell table:number-columns-repeated="9"/>
        </table:table-row>
        <table:table-row table:style-name="ro1">
          <table:table-cell office:value-type="time" office:time-value="PT15H12M31.087S" calcext:value-type="time">
            <text:p>15:12:31.0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109491" calcext:value-type="float">
            <text:p>-1.11E-09</text:p>
          </table:table-cell>
          <table:table-cell table:formula="of:=[.C154]*10^9" office:value-type="float" office:value="-1.109491" calcext:value-type="float">
            <text:p>-1.109491</text:p>
          </table:table-cell>
          <table:table-cell table:formula="of:=[.$N$1]*[.D154]" office:value-type="float" office:value="-0.981399695782099" calcext:value-type="float">
            <text:p>-0.981399695782099</text:p>
          </table:table-cell>
          <table:table-cell table:number-columns-repeated="9"/>
        </table:table-row>
        <table:table-row table:style-name="ro1">
          <table:table-cell office:value-type="time" office:time-value="PT15H12M31.463S" calcext:value-type="time">
            <text:p>15:12:31.4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416824" calcext:value-type="float">
            <text:p>-8.42E-10</text:p>
          </table:table-cell>
          <table:table-cell table:formula="of:=[.C155]*10^9" office:value-type="float" office:value="-0.8416824" calcext:value-type="float">
            <text:p>-0.8416824</text:p>
          </table:table-cell>
          <table:table-cell table:formula="of:=[.$N$1]*[.D155]" office:value-type="float" office:value="-0.744509735820432" calcext:value-type="float">
            <text:p>-0.744509735820432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797752467826857" calcext:value-type="float">
            <text:p>-0.797752467826857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3335433267877" calcext:value-type="float">
            <text:p>0.13335433267877</text:p>
          </table:table-cell>
          <table:table-cell/>
          <table:table-cell table:formula="of:=(MAX([.E154:.E158])-MIN([.E154:.E158]))/2" office:value-type="float" office:value="0.150598928819969" calcext:value-type="float">
            <text:p>0.150598928819969</text:p>
          </table:table-cell>
          <table:table-cell table:number-columns-repeated="2"/>
        </table:table-row>
        <table:table-row table:style-name="ro1">
          <table:table-cell office:value-type="time" office:time-value="PT15H12M31.839S" calcext:value-type="time">
            <text:p>15:12:31.8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689811" calcext:value-type="float">
            <text:p>-7.69E-10</text:p>
          </table:table-cell>
          <table:table-cell table:formula="of:=[.C156]*10^9" office:value-type="float" office:value="-0.7689811" calcext:value-type="float">
            <text:p>-0.7689811</text:p>
          </table:table-cell>
          <table:table-cell table:formula="of:=[.$N$1]*[.D156]" office:value-type="float" office:value="-0.680201838142161" calcext:value-type="float">
            <text:p>-0.680201838142161</text:p>
          </table:table-cell>
          <table:table-cell table:number-columns-repeated="9"/>
        </table:table-row>
        <table:table-row table:style-name="ro1">
          <table:table-cell office:value-type="time" office:time-value="PT15H12M32.223S" calcext:value-type="time">
            <text:p>15:12:32.2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093665" calcext:value-type="float">
            <text:p>-8.09E-10</text:p>
          </table:table-cell>
          <table:table-cell table:formula="of:=[.C157]*10^9" office:value-type="float" office:value="-0.8093665" calcext:value-type="float">
            <text:p>-0.8093665</text:p>
          </table:table-cell>
          <table:table-cell table:formula="of:=[.$N$1]*[.D157]" office:value-type="float" office:value="-0.715924723027246" calcext:value-type="float">
            <text:p>-0.715924723027246</text:p>
          </table:table-cell>
          <table:table-cell table:number-columns-repeated="9"/>
        </table:table-row>
        <table:table-row table:style-name="ro1">
          <table:table-cell office:value-type="time" office:time-value="PT15H12M32.606S" calcext:value-type="time">
            <text:p>15:12:32.6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798506" calcext:value-type="float">
            <text:p>-9.80E-10</text:p>
          </table:table-cell>
          <table:table-cell table:formula="of:=[.C158]*10^9" office:value-type="float" office:value="-0.9798506" calcext:value-type="float">
            <text:p>-0.9798506</text:p>
          </table:table-cell>
          <table:table-cell table:formula="of:=[.$N$1]*[.D158]" office:value-type="float" office:value="-0.866726346362348" calcext:value-type="float">
            <text:p>-0.866726346362348</text:p>
          </table:table-cell>
          <table:table-cell table:number-columns-repeated="9"/>
        </table:table-row>
        <table:table-row table:style-name="ro1">
          <table:table-cell office:value-type="time" office:time-value="PT15H12M32.991S" calcext:value-type="time">
            <text:p>15:12:32.9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547245" calcext:value-type="float">
            <text:p>-1.55E-09</text:p>
          </table:table-cell>
          <table:table-cell table:formula="of:=[.C159]*10^9" office:value-type="float" office:value="-1.547245" calcext:value-type="float">
            <text:p>-1.547245</text:p>
          </table:table-cell>
          <table:table-cell table:formula="of:=[.$N$1]*[.D159]" office:value-type="float" office:value="-1.36861477226978" calcext:value-type="float">
            <text:p>-1.36861477226978</text:p>
          </table:table-cell>
          <table:table-cell table:number-columns-repeated="9"/>
        </table:table-row>
        <table:table-row table:style-name="ro1">
          <table:table-cell office:value-type="time" office:time-value="PT15H12M33.374S" calcext:value-type="time">
            <text:p>15:12:33.3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335084" calcext:value-type="float">
            <text:p>-1.34E-09</text:p>
          </table:table-cell>
          <table:table-cell table:formula="of:=[.C160]*10^9" office:value-type="float" office:value="-1.335084" calcext:value-type="float">
            <text:p>-1.335084</text:p>
          </table:table-cell>
          <table:table-cell table:formula="of:=[.$N$1]*[.D160]" office:value-type="float" office:value="-1.18094786838609" calcext:value-type="float">
            <text:p>-1.18094786838609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1.29452596863003" calcext:value-type="float">
            <text:p>-1.29452596863003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0864262906334803" calcext:value-type="float">
            <text:p>0.08642629063348</text:p>
          </table:table-cell>
          <table:table-cell/>
          <table:table-cell table:formula="of:=(MAX([.E159:.E163])-MIN([.E159:.E163]))/2" office:value-type="float" office:value="0.0970518852532524" calcext:value-type="float">
            <text:p>0.097051885253252</text:p>
          </table:table-cell>
          <table:table-cell table:number-columns-repeated="2"/>
        </table:table-row>
        <table:table-row table:style-name="ro1">
          <table:table-cell office:value-type="time" office:time-value="PT15H12M33.758S" calcext:value-type="time">
            <text:p>15:12:33.7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394352" calcext:value-type="float">
            <text:p>-1.39E-09</text:p>
          </table:table-cell>
          <table:table-cell table:formula="of:=[.C161]*10^9" office:value-type="float" office:value="-1.394352" calcext:value-type="float">
            <text:p>-1.394352</text:p>
          </table:table-cell>
          <table:table-cell table:formula="of:=[.$N$1]*[.D161]" office:value-type="float" office:value="-1.23337334742973" calcext:value-type="float">
            <text:p>-1.23337334742973</text:p>
          </table:table-cell>
          <table:table-cell table:number-columns-repeated="9"/>
        </table:table-row>
        <table:table-row table:style-name="ro1">
          <table:table-cell office:value-type="time" office:time-value="PT15H12M34.142S" calcext:value-type="time">
            <text:p>15:12:34.1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554522" calcext:value-type="float">
            <text:p>-1.55E-09</text:p>
          </table:table-cell>
          <table:table-cell table:formula="of:=[.C162]*10^9" office:value-type="float" office:value="-1.554522" calcext:value-type="float">
            <text:p>-1.554522</text:p>
          </table:table-cell>
          <table:table-cell table:formula="of:=[.$N$1]*[.D162]" office:value-type="float" office:value="-1.37505163889259" calcext:value-type="float">
            <text:p>-1.37505163889259</text:p>
          </table:table-cell>
          <table:table-cell table:number-columns-repeated="9"/>
        </table:table-row>
        <table:table-row table:style-name="ro1">
          <table:table-cell office:value-type="time" office:time-value="PT15H12M34.526S" calcext:value-type="time">
            <text:p>15:12:34.5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486228" calcext:value-type="float">
            <text:p>-1.49E-09</text:p>
          </table:table-cell>
          <table:table-cell table:formula="of:=[.C163]*10^9" office:value-type="float" office:value="-1.486228" calcext:value-type="float">
            <text:p>-1.486228</text:p>
          </table:table-cell>
          <table:table-cell table:formula="of:=[.$N$1]*[.D163]" office:value-type="float" office:value="-1.31464221617195" calcext:value-type="float">
            <text:p>-1.31464221617195</text:p>
          </table:table-cell>
          <table:table-cell table:number-columns-repeated="9"/>
        </table:table-row>
        <table:table-row table:style-name="ro1">
          <table:table-cell office:value-type="time" office:time-value="PT15H12M34.91S" calcext:value-type="time">
            <text:p>15:12:34.9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572603" calcext:value-type="float">
            <text:p>-2.57E-09</text:p>
          </table:table-cell>
          <table:table-cell table:formula="of:=[.C164]*10^9" office:value-type="float" office:value="-2.572603" calcext:value-type="float">
            <text:p>-2.572603</text:p>
          </table:table-cell>
          <table:table-cell table:formula="of:=[.$N$1]*[.D164]" office:value-type="float" office:value="-2.27559466599379" calcext:value-type="float">
            <text:p>-2.27559466599379</text:p>
          </table:table-cell>
          <table:table-cell table:number-columns-repeated="9"/>
        </table:table-row>
        <table:table-row table:style-name="ro1">
          <table:table-cell office:value-type="time" office:time-value="PT15H12M35.285S" calcext:value-type="time">
            <text:p>15:12:35.2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647553" calcext:value-type="float">
            <text:p>-2.65E-09</text:p>
          </table:table-cell>
          <table:table-cell table:formula="of:=[.C165]*10^9" office:value-type="float" office:value="-2.647553" calcext:value-type="float">
            <text:p>-2.647553</text:p>
          </table:table-cell>
          <table:table-cell table:formula="of:=[.$N$1]*[.D165]" office:value-type="float" office:value="-2.3418916501053" calcext:value-type="float">
            <text:p>-2.3418916501053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2.28435842849924" calcext:value-type="float">
            <text:p>-2.28435842849924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14209553734816" calcext:value-type="float">
            <text:p>0.114209553734816</text:p>
          </table:table-cell>
          <table:table-cell/>
          <table:table-cell table:formula="of:=(MAX([.E164:.E168])-MIN([.E164:.E168]))/2" office:value-type="float" office:value="0.127569284857513" calcext:value-type="float">
            <text:p>0.127569284857513</text:p>
          </table:table-cell>
          <table:table-cell table:number-columns-repeated="2"/>
        </table:table-row>
        <table:table-row table:style-name="ro1">
          <table:table-cell office:value-type="time" office:time-value="PT15H12M35.661S" calcext:value-type="time">
            <text:p>15:12:35.6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735809" calcext:value-type="float">
            <text:p>-2.74E-09</text:p>
          </table:table-cell>
          <table:table-cell table:formula="of:=[.C166]*10^9" office:value-type="float" office:value="-2.735809" calcext:value-type="float">
            <text:p>-2.735809</text:p>
          </table:table-cell>
          <table:table-cell table:formula="of:=[.$N$1]*[.D166]" office:value-type="float" office:value="-2.41995844970165" calcext:value-type="float">
            <text:p>-2.41995844970165</text:p>
          </table:table-cell>
          <table:table-cell table:number-columns-repeated="9"/>
        </table:table-row>
        <table:table-row table:style-name="ro1">
          <table:table-cell office:value-type="time" office:time-value="PT15H12M36.045S" calcext:value-type="time">
            <text:p>15:12:36.0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509218" calcext:value-type="float">
            <text:p>-2.51E-09</text:p>
          </table:table-cell>
          <table:table-cell table:formula="of:=[.C167]*10^9" office:value-type="float" office:value="-2.509218" calcext:value-type="float">
            <text:p>-2.509218</text:p>
          </table:table-cell>
          <table:table-cell table:formula="of:=[.$N$1]*[.D167]" office:value-type="float" office:value="-2.21952749670882" calcext:value-type="float">
            <text:p>-2.21952749670882</text:p>
          </table:table-cell>
          <table:table-cell table:number-columns-repeated="9"/>
        </table:table-row>
        <table:table-row table:style-name="ro1">
          <table:table-cell office:value-type="time" office:time-value="PT15H12M36.429S" calcext:value-type="time">
            <text:p>15:12:36.4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44737" calcext:value-type="float">
            <text:p>-2.45E-09</text:p>
          </table:table-cell>
          <table:table-cell table:formula="of:=[.C168]*10^9" office:value-type="float" office:value="-2.44737" calcext:value-type="float">
            <text:p>-2.44737</text:p>
          </table:table-cell>
          <table:table-cell table:formula="of:=[.$N$1]*[.D168]" office:value-type="float" office:value="-2.16481987998662" calcext:value-type="float">
            <text:p>-2.16481987998662</text:p>
          </table:table-cell>
          <table:table-cell table:number-columns-repeated="9"/>
        </table:table-row>
        <table:table-row table:style-name="ro1">
          <table:table-cell office:value-type="time" office:time-value="PT15H12M36.813S" calcext:value-type="time">
            <text:p>15:12:36.8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5522447" calcext:value-type="float">
            <text:p>-5.52E-09</text:p>
          </table:table-cell>
          <table:table-cell table:formula="of:=[.C169]*10^9" office:value-type="float" office:value="-5.522447" calcext:value-type="float">
            <text:p>-5.522447</text:p>
          </table:table-cell>
          <table:table-cell table:formula="of:=[.$N$1]*[.D169]" office:value-type="float" office:value="-4.88487766531929" calcext:value-type="float">
            <text:p>-4.88487766531929</text:p>
          </table:table-cell>
          <table:table-cell table:number-columns-repeated="9"/>
        </table:table-row>
        <table:table-row table:style-name="ro1">
          <table:table-cell office:value-type="time" office:time-value="PT15H12M37.196S" calcext:value-type="time">
            <text:p>15:12:37.2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5604594" calcext:value-type="float">
            <text:p>-5.60E-09</text:p>
          </table:table-cell>
          <table:table-cell table:formula="of:=[.C170]*10^9" office:value-type="float" office:value="-5.604594" calcext:value-type="float">
            <text:p>-5.604594</text:p>
          </table:table-cell>
          <table:table-cell table:formula="of:=[.$N$1]*[.D170]" office:value-type="float" office:value="-4.95754075209459" calcext:value-type="float">
            <text:p>-4.95754075209459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4.89815422240166" calcext:value-type="float">
            <text:p>-4.89815422240166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41618599158096" calcext:value-type="float">
            <text:p>0.141618599158096</text:p>
          </table:table-cell>
          <table:table-cell/>
          <table:table-cell table:formula="of:=(MAX([.E169:.E173])-MIN([.E169:.E173]))/2" office:value-type="float" office:value="0.154296389906497" calcext:value-type="float">
            <text:p>0.154296389906497</text:p>
          </table:table-cell>
          <table:table-cell table:number-columns-repeated="2"/>
        </table:table-row>
        <table:table-row table:style-name="ro1">
          <table:table-cell office:value-type="time" office:time-value="PT15H12M37.572S" calcext:value-type="time">
            <text:p>15:12:37.5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536927" calcext:value-type="float">
            <text:p>-5.37E-09</text:p>
          </table:table-cell>
          <table:table-cell table:formula="of:=[.C171]*10^9" office:value-type="float" office:value="-5.36927" calcext:value-type="float">
            <text:p>-5.36927</text:p>
          </table:table-cell>
          <table:table-cell table:formula="of:=[.$N$1]*[.D171]" office:value-type="float" office:value="-4.7493850284247" calcext:value-type="float">
            <text:p>-4.7493850284247</text:p>
          </table:table-cell>
          <table:table-cell table:number-columns-repeated="9"/>
        </table:table-row>
        <table:table-row table:style-name="ro1">
          <table:table-cell office:value-type="time" office:time-value="PT15H12M37.949S" calcext:value-type="time">
            <text:p>15:12:37.9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5472831" calcext:value-type="float">
            <text:p>-5.47E-09</text:p>
          </table:table-cell>
          <table:table-cell table:formula="of:=[.C172]*10^9" office:value-type="float" office:value="-5.472831" calcext:value-type="float">
            <text:p>-5.472831</text:p>
          </table:table-cell>
          <table:table-cell table:formula="of:=[.$N$1]*[.D172]" office:value-type="float" office:value="-4.84098985793201" calcext:value-type="float">
            <text:p>-4.84098985793201</text:p>
          </table:table-cell>
          <table:table-cell table:number-columns-repeated="9"/>
        </table:table-row>
        <table:table-row table:style-name="ro1">
          <table:table-cell office:value-type="time" office:time-value="PT15H12M38.332S" calcext:value-type="time">
            <text:p>15:12:38.3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571814" calcext:value-type="float">
            <text:p>-5.72E-09</text:p>
          </table:table-cell>
          <table:table-cell table:formula="of:=[.C173]*10^9" office:value-type="float" office:value="-5.71814" calcext:value-type="float">
            <text:p>-5.71814</text:p>
          </table:table-cell>
          <table:table-cell table:formula="of:=[.$N$1]*[.D173]" office:value-type="float" office:value="-5.0579778082377" calcext:value-type="float">
            <text:p>-5.0579778082377</text:p>
          </table:table-cell>
          <table:table-cell table:number-columns-repeated="9"/>
        </table:table-row>
        <table:table-row table:style-name="ro1">
          <table:table-cell office:value-type="time" office:time-value="PT15H12M38.715S" calcext:value-type="time">
            <text:p>15:12:38.7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289183" calcext:value-type="float">
            <text:p>-1.29E-08</text:p>
          </table:table-cell>
          <table:table-cell table:formula="of:=[.C174]*10^9" office:value-type="float" office:value="-12.89183" calcext:value-type="float">
            <text:p>-12.89183</text:p>
          </table:table-cell>
          <table:table-cell table:formula="of:=[.$N$1]*[.D174]" office:value-type="float" office:value="-11.4034616234603" calcext:value-type="float">
            <text:p>-11.4034616234603</text:p>
          </table:table-cell>
          <table:table-cell table:number-columns-repeated="9"/>
        </table:table-row>
        <table:table-row table:style-name="ro1">
          <table:table-cell office:value-type="time" office:time-value="PT15H12M39.099S" calcext:value-type="time">
            <text:p>15:12:39.1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312025" calcext:value-type="float">
            <text:p>-1.31E-08</text:p>
          </table:table-cell>
          <table:table-cell table:formula="of:=[.C175]*10^9" office:value-type="float" office:value="-13.12025" calcext:value-type="float">
            <text:p>-13.12025</text:p>
          </table:table-cell>
          <table:table-cell table:formula="of:=[.$N$1]*[.D175]" office:value-type="float" office:value="-11.6055104174663" calcext:value-type="float">
            <text:p>-11.605510417466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11.51176232455" calcext:value-type="float">
            <text:p>-11.51176232455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29502816733074" calcext:value-type="float">
            <text:p>0.129502816733074</text:p>
          </table:table-cell>
          <table:table-cell/>
          <table:table-cell table:formula="of:=(MAX([.E174:.E178])-MIN([.E174:.E178]))/2" office:value-type="float" office:value="0.106543985806963" calcext:value-type="float">
            <text:p>0.106543985806963</text:p>
          </table:table-cell>
          <table:table-cell table:number-columns-repeated="2"/>
        </table:table-row>
        <table:table-row table:style-name="ro1">
          <table:table-cell office:value-type="time" office:time-value="PT15H12M39.483S" calcext:value-type="time">
            <text:p>15:12:39.4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306193" calcext:value-type="float">
            <text:p>-1.31E-08</text:p>
          </table:table-cell>
          <table:table-cell table:formula="of:=[.C176]*10^9" office:value-type="float" office:value="-13.06193" calcext:value-type="float">
            <text:p>-13.06193</text:p>
          </table:table-cell>
          <table:table-cell table:formula="of:=[.$N$1]*[.D176]" office:value-type="float" office:value="-11.5539234913371" calcext:value-type="float">
            <text:p>-11.5539234913371</text:p>
          </table:table-cell>
          <table:table-cell table:number-columns-repeated="9"/>
        </table:table-row>
        <table:table-row table:style-name="ro1">
          <table:table-cell office:value-type="time" office:time-value="PT15H12M39.867S" calcext:value-type="time">
            <text:p>15:12:39.8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287935" calcext:value-type="float">
            <text:p>-1.29E-08</text:p>
          </table:table-cell>
          <table:table-cell table:formula="of:=[.C177]*10^9" office:value-type="float" office:value="-12.87935" calcext:value-type="float">
            <text:p>-12.87935</text:p>
          </table:table-cell>
          <table:table-cell table:formula="of:=[.$N$1]*[.D177]" office:value-type="float" office:value="-11.3924224458524" calcext:value-type="float">
            <text:p>-11.3924224458524</text:p>
          </table:table-cell>
          <table:table-cell table:number-columns-repeated="9"/>
        </table:table-row>
        <table:table-row table:style-name="ro1">
          <table:table-cell office:value-type="time" office:time-value="PT15H12M40.251S" calcext:value-type="time">
            <text:p>15:12:40.2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311797" calcext:value-type="float">
            <text:p>-1.31E-08</text:p>
          </table:table-cell>
          <table:table-cell table:formula="of:=[.C178]*10^9" office:value-type="float" office:value="-13.11797" calcext:value-type="float">
            <text:p>-13.11797</text:p>
          </table:table-cell>
          <table:table-cell table:formula="of:=[.$N$1]*[.D178]" office:value-type="float" office:value="-11.6034936446341" calcext:value-type="float">
            <text:p>-11.6034936446341</text:p>
          </table:table-cell>
          <table:table-cell table:number-columns-repeated="9"/>
        </table:table-row>
        <table:table-row table:style-name="ro1">
          <table:table-cell office:value-type="time" office:time-value="PT15H12M40.635S" calcext:value-type="time">
            <text:p>15:12:40.6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29822" calcext:value-type="float">
            <text:p>-3.03E-08</text:p>
          </table:table-cell>
          <table:table-cell table:formula="of:=[.C179]*10^9" office:value-type="float" office:value="-30.29822" calcext:value-type="float">
            <text:p>-30.29822</text:p>
          </table:table-cell>
          <table:table-cell table:formula="of:=[.$N$1]*[.D179]" office:value-type="float" office:value="-26.8002749826174" calcext:value-type="float">
            <text:p>-26.8002749826174</text:p>
          </table:table-cell>
          <table:table-cell table:number-columns-repeated="9"/>
        </table:table-row>
        <table:table-row table:style-name="ro1">
          <table:table-cell office:value-type="time" office:time-value="PT15H12M41.018S" calcext:value-type="time">
            <text:p>15:12:41.0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00796" calcext:value-type="float">
            <text:p>-3.00E-08</text:p>
          </table:table-cell>
          <table:table-cell table:formula="of:=[.C180]*10^9" office:value-type="float" office:value="-30.00796" calcext:value-type="float">
            <text:p>-30.00796</text:p>
          </table:table-cell>
          <table:table-cell table:formula="of:=[.$N$1]*[.D180]" office:value-type="float" office:value="-26.543525648285" calcext:value-type="float">
            <text:p>-26.54352564828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26.6577758292298" calcext:value-type="float">
            <text:p>-26.6577758292298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243457539111219" calcext:value-type="float">
            <text:p>0.243457539111219</text:p>
          </table:table-cell>
          <table:table-cell/>
          <table:table-cell table:formula="of:=(MAX([.E179:.E183])-MIN([.E179:.E183]))/2" office:value-type="float" office:value="0.147255375983516" calcext:value-type="float">
            <text:p>0.147255375983516</text:p>
          </table:table-cell>
          <table:table-cell table:number-columns-repeated="2"/>
        </table:table-row>
        <table:table-row table:style-name="ro1">
          <table:table-cell office:value-type="time" office:time-value="PT15H12M41.402S" calcext:value-type="time">
            <text:p>15:12:41.4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18474" calcext:value-type="float">
            <text:p>-3.02E-08</text:p>
          </table:table-cell>
          <table:table-cell table:formula="of:=[.C181]*10^9" office:value-type="float" office:value="-30.18474" calcext:value-type="float">
            <text:p>-30.18474</text:p>
          </table:table-cell>
          <table:table-cell table:formula="of:=[.$N$1]*[.D181]" office:value-type="float" office:value="-26.6998963067404" calcext:value-type="float">
            <text:p>-26.6998963067404</text:p>
          </table:table-cell>
          <table:table-cell table:number-columns-repeated="9"/>
        </table:table-row>
        <table:table-row table:style-name="ro1">
          <table:table-cell office:value-type="time" office:time-value="PT15H12M41.786S" calcext:value-type="time">
            <text:p>15:12:41.7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22942" calcext:value-type="float">
            <text:p>-3.02E-08</text:p>
          </table:table-cell>
          <table:table-cell table:formula="of:=[.C182]*10^9" office:value-type="float" office:value="-30.22942" calcext:value-type="float">
            <text:p>-30.22942</text:p>
          </table:table-cell>
          <table:table-cell table:formula="of:=[.$N$1]*[.D182]" office:value-type="float" office:value="-26.7394179778559" calcext:value-type="float">
            <text:p>-26.7394179778559</text:p>
          </table:table-cell>
          <table:table-cell table:number-columns-repeated="9"/>
        </table:table-row>
        <table:table-row table:style-name="ro1">
          <table:table-cell office:value-type="time" office:time-value="PT15H12M42.17S" calcext:value-type="time">
            <text:p>15:12:42.1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996527" calcext:value-type="float">
            <text:p>-3.00E-08</text:p>
          </table:table-cell>
          <table:table-cell table:formula="of:=[.C183]*10^9" office:value-type="float" office:value="-29.96527" calcext:value-type="float">
            <text:p>-29.96527</text:p>
          </table:table-cell>
          <table:table-cell table:formula="of:=[.$N$1]*[.D183]" office:value-type="float" office:value="-26.5057642306503" calcext:value-type="float">
            <text:p>-26.5057642306503</text:p>
          </table:table-cell>
          <table:table-cell table:number-columns-repeated="9"/>
        </table:table-row>
        <table:table-row table:style-name="ro1">
          <table:table-cell office:value-type="time" office:time-value="PT15H12M42.555S" calcext:value-type="time">
            <text:p>15:12:42.5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6450734" calcext:value-type="float">
            <text:p>-6.45E-08</text:p>
          </table:table-cell>
          <table:table-cell table:formula="of:=[.C184]*10^9" office:value-type="float" office:value="-64.50734" calcext:value-type="float">
            <text:p>-64.50734</text:p>
          </table:table-cell>
          <table:table-cell table:formula="of:=[.$N$1]*[.D184]" office:value-type="float" office:value="-57.0599345571189" calcext:value-type="float">
            <text:p>-57.0599345571189</text:p>
          </table:table-cell>
          <table:table-cell table:number-columns-repeated="9"/>
        </table:table-row>
        <table:table-row table:style-name="ro1">
          <table:table-cell office:value-type="time" office:time-value="PT15H12M42.938S" calcext:value-type="time">
            <text:p>15:12:42.9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6479608" calcext:value-type="float">
            <text:p>-6.48E-08</text:p>
          </table:table-cell>
          <table:table-cell table:formula="of:=[.C185]*10^9" office:value-type="float" office:value="-64.79608" calcext:value-type="float">
            <text:p>-64.79608</text:p>
          </table:table-cell>
          <table:table-cell table:formula="of:=[.$N$1]*[.D185]" office:value-type="float" office:value="-57.3153393762298" calcext:value-type="float">
            <text:p>-57.3153393762298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57.1177982464136" calcext:value-type="float">
            <text:p>-57.1177982464136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463966135916464" calcext:value-type="float">
            <text:p>0.463966135916464</text:p>
          </table:table-cell>
          <table:table-cell/>
          <table:table-cell table:formula="of:=(MAX([.E184:.E188])-MIN([.E184:.E188]))/2" office:value-type="float" office:value="0.164008743282675" calcext:value-type="float">
            <text:p>0.164008743282675</text:p>
          </table:table-cell>
          <table:table-cell table:number-columns-repeated="2"/>
        </table:table-row>
        <table:table-row table:style-name="ro1">
          <table:table-cell office:value-type="time" office:time-value="PT15H12M43.322S" calcext:value-type="time">
            <text:p>15:12:43.3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6469647" calcext:value-type="float">
            <text:p>-6.47E-08</text:p>
          </table:table-cell>
          <table:table-cell table:formula="of:=[.C186]*10^9" office:value-type="float" office:value="-64.69647" calcext:value-type="float">
            <text:p>-64.69647</text:p>
          </table:table-cell>
          <table:table-cell table:formula="of:=[.$N$1]*[.D186]" office:value-type="float" office:value="-57.2272294017488" calcext:value-type="float">
            <text:p>-57.2272294017488</text:p>
          </table:table-cell>
          <table:table-cell table:number-columns-repeated="9"/>
        </table:table-row>
        <table:table-row table:style-name="ro1">
          <table:table-cell office:value-type="time" office:time-value="PT15H12M43.705S" calcext:value-type="time">
            <text:p>15:12:43.7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6443864" calcext:value-type="float">
            <text:p>-6.44E-08</text:p>
          </table:table-cell>
          <table:table-cell table:formula="of:=[.C187]*10^9" office:value-type="float" office:value="-64.43864" calcext:value-type="float">
            <text:p>-64.43864</text:p>
          </table:table-cell>
          <table:table-cell table:formula="of:=[.$N$1]*[.D187]" office:value-type="float" office:value="-56.9991660073062" calcext:value-type="float">
            <text:p>-56.9991660073062</text:p>
          </table:table-cell>
          <table:table-cell table:number-columns-repeated="9"/>
        </table:table-row>
        <table:table-row table:style-name="ro1">
          <table:table-cell office:value-type="time" office:time-value="PT15H12M44.089S" calcext:value-type="time">
            <text:p>15:12:44.0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6442525" calcext:value-type="float">
            <text:p>-6.44E-08</text:p>
          </table:table-cell>
          <table:table-cell table:formula="of:=[.C188]*10^9" office:value-type="float" office:value="-64.42525" calcext:value-type="float">
            <text:p>-64.42525</text:p>
          </table:table-cell>
          <table:table-cell table:formula="of:=[.$N$1]*[.D188]" office:value-type="float" office:value="-56.9873218896644" calcext:value-type="float">
            <text:p>-56.9873218896644</text:p>
          </table:table-cell>
          <table:table-cell table:number-columns-repeated="9"/>
        </table:table-row>
        <table:table-row table:style-name="ro1">
          <table:table-cell office:value-type="time" office:time-value="PT15H12M44.474S" calcext:value-type="time">
            <text:p>15:12:44.4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29025" calcext:value-type="float">
            <text:p>-1.23E-07</text:p>
          </table:table-cell>
          <table:table-cell table:formula="of:=[.C189]*10^9" office:value-type="float" office:value="-122.9025" calcext:value-type="float">
            <text:p>-122.9025</text:p>
          </table:table-cell>
          <table:table-cell table:formula="of:=[.$N$1]*[.D189]" office:value-type="float" office:value="-108.713343425823" calcext:value-type="float">
            <text:p>-108.713343425823</text:p>
          </table:table-cell>
          <table:table-cell table:number-columns-repeated="9"/>
        </table:table-row>
        <table:table-row table:style-name="ro1">
          <table:table-cell office:value-type="time" office:time-value="PT15H12M44.857S" calcext:value-type="time">
            <text:p>15:12:44.8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26915" calcext:value-type="float">
            <text:p>-1.23E-07</text:p>
          </table:table-cell>
          <table:table-cell table:formula="of:=[.C190]*10^9" office:value-type="float" office:value="-122.6915" calcext:value-type="float">
            <text:p>-122.6915</text:p>
          </table:table-cell>
          <table:table-cell table:formula="of:=[.$N$1]*[.D190]" office:value-type="float" office:value="-108.526703483894" calcext:value-type="float">
            <text:p>-108.526703483894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08.551170122727" calcext:value-type="float">
            <text:p>-108.551170122727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851335189447229" calcext:value-type="float">
            <text:p>0.851335189447229</text:p>
          </table:table-cell>
          <table:table-cell/>
          <table:table-cell table:formula="of:=(MAX([.E189:.E193])-MIN([.E189:.E193]))/2" office:value-type="float" office:value="0.172531377597736" calcext:value-type="float">
            <text:p>0.172531377597736</text:p>
          </table:table-cell>
          <table:table-cell table:number-columns-repeated="2"/>
        </table:table-row>
        <table:table-row table:style-name="ro1">
          <table:table-cell office:value-type="time" office:time-value="PT15H12M45.241S" calcext:value-type="time">
            <text:p>15:12:45.2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25124" calcext:value-type="float">
            <text:p>-1.23E-07</text:p>
          </table:table-cell>
          <table:table-cell table:formula="of:=[.C191]*10^9" office:value-type="float" office:value="-122.5124" calcext:value-type="float">
            <text:p>-122.5124</text:p>
          </table:table-cell>
          <table:table-cell table:formula="of:=[.$N$1]*[.D191]" office:value-type="float" office:value="-108.368280670627" calcext:value-type="float">
            <text:p>-108.368280670627</text:p>
          </table:table-cell>
          <table:table-cell table:number-columns-repeated="9"/>
        </table:table-row>
        <table:table-row table:style-name="ro1">
          <table:table-cell office:value-type="time" office:time-value="PT15H12M45.624S" calcext:value-type="time">
            <text:p>15:12:45.6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273" calcext:value-type="float">
            <text:p>-1.23E-07</text:p>
          </table:table-cell>
          <table:table-cell table:formula="of:=[.C192]*10^9" office:value-type="float" office:value="-122.73" calcext:value-type="float">
            <text:p>-122.73</text:p>
          </table:table-cell>
          <table:table-cell table:formula="of:=[.$N$1]*[.D192]" office:value-type="float" office:value="-108.560758639175" calcext:value-type="float">
            <text:p>-108.560758639175</text:p>
          </table:table-cell>
          <table:table-cell table:number-columns-repeated="9"/>
        </table:table-row>
        <table:table-row table:style-name="ro1">
          <table:table-cell office:value-type="time" office:time-value="PT15H12M46.007S" calcext:value-type="time">
            <text:p>15:12:46.0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227594" calcext:value-type="float">
            <text:p>-1.23E-07</text:p>
          </table:table-cell>
          <table:table-cell table:formula="of:=[.C193]*10^9" office:value-type="float" office:value="-122.7594" calcext:value-type="float">
            <text:p>-122.7594</text:p>
          </table:table-cell>
          <table:table-cell table:formula="of:=[.$N$1]*[.D193]" office:value-type="float" office:value="-108.586764394117" calcext:value-type="float">
            <text:p>-108.586764394117</text:p>
          </table:table-cell>
          <table:table-cell table:number-columns-repeated="9"/>
        </table:table-row>
        <table:table-row table:style-name="ro1">
          <table:table-cell office:value-type="time" office:time-value="PT15H12M46.392S" calcext:value-type="time">
            <text:p>15:12:46.3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068056" calcext:value-type="float">
            <text:p>-2.07E-07</text:p>
          </table:table-cell>
          <table:table-cell table:formula="of:=[.C194]*10^9" office:value-type="float" office:value="-206.8056" calcext:value-type="float">
            <text:p>-206.8056</text:p>
          </table:table-cell>
          <table:table-cell table:formula="of:=[.$N$1]*[.D194]" office:value-type="float" office:value="-182.929787556667" calcext:value-type="float">
            <text:p>-182.929787556667</text:p>
          </table:table-cell>
          <table:table-cell table:number-columns-repeated="9"/>
        </table:table-row>
        <table:table-row table:style-name="ro1">
          <table:table-cell office:value-type="time" office:time-value="PT15H12M46.776S" calcext:value-type="time">
            <text:p>15:12:46.7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064605" calcext:value-type="float">
            <text:p>-2.06E-07</text:p>
          </table:table-cell>
          <table:table-cell table:formula="of:=[.C195]*10^9" office:value-type="float" office:value="-206.4605" calcext:value-type="float">
            <text:p>-206.4605</text:p>
          </table:table-cell>
          <table:table-cell table:formula="of:=[.$N$1]*[.D195]" office:value-type="float" office:value="-182.624529528423" calcext:value-type="float">
            <text:p>-182.624529528423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82.7597948361" calcext:value-type="float">
            <text:p>-182.7597948361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1.41656190109491" calcext:value-type="float">
            <text:p>1.41656190109491</text:p>
          </table:table-cell>
          <table:table-cell/>
          <table:table-cell table:formula="of:=(MAX([.E194:.E198])-MIN([.E194:.E198]))/2" office:value-type="float" office:value="0.15262901412197" calcext:value-type="float">
            <text:p>0.15262901412197</text:p>
          </table:table-cell>
          <table:table-cell table:number-columns-repeated="2"/>
        </table:table-row>
        <table:table-row table:style-name="ro1">
          <table:table-cell office:value-type="time" office:time-value="PT15H12M47.159S" calcext:value-type="time">
            <text:p>15:12:47.1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066249" calcext:value-type="float">
            <text:p>-2.07E-07</text:p>
          </table:table-cell>
          <table:table-cell table:formula="of:=[.C196]*10^9" office:value-type="float" office:value="-206.6249" calcext:value-type="float">
            <text:p>-206.6249</text:p>
          </table:table-cell>
          <table:table-cell table:formula="of:=[.$N$1]*[.D196]" office:value-type="float" office:value="-182.76994946422" calcext:value-type="float">
            <text:p>-182.76994946422</text:p>
          </table:table-cell>
          <table:table-cell table:number-columns-repeated="9"/>
        </table:table-row>
        <table:table-row table:style-name="ro1">
          <table:table-cell office:value-type="time" office:time-value="PT15H12M47.543S" calcext:value-type="time">
            <text:p>15:12:47.5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067033" calcext:value-type="float">
            <text:p>-2.07E-07</text:p>
          </table:table-cell>
          <table:table-cell table:formula="of:=[.C197]*10^9" office:value-type="float" office:value="-206.7033" calcext:value-type="float">
            <text:p>-206.7033</text:p>
          </table:table-cell>
          <table:table-cell table:formula="of:=[.$N$1]*[.D197]" office:value-type="float" office:value="-182.839298144064" calcext:value-type="float">
            <text:p>-182.839298144064</text:p>
          </table:table-cell>
          <table:table-cell table:number-columns-repeated="9"/>
        </table:table-row>
        <table:table-row table:style-name="ro1">
          <table:table-cell office:value-type="time" office:time-value="PT15H12M47.926S" calcext:value-type="time">
            <text:p>15:12:47.9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064728" calcext:value-type="float">
            <text:p>-2.06E-07</text:p>
          </table:table-cell>
          <table:table-cell table:formula="of:=[.C198]*10^9" office:value-type="float" office:value="-206.4728" calcext:value-type="float">
            <text:p>-206.4728</text:p>
          </table:table-cell>
          <table:table-cell table:formula="of:=[.$N$1]*[.D198]" office:value-type="float" office:value="-182.635409487124" calcext:value-type="float">
            <text:p>-182.635409487124</text:p>
          </table:table-cell>
          <table:table-cell table:number-columns-repeated="9"/>
        </table:table-row>
        <table:table-row table:style-name="ro1">
          <table:table-cell office:value-type="time" office:time-value="PT15H12M48.311S" calcext:value-type="time">
            <text:p>15:12:48.3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25606" calcext:value-type="float">
            <text:p>-3.13E-07</text:p>
          </table:table-cell>
          <table:table-cell table:formula="of:=[.C199]*10^9" office:value-type="float" office:value="-312.5606" calcext:value-type="float">
            <text:p>-312.5606</text:p>
          </table:table-cell>
          <table:table-cell table:formula="of:=[.$N$1]*[.D199]" office:value-type="float" office:value="-276.475318640233" calcext:value-type="float">
            <text:p>-276.475318640233</text:p>
          </table:table-cell>
          <table:table-cell table:number-columns-repeated="9"/>
        </table:table-row>
        <table:table-row table:style-name="ro1">
          <table:table-cell office:value-type="time" office:time-value="PT15H12M48.695S" calcext:value-type="time">
            <text:p>15:12:48.7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2768" calcext:value-type="float">
            <text:p>-3.13E-07</text:p>
          </table:table-cell>
          <table:table-cell table:formula="of:=[.C200]*10^9" office:value-type="float" office:value="-312.768" calcext:value-type="float">
            <text:p>-312.768</text:p>
          </table:table-cell>
          <table:table-cell table:formula="of:=[.$N$1]*[.D200]" office:value-type="float" office:value="-276.658774204005" calcext:value-type="float">
            <text:p>-276.658774204005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276.545817234411" calcext:value-type="float">
            <text:p>-276.54581723441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13618636966272" calcext:value-type="float">
            <text:p>2.13618636966272</text:p>
          </table:table-cell>
          <table:table-cell/>
          <table:table-cell table:formula="of:=(MAX([.E199:.E203])-MIN([.E199:.E203]))/2" office:value-type="float" office:value="0.115654845531424" calcext:value-type="float">
            <text:p>0.115654845531424</text:p>
          </table:table-cell>
          <table:table-cell table:number-columns-repeated="2"/>
        </table:table-row>
        <table:table-row table:style-name="ro1">
          <table:table-cell office:value-type="time" office:time-value="PT15H12M49.078S" calcext:value-type="time">
            <text:p>15:12:49.0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26503" calcext:value-type="float">
            <text:p>-3.13E-07</text:p>
          </table:table-cell>
          <table:table-cell table:formula="of:=[.C201]*10^9" office:value-type="float" office:value="-312.6503" calcext:value-type="float">
            <text:p>-312.6503</text:p>
          </table:table-cell>
          <table:table-cell table:formula="of:=[.$N$1]*[.D201]" office:value-type="float" office:value="-276.554662729289" calcext:value-type="float">
            <text:p>-276.554662729289</text:p>
          </table:table-cell>
          <table:table-cell table:number-columns-repeated="9"/>
        </table:table-row>
        <table:table-row table:style-name="ro1">
          <table:table-cell office:value-type="time" office:time-value="PT15H12M49.462S" calcext:value-type="time">
            <text:p>15:12:49.4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25065" calcext:value-type="float">
            <text:p>-3.13E-07</text:p>
          </table:table-cell>
          <table:table-cell table:formula="of:=[.C202]*10^9" office:value-type="float" office:value="-312.5065" calcext:value-type="float">
            <text:p>-312.5065</text:p>
          </table:table-cell>
          <table:table-cell table:formula="of:=[.$N$1]*[.D202]" office:value-type="float" office:value="-276.427464512942" calcext:value-type="float">
            <text:p>-276.427464512942</text:p>
          </table:table-cell>
          <table:table-cell table:number-columns-repeated="9"/>
        </table:table-row>
        <table:table-row table:style-name="ro1">
          <table:table-cell office:value-type="time" office:time-value="PT15H12M49.846S" calcext:value-type="time">
            <text:p>15:12:49.8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127161" calcext:value-type="float">
            <text:p>-3.13E-07</text:p>
          </table:table-cell>
          <table:table-cell table:formula="of:=[.C203]*10^9" office:value-type="float" office:value="-312.7161" calcext:value-type="float">
            <text:p>-312.7161</text:p>
          </table:table-cell>
          <table:table-cell table:formula="of:=[.$N$1]*[.D203]" office:value-type="float" office:value="-276.612866085587" calcext:value-type="float">
            <text:p>-276.612866085587</text:p>
          </table:table-cell>
          <table:table-cell table:number-columns-repeated="9"/>
        </table:table-row>
        <table:table-row table:style-name="ro1">
          <table:table-cell office:value-type="time" office:time-value="PT15H12M50.23S" calcext:value-type="time">
            <text:p>15:12:50.2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64761" calcext:value-type="float">
            <text:p>-4.36E-07</text:p>
          </table:table-cell>
          <table:table-cell table:formula="of:=[.C204]*10^9" office:value-type="float" office:value="-436.4761" calcext:value-type="float">
            <text:p>-436.4761</text:p>
          </table:table-cell>
          <table:table-cell table:formula="of:=[.$N$1]*[.D204]" office:value-type="float" office:value="-386.084710697209" calcext:value-type="float">
            <text:p>-386.084710697209</text:p>
          </table:table-cell>
          <table:table-cell table:number-columns-repeated="9"/>
        </table:table-row>
        <table:table-row table:style-name="ro1">
          <table:table-cell office:value-type="time" office:time-value="PT15H12M50.614S" calcext:value-type="time">
            <text:p>15:12:50.6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62166" calcext:value-type="float">
            <text:p>-4.36E-07</text:p>
          </table:table-cell>
          <table:table-cell table:formula="of:=[.C205]*10^9" office:value-type="float" office:value="-436.2166" calcext:value-type="float">
            <text:p>-436.2166</text:p>
          </table:table-cell>
          <table:table-cell table:formula="of:=[.$N$1]*[.D205]" office:value-type="float" office:value="-385.855170105122" calcext:value-type="float">
            <text:p>-385.855170105122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386.04402142077" calcext:value-type="float">
            <text:p>-386.04402142077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2.98291518936077" calcext:value-type="float">
            <text:p>2.98291518936077</text:p>
          </table:table-cell>
          <table:table-cell/>
          <table:table-cell table:formula="of:=(MAX([.E204:.E208])-MIN([.E204:.E208]))/2" office:value-type="float" office:value="0.181598009847818" calcext:value-type="float">
            <text:p>0.181598009847818</text:p>
          </table:table-cell>
          <table:table-cell table:number-columns-repeated="2"/>
        </table:table-row>
        <table:table-row table:style-name="ro1">
          <table:table-cell office:value-type="time" office:time-value="PT15H12M50.998S" calcext:value-type="time">
            <text:p>15:12:51.0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6322" calcext:value-type="float">
            <text:p>-4.36E-07</text:p>
          </table:table-cell>
          <table:table-cell table:formula="of:=[.C206]*10^9" office:value-type="float" office:value="-436.322" calcext:value-type="float">
            <text:p>-436.322</text:p>
          </table:table-cell>
          <table:table-cell table:formula="of:=[.$N$1]*[.D206]" office:value-type="float" office:value="-385.948401621137" calcext:value-type="float">
            <text:p>-385.948401621137</text:p>
          </table:table-cell>
          <table:table-cell table:number-columns-repeated="9"/>
        </table:table-row>
        <table:table-row table:style-name="ro1">
          <table:table-cell office:value-type="time" office:time-value="PT15H12M51.382S" calcext:value-type="time">
            <text:p>15:12:51.3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66272" calcext:value-type="float">
            <text:p>-4.37E-07</text:p>
          </table:table-cell>
          <table:table-cell table:formula="of:=[.C207]*10^9" office:value-type="float" office:value="-436.6272" calcext:value-type="float">
            <text:p>-436.6272</text:p>
          </table:table-cell>
          <table:table-cell table:formula="of:=[.$N$1]*[.D207]" office:value-type="float" office:value="-386.218366124817" calcext:value-type="float">
            <text:p>-386.218366124817</text:p>
          </table:table-cell>
          <table:table-cell table:number-columns-repeated="9"/>
        </table:table-row>
        <table:table-row table:style-name="ro1">
          <table:table-cell office:value-type="time" office:time-value="PT15H12M51.766S" calcext:value-type="time">
            <text:p>15:12:51.7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65086" calcext:value-type="float">
            <text:p>-4.37E-07</text:p>
          </table:table-cell>
          <table:table-cell table:formula="of:=[.C208]*10^9" office:value-type="float" office:value="-436.5086" calcext:value-type="float">
            <text:p>-436.5086</text:p>
          </table:table-cell>
          <table:table-cell table:formula="of:=[.$N$1]*[.D208]" office:value-type="float" office:value="-386.113458555563" calcext:value-type="float">
            <text:p>-386.113458555563</text:p>
          </table:table-cell>
          <table:table-cell table:number-columns-repeated="9"/>
        </table:table-row>
        <table:table-row table:style-name="ro1">
          <table:table-cell office:value-type="time" office:time-value="PT15H12M52.15S" calcext:value-type="time">
            <text:p>15:12:52.1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31389" calcext:value-type="float">
            <text:p>-5.73E-07</text:p>
          </table:table-cell>
          <table:table-cell table:formula="of:=[.C209]*10^9" office:value-type="float" office:value="-573.1389" calcext:value-type="float">
            <text:p>-573.1389</text:p>
          </table:table-cell>
          <table:table-cell table:formula="of:=[.$N$1]*[.D209]" office:value-type="float" office:value="-506.969720440172" calcext:value-type="float">
            <text:p>-506.969720440172</text:p>
          </table:table-cell>
          <table:table-cell table:number-columns-repeated="9"/>
        </table:table-row>
        <table:table-row table:style-name="ro1">
          <table:table-cell office:value-type="time" office:time-value="PT15H12M52.533S" calcext:value-type="time">
            <text:p>15:12:52.5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34327" calcext:value-type="float">
            <text:p>-5.73E-07</text:p>
          </table:table-cell>
          <table:table-cell table:formula="of:=[.C210]*10^9" office:value-type="float" office:value="-573.4327" calcext:value-type="float">
            <text:p>-573.4327</text:p>
          </table:table-cell>
          <table:table-cell table:formula="of:=[.$N$1]*[.D210]" office:value-type="float" office:value="-507.229601079691" calcext:value-type="float">
            <text:p>-507.229601079691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507.138368645518" calcext:value-type="float">
            <text:p>-507.138368645518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3.91678313073218" calcext:value-type="float">
            <text:p>3.91678313073218</text:p>
          </table:table-cell>
          <table:table-cell/>
          <table:table-cell table:formula="of:=(MAX([.E209:.E213])-MIN([.E209:.E213]))/2" office:value-type="float" office:value="0.196856488512566" calcext:value-type="float">
            <text:p>0.196856488512566</text:p>
          </table:table-cell>
          <table:table-cell table:number-columns-repeated="2"/>
        </table:table-row>
        <table:table-row table:style-name="ro1">
          <table:table-cell office:value-type="time" office:time-value="PT15H12M52.908S" calcext:value-type="time">
            <text:p>15:12:52.9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3245" calcext:value-type="float">
            <text:p>-5.73E-07</text:p>
          </table:table-cell>
          <table:table-cell table:formula="of:=[.C211]*10^9" office:value-type="float" office:value="-573.245" calcext:value-type="float">
            <text:p>-573.245</text:p>
          </table:table-cell>
          <table:table-cell table:formula="of:=[.$N$1]*[.D211]" office:value-type="float" office:value="-507.063571140829" calcext:value-type="float">
            <text:p>-507.063571140829</text:p>
          </table:table-cell>
          <table:table-cell table:number-columns-repeated="9"/>
        </table:table-row>
        <table:table-row table:style-name="ro1">
          <table:table-cell office:value-type="time" office:time-value="PT15H12M53.284S" calcext:value-type="time">
            <text:p>15:12:53.2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32472" calcext:value-type="float">
            <text:p>-5.73E-07</text:p>
          </table:table-cell>
          <table:table-cell table:formula="of:=[.C212]*10^9" office:value-type="float" office:value="-573.2472" calcext:value-type="float">
            <text:p>-573.2472</text:p>
          </table:table-cell>
          <table:table-cell table:formula="of:=[.$N$1]*[.D212]" office:value-type="float" office:value="-507.065517149702" calcext:value-type="float">
            <text:p>-507.065517149702</text:p>
          </table:table-cell>
          <table:table-cell table:number-columns-repeated="9"/>
        </table:table-row>
        <table:table-row table:style-name="ro1">
          <table:table-cell office:value-type="time" office:time-value="PT15H12M53.668S" calcext:value-type="time">
            <text:p>15:12:53.6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573584" calcext:value-type="float">
            <text:p>-5.74E-07</text:p>
          </table:table-cell>
          <table:table-cell table:formula="of:=[.C213]*10^9" office:value-type="float" office:value="-573.584" calcext:value-type="float">
            <text:p>-573.584</text:p>
          </table:table-cell>
          <table:table-cell table:formula="of:=[.$N$1]*[.D213]" office:value-type="float" office:value="-507.363433417197" calcext:value-type="float">
            <text:p>-507.363433417197</text:p>
          </table:table-cell>
          <table:table-cell table:number-columns-repeated="9"/>
        </table:table-row>
        <table:table-row table:style-name="ro1">
          <table:table-cell office:value-type="time" office:time-value="PT15H12M54.052S" calcext:value-type="time">
            <text:p>15:12:54.0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173803" calcext:value-type="float">
            <text:p>-7.17E-07</text:p>
          </table:table-cell>
          <table:table-cell table:formula="of:=[.C214]*10^9" office:value-type="float" office:value="-717.3803" calcext:value-type="float">
            <text:p>-717.3803</text:p>
          </table:table-cell>
          <table:table-cell table:formula="of:=[.$N$1]*[.D214]" office:value-type="float" office:value="-634.558376931468" calcext:value-type="float">
            <text:p>-634.558376931468</text:p>
          </table:table-cell>
          <table:table-cell table:number-columns-repeated="9"/>
        </table:table-row>
        <table:table-row table:style-name="ro1">
          <table:table-cell office:value-type="time" office:time-value="PT15H12M54.436S" calcext:value-type="time">
            <text:p>15:12:54.4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171055" calcext:value-type="float">
            <text:p>-7.17E-07</text:p>
          </table:table-cell>
          <table:table-cell table:formula="of:=[.C215]*10^9" office:value-type="float" office:value="-717.1055" calcext:value-type="float">
            <text:p>-717.1055</text:p>
          </table:table-cell>
          <table:table-cell table:formula="of:=[.$N$1]*[.D215]" office:value-type="float" office:value="-634.315302732217" calcext:value-type="float">
            <text:p>-634.315302732217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634.51680310554" calcext:value-type="float">
            <text:p>-634.51680310554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4.89812262515838" calcext:value-type="float">
            <text:p>4.89812262515838</text:p>
          </table:table-cell>
          <table:table-cell/>
          <table:table-cell table:formula="of:=(MAX([.E214:.E218])-MIN([.E214:.E218]))/2" office:value-type="float" office:value="0.173415927085614" calcext:value-type="float">
            <text:p>0.173415927085614</text:p>
          </table:table-cell>
          <table:table-cell table:number-columns-repeated="2"/>
        </table:table-row>
        <table:table-row table:style-name="ro1">
          <table:table-cell office:value-type="time" office:time-value="PT15H12M54.82S" calcext:value-type="time">
            <text:p>15:12:54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173211" calcext:value-type="float">
            <text:p>-7.17E-07</text:p>
          </table:table-cell>
          <table:table-cell table:formula="of:=[.C216]*10^9" office:value-type="float" office:value="-717.3211" calcext:value-type="float">
            <text:p>-717.3211</text:p>
          </table:table-cell>
          <table:table-cell table:formula="of:=[.$N$1]*[.D216]" office:value-type="float" office:value="-634.506011601789" calcext:value-type="float">
            <text:p>-634.506011601789</text:p>
          </table:table-cell>
          <table:table-cell table:number-columns-repeated="9"/>
        </table:table-row>
        <table:table-row table:style-name="ro1">
          <table:table-cell office:value-type="time" office:time-value="PT15H12M55.204S" calcext:value-type="time">
            <text:p>15:12:55.2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174976" calcext:value-type="float">
            <text:p>-7.17E-07</text:p>
          </table:table-cell>
          <table:table-cell table:formula="of:=[.C217]*10^9" office:value-type="float" office:value="-717.4976" calcext:value-type="float">
            <text:p>-717.4976</text:p>
          </table:table-cell>
          <table:table-cell table:formula="of:=[.$N$1]*[.D217]" office:value-type="float" office:value="-634.662134586388" calcext:value-type="float">
            <text:p>-634.662134586388</text:p>
          </table:table-cell>
          <table:table-cell table:number-columns-repeated="9"/>
        </table:table-row>
        <table:table-row table:style-name="ro1">
          <table:table-cell office:value-type="time" office:time-value="PT15H12M55.588S" calcext:value-type="time">
            <text:p>15:12:55.5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717362" calcext:value-type="float">
            <text:p>-7.17E-07</text:p>
          </table:table-cell>
          <table:table-cell table:formula="of:=[.C218]*10^9" office:value-type="float" office:value="-717.362" calcext:value-type="float">
            <text:p>-717.362</text:p>
          </table:table-cell>
          <table:table-cell table:formula="of:=[.$N$1]*[.D218]" office:value-type="float" office:value="-634.542189675841" calcext:value-type="float">
            <text:p>-634.542189675841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43641925025746" calcext:value-type="float">
            <text:p>-0.014364192502575</text:p>
          </table:table-cell>
          <table:table-cell office:value-type="float" office:value="0.05" calcext:value-type="float">
            <text:p>0.05</text:p>
          </table:table-cell>
          <table:table-cell office:value-type="float" office:value="0.16597993867157" calcext:value-type="float">
            <text:p>0.165979938671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23991139522326" calcext:value-type="float">
            <text:p>-0.0823991139522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66417106796" calcext:value-type="float">
            <text:p>0.1062664171067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38912878406926" calcext:value-type="float">
            <text:p>-0.138912878406926</text:p>
          </table:table-cell>
          <table:table-cell office:value-type="float" office:value="0.05" calcext:value-type="float">
            <text:p>0.05</text:p>
          </table:table-cell>
          <table:table-cell office:value-type="float" office:value="0.110377746922528" calcext:value-type="float">
            <text:p>0.110377746922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50974799339968" calcext:value-type="float">
            <text:p>-0.150974799339968</text:p>
          </table:table-cell>
          <table:table-cell office:value-type="float" office:value="0.05" calcext:value-type="float">
            <text:p>0.05</text:p>
          </table:table-cell>
          <table:table-cell office:value-type="float" office:value="0.146521488733158" calcext:value-type="float">
            <text:p>0.1465214887331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97089369458218" calcext:value-type="float">
            <text:p>-0.197089369458218</text:p>
          </table:table-cell>
          <table:table-cell office:value-type="float" office:value="0.05" calcext:value-type="float">
            <text:p>0.05</text:p>
          </table:table-cell>
          <table:table-cell office:value-type="float" office:value="0.125020001955697" calcext:value-type="float">
            <text:p>0.1250200019556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91700807482164" calcext:value-type="float">
            <text:p>-0.191700807482164</text:p>
          </table:table-cell>
          <table:table-cell office:value-type="float" office:value="0.05" calcext:value-type="float">
            <text:p>0.05</text:p>
          </table:table-cell>
          <table:table-cell office:value-type="float" office:value="0.144009885906251" calcext:value-type="float">
            <text:p>0.1440098859062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35738294377684" calcext:value-type="float">
            <text:p>-0.235738294377684</text:p>
          </table:table-cell>
          <table:table-cell office:value-type="float" office:value="0.05" calcext:value-type="float">
            <text:p>0.05</text:p>
          </table:table-cell>
          <table:table-cell office:value-type="float" office:value="0.121232769482579" calcext:value-type="float">
            <text:p>0.1212327694825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33778818268902" calcext:value-type="float">
            <text:p>-0.2337788182689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205335144393" calcext:value-type="float">
            <text:p>0.0982205335144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90946433358697" calcext:value-type="float">
            <text:p>-0.290946433358697</text:p>
          </table:table-cell>
          <table:table-cell office:value-type="float" office:value="0.05" calcext:value-type="float">
            <text:p>0.05</text:p>
          </table:table-cell>
          <table:table-cell office:value-type="float" office:value="0.188125245044931" calcext:value-type="float">
            <text:p>0.1881252450449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41446078977291" calcext:value-type="float">
            <text:p>-0.2414460789772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4282602902284" calcext:value-type="float">
            <text:p>0.0874282602902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85439341629009" calcext:value-type="float">
            <text:p>-0.285439341629009</text:p>
          </table:table-cell>
          <table:table-cell office:value-type="float" office:value="0.05" calcext:value-type="float">
            <text:p>0.05</text:p>
          </table:table-cell>
          <table:table-cell office:value-type="float" office:value="0.216536675058865" calcext:value-type="float">
            <text:p>0.216536675058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70831671116472" calcext:value-type="float">
            <text:p>-0.270831671116472</text:p>
          </table:table-cell>
          <table:table-cell office:value-type="float" office:value="0.05" calcext:value-type="float">
            <text:p>0.05</text:p>
          </table:table-cell>
          <table:table-cell office:value-type="float" office:value="0.117462655300284" calcext:value-type="float">
            <text:p>0.1174626553002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66974795236137" calcext:value-type="float">
            <text:p>-0.366974795236137</text:p>
          </table:table-cell>
          <table:table-cell office:value-type="float" office:value="0.05" calcext:value-type="float">
            <text:p>0.05</text:p>
          </table:table-cell>
          <table:table-cell office:value-type="float" office:value="0.101836791892458" calcext:value-type="float">
            <text:p>0.1018367918924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47765472676881" calcext:value-type="float">
            <text:p>-0.3477654726768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101916411944" calcext:value-type="float">
            <text:p>0.111019164119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99764313200397" calcext:value-type="float">
            <text:p>-0.299764313200397</text:p>
          </table:table-cell>
          <table:table-cell office:value-type="float" office:value="0.05" calcext:value-type="float">
            <text:p>0.05</text:p>
          </table:table-cell>
          <table:table-cell office:value-type="float" office:value="0.120347259583461" calcext:value-type="float">
            <text:p>0.1203472595834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04685462699511" calcext:value-type="float">
            <text:p>-0.304685462699511</text:p>
          </table:table-cell>
          <table:table-cell office:value-type="float" office:value="0.05" calcext:value-type="float">
            <text:p>0.05</text:p>
          </table:table-cell>
          <table:table-cell office:value-type="float" office:value="0.11460390902793" calcext:value-type="float">
            <text:p>0.114603909027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92312097138234" calcext:value-type="float">
            <text:p>-0.292312097138234</text:p>
          </table:table-cell>
          <table:table-cell office:value-type="float" office:value="0.05" calcext:value-type="float">
            <text:p>0.05</text:p>
          </table:table-cell>
          <table:table-cell office:value-type="float" office:value="0.127365390789154" calcext:value-type="float">
            <text:p>0.1273653907891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28815738451565" calcext:value-type="float">
            <text:p>-0.328815738451565</text:p>
          </table:table-cell>
          <table:table-cell office:value-type="float" office:value="0.05" calcext:value-type="float">
            <text:p>0.05</text:p>
          </table:table-cell>
          <table:table-cell office:value-type="float" office:value="0.126328057605626" calcext:value-type="float">
            <text:p>0.1263280576056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79444422276397" calcext:value-type="float">
            <text:p>-0.379444422276397</text:p>
          </table:table-cell>
          <table:table-cell office:value-type="float" office:value="0.05" calcext:value-type="float">
            <text:p>0.05</text:p>
          </table:table-cell>
          <table:table-cell office:value-type="float" office:value="0.11524627468456" calcext:value-type="float">
            <text:p>0.115246274684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6232820688907" calcext:value-type="float">
            <text:p>-0.362328206889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4067816845004" calcext:value-type="float">
            <text:p>0.114067816845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4035771107229" calcext:value-type="float">
            <text:p>-0.34035771107229</text:p>
          </table:table-cell>
          <table:table-cell office:value-type="float" office:value="0.05" calcext:value-type="float">
            <text:p>0.05</text:p>
          </table:table-cell>
          <table:table-cell office:value-type="float" office:value="0.132752999167052" calcext:value-type="float">
            <text:p>0.1327529991670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82903232489126" calcext:value-type="float">
            <text:p>-0.382903232489126</text:p>
          </table:table-cell>
          <table:table-cell office:value-type="float" office:value="0.05" calcext:value-type="float">
            <text:p>0.05</text:p>
          </table:table-cell>
          <table:table-cell office:value-type="float" office:value="0.126618479394835" calcext:value-type="float">
            <text:p>0.126618479394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22264594075424" calcext:value-type="float">
            <text:p>-0.4222645940754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037368685197" calcext:value-type="float">
            <text:p>0.094303736868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23489170721008" calcext:value-type="float">
            <text:p>-0.4234891707210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03230623876575" calcext:value-type="float">
            <text:p>0.0803230623876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99789269797863" calcext:value-type="float">
            <text:p>-0.399789269797863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163627960659" calcext:value-type="float">
            <text:p>0.0987163627960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70881673541547" calcext:value-type="float">
            <text:p>-0.470881673541547</text:p>
          </table:table-cell>
          <table:table-cell office:value-type="float" office:value="0.05" calcext:value-type="float">
            <text:p>0.05</text:p>
          </table:table-cell>
          <table:table-cell office:value-type="float" office:value="0.122796816399226" calcext:value-type="float">
            <text:p>0.1227968163992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50559008633795" calcext:value-type="float">
            <text:p>-0.4505590086337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63612903192" calcext:value-type="float">
            <text:p>0.1079636129031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95984343707169" calcext:value-type="float">
            <text:p>-0.495984343707169</text:p>
          </table:table-cell>
          <table:table-cell office:value-type="float" office:value="0.05" calcext:value-type="float">
            <text:p>0.05</text:p>
          </table:table-cell>
          <table:table-cell office:value-type="float" office:value="0.0783799640412683" calcext:value-type="float">
            <text:p>0.0783799640412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61554490165947" calcext:value-type="float">
            <text:p>-0.561554490165947</text:p>
          </table:table-cell>
          <table:table-cell office:value-type="float" office:value="0.05" calcext:value-type="float">
            <text:p>0.05</text:p>
          </table:table-cell>
          <table:table-cell office:value-type="float" office:value="0.118832107184943" calcext:value-type="float">
            <text:p>0.1188321071849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41101057408943" calcext:value-type="float">
            <text:p>-0.641101057408943</text:p>
          </table:table-cell>
          <table:table-cell office:value-type="float" office:value="0.05" calcext:value-type="float">
            <text:p>0.05</text:p>
          </table:table-cell>
          <table:table-cell office:value-type="float" office:value="0.119055396588225" calcext:value-type="float">
            <text:p>0.119055396588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794812686238641" calcext:value-type="float">
            <text:p>-0.794812686238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2634923985086" calcext:value-type="float">
            <text:p>0.0872634923985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1463619631575" calcext:value-type="float">
            <text:p>-1.1463619631575</text:p>
          </table:table-cell>
          <table:table-cell office:value-type="float" office:value="0.05" calcext:value-type="float">
            <text:p>0.05</text:p>
          </table:table-cell>
          <table:table-cell office:value-type="float" office:value="0.129655540562187" calcext:value-type="float">
            <text:p>0.1296555405621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01102061510904" calcext:value-type="float">
            <text:p>-2.01102061510904</text:p>
          </table:table-cell>
          <table:table-cell office:value-type="float" office:value="0.05" calcext:value-type="float">
            <text:p>0.05</text:p>
          </table:table-cell>
          <table:table-cell office:value-type="float" office:value="0.128057945132815" calcext:value-type="float">
            <text:p>0.128057945132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.19416617734146" calcext:value-type="float">
            <text:p>-4.19416617734146</text:p>
          </table:table-cell>
          <table:table-cell office:value-type="float" office:value="0.05" calcext:value-type="float">
            <text:p>0.05</text:p>
          </table:table-cell>
          <table:table-cell office:value-type="float" office:value="0.156764109936218" calcext:value-type="float">
            <text:p>0.1567641099362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9.64312660995779" calcext:value-type="float">
            <text:p>-9.64312660995779</text:p>
          </table:table-cell>
          <table:table-cell office:value-type="float" office:value="0.05" calcext:value-type="float">
            <text:p>0.05</text:p>
          </table:table-cell>
          <table:table-cell office:value-type="float" office:value="0.113533055374154" calcext:value-type="float">
            <text:p>0.1135330553741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2.6035801168545" calcext:value-type="float">
            <text:p>-22.6035801168545</text:p>
          </table:table-cell>
          <table:table-cell office:value-type="float" office:value="0.05" calcext:value-type="float">
            <text:p>0.05</text:p>
          </table:table-cell>
          <table:table-cell office:value-type="float" office:value="0.202249633484924" calcext:value-type="float">
            <text:p>0.202249633484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9.3733102874642" calcext:value-type="float">
            <text:p>-49.3733102874642</text:p>
          </table:table-cell>
          <table:table-cell office:value-type="float" office:value="0.05" calcext:value-type="float">
            <text:p>0.05</text:p>
          </table:table-cell>
          <table:table-cell office:value-type="float" office:value="0.392571661165536" calcext:value-type="float">
            <text:p>0.3925716611655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96.1380380014769" calcext:value-type="float">
            <text:p>-96.1380380014769</text:p>
          </table:table-cell>
          <table:table-cell office:value-type="float" office:value="0.05" calcext:value-type="float">
            <text:p>0.05</text:p>
          </table:table-cell>
          <table:table-cell office:value-type="float" office:value="0.757898612975559" calcext:value-type="float">
            <text:p>0.7578986129755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65.897914471775" calcext:value-type="float">
            <text:p>-165.897914471775</text:p>
          </table:table-cell>
          <table:table-cell office:value-type="float" office:value="0.05" calcext:value-type="float">
            <text:p>0.05</text:p>
          </table:table-cell>
          <table:table-cell office:value-type="float" office:value="1.29871289194007" calcext:value-type="float">
            <text:p>1.29871289194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56.103789754393" calcext:value-type="float">
            <text:p>-256.103789754393</text:p>
          </table:table-cell>
          <table:table-cell office:value-type="float" office:value="0.05" calcext:value-type="float">
            <text:p>0.05</text:p>
          </table:table-cell>
          <table:table-cell office:value-type="float" office:value="1.99871592962457" calcext:value-type="float">
            <text:p>1.998715929624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62.691712648319" calcext:value-type="float">
            <text:p>-362.691712648319</text:p>
          </table:table-cell>
          <table:table-cell office:value-type="float" office:value="0.05" calcext:value-type="float">
            <text:p>0.05</text:p>
          </table:table-cell>
          <table:table-cell office:value-type="float" office:value="2.83042311296745" calcext:value-type="float">
            <text:p>2.83042311296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81.873024791764" calcext:value-type="float">
            <text:p>-481.873024791764</text:p>
          </table:table-cell>
          <table:table-cell office:value-type="float" office:value="0.05" calcext:value-type="float">
            <text:p>0.05</text:p>
          </table:table-cell>
          <table:table-cell office:value-type="float" office:value="3.75638039063585" calcext:value-type="float">
            <text:p>3.75638039063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08.23065339317" calcext:value-type="float">
            <text:p>-608.23065339317</text:p>
          </table:table-cell>
          <table:table-cell office:value-type="float" office:value="0.05" calcext:value-type="float">
            <text:p>0.05</text:p>
          </table:table-cell>
          <table:table-cell office:value-type="float" office:value="4.74472786934408" calcext:value-type="float">
            <text:p>4.74472786934408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68414784556915" calcext:value-type="float">
            <text:p>0.066841478455692</text:p>
          </table:table-cell>
          <table:table-cell office:value-type="float" office:value="0.05" calcext:value-type="float">
            <text:p>0.05</text:p>
          </table:table-cell>
          <table:table-cell office:value-type="float" office:value="0.137494676155293" calcext:value-type="float">
            <text:p>0.137494676155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27603493747494" calcext:value-type="float">
            <text:p>-0.127603493747494</text:p>
          </table:table-cell>
          <table:table-cell office:value-type="float" office:value="0.05" calcext:value-type="float">
            <text:p>0.05</text:p>
          </table:table-cell>
          <table:table-cell office:value-type="float" office:value="0.136339048097764" calcext:value-type="float">
            <text:p>0.1363390480977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27882926645802" calcext:value-type="float">
            <text:p>-0.127882926645802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96539174249" calcext:value-type="float">
            <text:p>0.1024965391742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7337391387906" calcext:value-type="float">
            <text:p>-0.1373373913879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596587876197" calcext:value-type="float">
            <text:p>0.087659658787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60772749894838" calcext:value-type="float">
            <text:p>-0.160772749894838</text:p>
          </table:table-cell>
          <table:table-cell office:value-type="float" office:value="0.05" calcext:value-type="float">
            <text:p>0.05</text:p>
          </table:table-cell>
          <table:table-cell office:value-type="float" office:value="0.137920276689076" calcext:value-type="float">
            <text:p>0.1379202766890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10762703302346" calcext:value-type="float">
            <text:p>-0.210762703302346</text:p>
          </table:table-cell>
          <table:table-cell office:value-type="float" office:value="0.05" calcext:value-type="float">
            <text:p>0.05</text:p>
          </table:table-cell>
          <table:table-cell office:value-type="float" office:value="0.113113192799316" calcext:value-type="float">
            <text:p>0.1131131927993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91683367128411" calcext:value-type="float">
            <text:p>-0.191683367128411</text:p>
          </table:table-cell>
          <table:table-cell office:value-type="float" office:value="0.05" calcext:value-type="float">
            <text:p>0.05</text:p>
          </table:table-cell>
          <table:table-cell office:value-type="float" office:value="0.12843743846689" calcext:value-type="float">
            <text:p>0.12843743846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22373632469975" calcext:value-type="float">
            <text:p>-0.2223736324699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8363762700392" calcext:value-type="float">
            <text:p>0.1083637627003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71657266035069" calcext:value-type="float">
            <text:p>-0.271657266035069</text:p>
          </table:table-cell>
          <table:table-cell office:value-type="float" office:value="0.05" calcext:value-type="float">
            <text:p>0.05</text:p>
          </table:table-cell>
          <table:table-cell office:value-type="float" office:value="0.123825594663461" calcext:value-type="float">
            <text:p>0.1238255946634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51113958000429" calcext:value-type="float">
            <text:p>-0.251113958000429</text:p>
          </table:table-cell>
          <table:table-cell office:value-type="float" office:value="0.05" calcext:value-type="float">
            <text:p>0.05</text:p>
          </table:table-cell>
          <table:table-cell office:value-type="float" office:value="0.0877232614051409" calcext:value-type="float">
            <text:p>0.087723261405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41953121229903" calcext:value-type="float">
            <text:p>-0.241953121229903</text:p>
          </table:table-cell>
          <table:table-cell office:value-type="float" office:value="0.05" calcext:value-type="float">
            <text:p>0.05</text:p>
          </table:table-cell>
          <table:table-cell office:value-type="float" office:value="0.108594061308885" calcext:value-type="float">
            <text:p>0.108594061308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98116370280237" calcext:value-type="float">
            <text:p>-0.298116370280237</text:p>
          </table:table-cell>
          <table:table-cell office:value-type="float" office:value="0.05" calcext:value-type="float">
            <text:p>0.05</text:p>
          </table:table-cell>
          <table:table-cell office:value-type="float" office:value="0.118851173445092" calcext:value-type="float">
            <text:p>0.1188511734450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53220300554957" calcext:value-type="float">
            <text:p>-0.353220300554957</text:p>
          </table:table-cell>
          <table:table-cell office:value-type="float" office:value="0.05" calcext:value-type="float">
            <text:p>0.05</text:p>
          </table:table-cell>
          <table:table-cell office:value-type="float" office:value="0.141781143332231" calcext:value-type="float">
            <text:p>0.1417811433322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09822993549655" calcext:value-type="float">
            <text:p>-0.309822993549655</text:p>
          </table:table-cell>
          <table:table-cell office:value-type="float" office:value="0.05" calcext:value-type="float">
            <text:p>0.05</text:p>
          </table:table-cell>
          <table:table-cell office:value-type="float" office:value="0.115518043004052" calcext:value-type="float">
            <text:p>0.1155180430040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19969749179296" calcext:value-type="float">
            <text:p>-0.319969749179296</text:p>
          </table:table-cell>
          <table:table-cell office:value-type="float" office:value="0.05" calcext:value-type="float">
            <text:p>0.05</text:p>
          </table:table-cell>
          <table:table-cell office:value-type="float" office:value="0.137969587011516" calcext:value-type="float">
            <text:p>0.1379695870115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19425238205589" calcext:value-type="float">
            <text:p>-0.3194252382055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8443200401722" calcext:value-type="float">
            <text:p>0.108443200401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41396191422568" calcext:value-type="float">
            <text:p>-0.341396191422568</text:p>
          </table:table-cell>
          <table:table-cell office:value-type="float" office:value="0.05" calcext:value-type="float">
            <text:p>0.05</text:p>
          </table:table-cell>
          <table:table-cell office:value-type="float" office:value="0.127170704617314" calcext:value-type="float">
            <text:p>0.1271707046173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53477881365808" calcext:value-type="float">
            <text:p>-0.353477881365808</text:p>
          </table:table-cell>
          <table:table-cell office:value-type="float" office:value="0.05" calcext:value-type="float">
            <text:p>0.05</text:p>
          </table:table-cell>
          <table:table-cell office:value-type="float" office:value="0.125773974920993" calcext:value-type="float">
            <text:p>0.1257739749209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34258903133331" calcext:value-type="float">
            <text:p>-0.334258903133331</text:p>
          </table:table-cell>
          <table:table-cell office:value-type="float" office:value="0.05" calcext:value-type="float">
            <text:p>0.05</text:p>
          </table:table-cell>
          <table:table-cell office:value-type="float" office:value="0.115636108817818" calcext:value-type="float">
            <text:p>0.1156361088178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40424832248022" calcext:value-type="float">
            <text:p>-0.340424832248022</text:p>
          </table:table-cell>
          <table:table-cell office:value-type="float" office:value="0.05" calcext:value-type="float">
            <text:p>0.05</text:p>
          </table:table-cell>
          <table:table-cell office:value-type="float" office:value="0.139257642902389" calcext:value-type="float">
            <text:p>0.139257642902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61512934312206" calcext:value-type="float">
            <text:p>-0.361512934312206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08363638273" calcext:value-type="float">
            <text:p>0.1068083636382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30579937976592" calcext:value-type="float">
            <text:p>-0.330579937976592</text:p>
          </table:table-cell>
          <table:table-cell office:value-type="float" office:value="0.05" calcext:value-type="float">
            <text:p>0.05</text:p>
          </table:table-cell>
          <table:table-cell office:value-type="float" office:value="0.104232208244336" calcext:value-type="float">
            <text:p>0.1042322082443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5815973128202" calcext:value-type="float">
            <text:p>-0.45815973128202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439521612835" calcext:value-type="float">
            <text:p>0.0869439521612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88450261392465" calcext:value-type="float">
            <text:p>-0.3884502613924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84362527855" calcext:value-type="float">
            <text:p>0.1059843625278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393088494734" calcext:value-type="float">
            <text:p>-0.4393088494734</text:p>
          </table:table-cell>
          <table:table-cell office:value-type="float" office:value="0.05" calcext:value-type="float">
            <text:p>0.05</text:p>
          </table:table-cell>
          <table:table-cell office:value-type="float" office:value="0.131059886794097" calcext:value-type="float">
            <text:p>0.131059886794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29603554802136" calcext:value-type="float">
            <text:p>-0.429603554802136</text:p>
          </table:table-cell>
          <table:table-cell office:value-type="float" office:value="0.05" calcext:value-type="float">
            <text:p>0.05</text:p>
          </table:table-cell>
          <table:table-cell office:value-type="float" office:value="0.121916569462202" calcext:value-type="float">
            <text:p>0.1219165694622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59241552996604" calcext:value-type="float">
            <text:p>-0.459241552996604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188104027474" calcext:value-type="float">
            <text:p>0.090618810402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45749166080392" calcext:value-type="float">
            <text:p>-0.545749166080392</text:p>
          </table:table-cell>
          <table:table-cell office:value-type="float" office:value="0.05" calcext:value-type="float">
            <text:p>0.05</text:p>
          </table:table-cell>
          <table:table-cell office:value-type="float" office:value="0.113115042660795" calcext:value-type="float">
            <text:p>0.113115042660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68971031492045" calcext:value-type="float">
            <text:p>-0.568971031492045</text:p>
          </table:table-cell>
          <table:table-cell office:value-type="float" office:value="0.05" calcext:value-type="float">
            <text:p>0.05</text:p>
          </table:table-cell>
          <table:table-cell office:value-type="float" office:value="0.125658012233632" calcext:value-type="float">
            <text:p>0.1256580122336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34059561784301" calcext:value-type="float">
            <text:p>-0.6340595617843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366376591462" calcext:value-type="float">
            <text:p>0.1003663765914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739845099478435" calcext:value-type="float">
            <text:p>-0.73984509947843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77440854102" calcext:value-type="float">
            <text:p>0.1106774408541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14085548594111" calcext:value-type="float">
            <text:p>-1.14085548594111</text:p>
          </table:table-cell>
          <table:table-cell office:value-type="float" office:value="0.05" calcext:value-type="float">
            <text:p>0.05</text:p>
          </table:table-cell>
          <table:table-cell office:value-type="float" office:value="0.0970182450409034" calcext:value-type="float">
            <text:p>0.097018245040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15566001622053" calcext:value-type="float">
            <text:p>-2.1556600162205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46709589758" calcext:value-type="float">
            <text:p>0.0974467095897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.53859317037124" calcext:value-type="float">
            <text:p>-4.53859317037124</text:p>
          </table:table-cell>
          <table:table-cell office:value-type="float" office:value="0.05" calcext:value-type="float">
            <text:p>0.05</text:p>
          </table:table-cell>
          <table:table-cell office:value-type="float" office:value="0.137330638823472" calcext:value-type="float">
            <text:p>0.1373306388234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0.5757338256463" calcext:value-type="float">
            <text:p>-10.5757338256463</text:p>
          </table:table-cell>
          <table:table-cell office:value-type="float" office:value="0.05" calcext:value-type="float">
            <text:p>0.05</text:p>
          </table:table-cell>
          <table:table-cell office:value-type="float" office:value="0.156514399116587" calcext:value-type="float">
            <text:p>0.1565143991165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4.5247254286474" calcext:value-type="float">
            <text:p>-24.5247254286474</text:p>
          </table:table-cell>
          <table:table-cell office:value-type="float" office:value="0.05" calcext:value-type="float">
            <text:p>0.05</text:p>
          </table:table-cell>
          <table:table-cell office:value-type="float" office:value="0.206707767197416" calcext:value-type="float">
            <text:p>0.2067077671974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3.1255433520817" calcext:value-type="float">
            <text:p>-53.1255433520817</text:p>
          </table:table-cell>
          <table:table-cell office:value-type="float" office:value="0.05" calcext:value-type="float">
            <text:p>0.05</text:p>
          </table:table-cell>
          <table:table-cell office:value-type="float" office:value="0.420041395707299" calcext:value-type="float">
            <text:p>0.4200413957072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2.20203311812" calcext:value-type="float">
            <text:p>-102.20203311812</text:p>
          </table:table-cell>
          <table:table-cell office:value-type="float" office:value="0.05" calcext:value-type="float">
            <text:p>0.05</text:p>
          </table:table-cell>
          <table:table-cell office:value-type="float" office:value="0.794440999489544" calcext:value-type="float">
            <text:p>0.794440999489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74.051263600672" calcext:value-type="float">
            <text:p>-174.051263600672</text:p>
          </table:table-cell>
          <table:table-cell office:value-type="float" office:value="0.05" calcext:value-type="float">
            <text:p>0.05</text:p>
          </table:table-cell>
          <table:table-cell office:value-type="float" office:value="1.34718969474451" calcext:value-type="float">
            <text:p>1.347189694744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65.67040511869" calcext:value-type="float">
            <text:p>-265.67040511869</text:p>
          </table:table-cell>
          <table:table-cell office:value-type="float" office:value="0.05" calcext:value-type="float">
            <text:p>0.05</text:p>
          </table:table-cell>
          <table:table-cell office:value-type="float" office:value="2.05381958048376" calcext:value-type="float">
            <text:p>2.053819580483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73.407435892835" calcext:value-type="float">
            <text:p>-373.407435892835</text:p>
          </table:table-cell>
          <table:table-cell office:value-type="float" office:value="0.05" calcext:value-type="float">
            <text:p>0.05</text:p>
          </table:table-cell>
          <table:table-cell office:value-type="float" office:value="2.88373663941769" calcext:value-type="float">
            <text:p>2.883736639417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93.15502114041" calcext:value-type="float">
            <text:p>-493.15502114041</text:p>
          </table:table-cell>
          <table:table-cell office:value-type="float" office:value="0.05" calcext:value-type="float">
            <text:p>0.05</text:p>
          </table:table-cell>
          <table:table-cell office:value-type="float" office:value="3.80784230761155" calcext:value-type="float">
            <text:p>3.807842307611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19.493596913551" calcext:value-type="float">
            <text:p>-619.493596913551</text:p>
          </table:table-cell>
          <table:table-cell office:value-type="float" office:value="0.05" calcext:value-type="float">
            <text:p>0.05</text:p>
          </table:table-cell>
          <table:table-cell office:value-type="float" office:value="4.78254002087748" calcext:value-type="float">
            <text:p>4.78254002087748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81791196420681" calcext:value-type="float">
            <text:p>0.005817911964207</text:p>
          </table:table-cell>
          <table:table-cell office:value-type="float" office:value="0.05" calcext:value-type="float">
            <text:p>0.05</text:p>
          </table:table-cell>
          <table:table-cell office:value-type="float" office:value="0.143013255067723" calcext:value-type="float">
            <text:p>0.1430132550677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08379377874681" calcext:value-type="float">
            <text:p>-0.108379377874681</text:p>
          </table:table-cell>
          <table:table-cell office:value-type="float" office:value="0.05" calcext:value-type="float">
            <text:p>0.05</text:p>
          </table:table-cell>
          <table:table-cell office:value-type="float" office:value="0.129239790164553" calcext:value-type="float">
            <text:p>0.129239790164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20025300173868" calcext:value-type="float">
            <text:p>-0.120025300173868</text:p>
          </table:table-cell>
          <table:table-cell office:value-type="float" office:value="0.05" calcext:value-type="float">
            <text:p>0.05</text:p>
          </table:table-cell>
          <table:table-cell office:value-type="float" office:value="0.143414795018916" calcext:value-type="float">
            <text:p>0.1434147950189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8669735208428" calcext:value-type="float">
            <text:p>-0.138669735208428</text:p>
          </table:table-cell>
          <table:table-cell office:value-type="float" office:value="0.05" calcext:value-type="float">
            <text:p>0.05</text:p>
          </table:table-cell>
          <table:table-cell office:value-type="float" office:value="0.142002403459903" calcext:value-type="float">
            <text:p>0.142002403459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99262003153691" calcext:value-type="float">
            <text:p>-0.199262003153691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5317147323" calcext:value-type="float">
            <text:p>0.09435317147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04913071393507" calcext:value-type="float">
            <text:p>-0.2049130713935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95711880135343" calcext:value-type="float">
            <text:p>0.089571188013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91050477277178" calcext:value-type="float">
            <text:p>-0.191050477277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12990585534" calcext:value-type="float">
            <text:p>0.105512990585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90079195942987" calcext:value-type="float">
            <text:p>-0.190079195942987</text:p>
          </table:table-cell>
          <table:table-cell office:value-type="float" office:value="0.05" calcext:value-type="float">
            <text:p>0.05</text:p>
          </table:table-cell>
          <table:table-cell office:value-type="float" office:value="0.125768832079862" calcext:value-type="float">
            <text:p>0.1257688320798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53615322424043" calcext:value-type="float">
            <text:p>-0.253615322424043</text:p>
          </table:table-cell>
          <table:table-cell office:value-type="float" office:value="0.05" calcext:value-type="float">
            <text:p>0.05</text:p>
          </table:table-cell>
          <table:table-cell office:value-type="float" office:value="0.112727860894357" calcext:value-type="float">
            <text:p>0.1127278608943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8112230443926" calcext:value-type="float">
            <text:p>-0.2381122304439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71708772357" calcext:value-type="float">
            <text:p>0.1026717087723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80994322754557" calcext:value-type="float">
            <text:p>-0.280994322754557</text:p>
          </table:table-cell>
          <table:table-cell office:value-type="float" office:value="0.05" calcext:value-type="float">
            <text:p>0.05</text:p>
          </table:table-cell>
          <table:table-cell office:value-type="float" office:value="0.11478123596719" calcext:value-type="float">
            <text:p>0.11478123596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18792024609244" calcext:value-type="float">
            <text:p>-0.318792024609244</text:p>
          </table:table-cell>
          <table:table-cell office:value-type="float" office:value="0.05" calcext:value-type="float">
            <text:p>0.05</text:p>
          </table:table-cell>
          <table:table-cell office:value-type="float" office:value="0.135561345042869" calcext:value-type="float">
            <text:p>0.1355613450428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73145768463351" calcext:value-type="float">
            <text:p>-0.373145768463351</text:p>
          </table:table-cell>
          <table:table-cell office:value-type="float" office:value="0.05" calcext:value-type="float">
            <text:p>0.05</text:p>
          </table:table-cell>
          <table:table-cell office:value-type="float" office:value="0.140303784864538" calcext:value-type="float">
            <text:p>0.1403037848645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17637139106967" calcext:value-type="float">
            <text:p>-0.317637139106967</text:p>
          </table:table-cell>
          <table:table-cell office:value-type="float" office:value="0.05" calcext:value-type="float">
            <text:p>0.05</text:p>
          </table:table-cell>
          <table:table-cell office:value-type="float" office:value="0.129542174670507" calcext:value-type="float">
            <text:p>0.129542174670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02148536047459" calcext:value-type="float">
            <text:p>-0.3021485360474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813559871949" calcext:value-type="float">
            <text:p>0.0999813559871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06092423775798" calcext:value-type="float">
            <text:p>-0.306092423775798</text:p>
          </table:table-cell>
          <table:table-cell office:value-type="float" office:value="0.05" calcext:value-type="float">
            <text:p>0.05</text:p>
          </table:table-cell>
          <table:table-cell office:value-type="float" office:value="0.129914654168501" calcext:value-type="float">
            <text:p>0.1299146541685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40925133438329" calcext:value-type="float">
            <text:p>-0.340925133438329</text:p>
          </table:table-cell>
          <table:table-cell office:value-type="float" office:value="0.05" calcext:value-type="float">
            <text:p>0.05</text:p>
          </table:table-cell>
          <table:table-cell office:value-type="float" office:value="0.133189751118976" calcext:value-type="float">
            <text:p>0.1331897511189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61983603094671" calcext:value-type="float">
            <text:p>-0.361983603094671</text:p>
          </table:table-cell>
          <table:table-cell office:value-type="float" office:value="0.05" calcext:value-type="float">
            <text:p>0.05</text:p>
          </table:table-cell>
          <table:table-cell office:value-type="float" office:value="0.108548618201917" calcext:value-type="float">
            <text:p>0.1085486182019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19653204299588" calcext:value-type="float">
            <text:p>-0.319653204299588</text:p>
          </table:table-cell>
          <table:table-cell office:value-type="float" office:value="0.05" calcext:value-type="float">
            <text:p>0.05</text:p>
          </table:table-cell>
          <table:table-cell office:value-type="float" office:value="0.132226776759898" calcext:value-type="float">
            <text:p>0.1322267767598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51432183765345" calcext:value-type="float">
            <text:p>-0.351432183765345</text:p>
          </table:table-cell>
          <table:table-cell office:value-type="float" office:value="0.05" calcext:value-type="float">
            <text:p>0.05</text:p>
          </table:table-cell>
          <table:table-cell office:value-type="float" office:value="0.129969984410673" calcext:value-type="float">
            <text:p>0.1299699844106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51147606745308" calcext:value-type="float">
            <text:p>-0.4511476067453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8162197006775" calcext:value-type="float">
            <text:p>0.108162197006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89075673262327" calcext:value-type="float">
            <text:p>-0.3890756732623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4702574928838" calcext:value-type="float">
            <text:p>0.0984702574928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86846378570174" calcext:value-type="float">
            <text:p>-0.38684637857017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80605379349" calcext:value-type="float">
            <text:p>0.0946806053793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74793967214981" calcext:value-type="float">
            <text:p>-0.374793967214981</text:p>
          </table:table-cell>
          <table:table-cell office:value-type="float" office:value="0.05" calcext:value-type="float">
            <text:p>0.05</text:p>
          </table:table-cell>
          <table:table-cell office:value-type="float" office:value="0.125289308714478" calcext:value-type="float">
            <text:p>0.1252893087144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35151484571673" calcext:value-type="float">
            <text:p>-0.435151484571673</text:p>
          </table:table-cell>
          <table:table-cell office:value-type="float" office:value="0.05" calcext:value-type="float">
            <text:p>0.05</text:p>
          </table:table-cell>
          <table:table-cell office:value-type="float" office:value="0.116794320229584" calcext:value-type="float">
            <text:p>0.1167943202295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30059681591022" calcext:value-type="float">
            <text:p>-0.43005968159102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489822650125" calcext:value-type="float">
            <text:p>0.105489822650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78195449438574" calcext:value-type="float">
            <text:p>-0.478195449438574</text:p>
          </table:table-cell>
          <table:table-cell office:value-type="float" office:value="0.05" calcext:value-type="float">
            <text:p>0.05</text:p>
          </table:table-cell>
          <table:table-cell office:value-type="float" office:value="0.0874546668750027" calcext:value-type="float">
            <text:p>0.087454666875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97318772489439" calcext:value-type="float">
            <text:p>-0.497318772489439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04148867324" calcext:value-type="float">
            <text:p>0.1043041488673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98123288180775" calcext:value-type="float">
            <text:p>-0.598123288180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54657981304023" calcext:value-type="float">
            <text:p>0.0554657981304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18350122099666" calcext:value-type="float">
            <text:p>-0.618350122099666</text:p>
          </table:table-cell>
          <table:table-cell office:value-type="float" office:value="0.05" calcext:value-type="float">
            <text:p>0.05</text:p>
          </table:table-cell>
          <table:table-cell office:value-type="float" office:value="0.0820643919179482" calcext:value-type="float">
            <text:p>0.0820643919179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797752467826857" calcext:value-type="float">
            <text:p>-0.797752467826857</text:p>
          </table:table-cell>
          <table:table-cell office:value-type="float" office:value="0.05" calcext:value-type="float">
            <text:p>0.05</text:p>
          </table:table-cell>
          <table:table-cell office:value-type="float" office:value="0.13335433267877" calcext:value-type="float">
            <text:p>0.13335433267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29452596863003" calcext:value-type="float">
            <text:p>-1.294525968630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4262906334803" calcext:value-type="float">
            <text:p>0.086426290633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28435842849924" calcext:value-type="float">
            <text:p>-2.28435842849924</text:p>
          </table:table-cell>
          <table:table-cell office:value-type="float" office:value="0.05" calcext:value-type="float">
            <text:p>0.05</text:p>
          </table:table-cell>
          <table:table-cell office:value-type="float" office:value="0.114209553734816" calcext:value-type="float">
            <text:p>0.1142095537348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.89815422240166" calcext:value-type="float">
            <text:p>-4.89815422240166</text:p>
          </table:table-cell>
          <table:table-cell office:value-type="float" office:value="0.05" calcext:value-type="float">
            <text:p>0.05</text:p>
          </table:table-cell>
          <table:table-cell office:value-type="float" office:value="0.141618599158096" calcext:value-type="float">
            <text:p>0.1416185991580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1.51176232455" calcext:value-type="float">
            <text:p>-11.51176232455</text:p>
          </table:table-cell>
          <table:table-cell office:value-type="float" office:value="0.05" calcext:value-type="float">
            <text:p>0.05</text:p>
          </table:table-cell>
          <table:table-cell office:value-type="float" office:value="0.129502816733074" calcext:value-type="float">
            <text:p>0.1295028167330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6.6577758292298" calcext:value-type="float">
            <text:p>-26.6577758292298</text:p>
          </table:table-cell>
          <table:table-cell office:value-type="float" office:value="0.05" calcext:value-type="float">
            <text:p>0.05</text:p>
          </table:table-cell>
          <table:table-cell office:value-type="float" office:value="0.243457539111219" calcext:value-type="float">
            <text:p>0.2434575391112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7.1177982464136" calcext:value-type="float">
            <text:p>-57.1177982464136</text:p>
          </table:table-cell>
          <table:table-cell office:value-type="float" office:value="0.05" calcext:value-type="float">
            <text:p>0.05</text:p>
          </table:table-cell>
          <table:table-cell office:value-type="float" office:value="0.463966135916464" calcext:value-type="float">
            <text:p>0.463966135916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8.551170122727" calcext:value-type="float">
            <text:p>-108.551170122727</text:p>
          </table:table-cell>
          <table:table-cell office:value-type="float" office:value="0.05" calcext:value-type="float">
            <text:p>0.05</text:p>
          </table:table-cell>
          <table:table-cell office:value-type="float" office:value="0.851335189447229" calcext:value-type="float">
            <text:p>0.8513351894472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82.7597948361" calcext:value-type="float">
            <text:p>-182.7597948361</text:p>
          </table:table-cell>
          <table:table-cell office:value-type="float" office:value="0.05" calcext:value-type="float">
            <text:p>0.05</text:p>
          </table:table-cell>
          <table:table-cell office:value-type="float" office:value="1.41656190109491" calcext:value-type="float">
            <text:p>1.41656190109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76.545817234411" calcext:value-type="float">
            <text:p>-276.545817234411</text:p>
          </table:table-cell>
          <table:table-cell office:value-type="float" office:value="0.05" calcext:value-type="float">
            <text:p>0.05</text:p>
          </table:table-cell>
          <table:table-cell office:value-type="float" office:value="2.13618636966272" calcext:value-type="float">
            <text:p>2.136186369662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86.04402142077" calcext:value-type="float">
            <text:p>-386.04402142077</text:p>
          </table:table-cell>
          <table:table-cell office:value-type="float" office:value="0.05" calcext:value-type="float">
            <text:p>0.05</text:p>
          </table:table-cell>
          <table:table-cell office:value-type="float" office:value="2.98291518936077" calcext:value-type="float">
            <text:p>2.982915189360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07.138368645518" calcext:value-type="float">
            <text:p>-507.138368645518</text:p>
          </table:table-cell>
          <table:table-cell office:value-type="float" office:value="0.05" calcext:value-type="float">
            <text:p>0.05</text:p>
          </table:table-cell>
          <table:table-cell office:value-type="float" office:value="3.91678313073218" calcext:value-type="float">
            <text:p>3.916783130732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34.51680310554" calcext:value-type="float">
            <text:p>-634.51680310554</text:p>
          </table:table-cell>
          <table:table-cell office:value-type="float" office:value="0.05" calcext:value-type="float">
            <text:p>0.05</text:p>
          </table:table-cell>
          <table:table-cell office:value-type="float" office:value="4.89812262515838" calcext:value-type="float">
            <text:p>4.89812262515838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46:58.33173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9T16:22:34.953663809</dc:date>
    <meta:editing-duration>PT2H7M55S</meta:editing-duration>
    <meta:editing-cycles>21</meta:editing-cycles>
    <meta:generator>LibreOffice/5.3.6.1$Linux_X86_64 LibreOffice_project/30$Build-1</meta:generator>
    <meta:document-statistic meta:table-count="4" meta:cell-count="1865" meta:object-count="0"/>
  </office:meta>
</office:document-meta>
</file>